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valence_history_20210209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9689.5434416985" calcext:value-type="float">
            <text:p>29689.5434416985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8465.7040632391" calcext:value-type="float">
            <text:p>28465.7040632391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7298.4451054916" calcext:value-type="float">
            <text:p>27298.445105491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6261.7503317803" calcext:value-type="float">
            <text:p>26261.7503317803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5647.3549317775" calcext:value-type="float">
            <text:p>25647.3549317775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4993.1696055617" calcext:value-type="float">
            <text:p>24993.1696055617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4387.2190287045" calcext:value-type="float">
            <text:p>24387.219028704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4086.3785933364" calcext:value-type="float">
            <text:p>24086.3785933364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4178.0183578815" calcext:value-type="float">
            <text:p>24178.0183578815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4350.6918158605" calcext:value-type="float">
            <text:p>24350.6918158605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4491.2876719856" calcext:value-type="float">
            <text:p>24491.2876719856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4711.8902179694" calcext:value-type="float">
            <text:p>24711.8902179694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5067.9615313495" calcext:value-type="float">
            <text:p>25067.9615313495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5625.2200086125" calcext:value-type="float">
            <text:p>25625.2200086125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6137.081744148" calcext:value-type="float">
            <text:p>26137.081744148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6553.1862618718" calcext:value-type="float">
            <text:p>26553.1862618718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6953.496189447" calcext:value-type="float">
            <text:p>26953.496189447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7081.2901852136" calcext:value-type="float">
            <text:p>27081.2901852136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7390.541566058" calcext:value-type="float">
            <text:p>27390.541566058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7607.4986522217" calcext:value-type="float">
            <text:p>27607.4986522217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7750.3416608114" calcext:value-type="float">
            <text:p>27750.3416608114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8115.320476951" calcext:value-type="float">
            <text:p>28115.320476951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8312.9587246677" calcext:value-type="float">
            <text:p>28312.9587246677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8407.513782813" calcext:value-type="float">
            <text:p>28407.513782813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8415.5902153991" calcext:value-type="float">
            <text:p>28415.5902153991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8598.2943898702" calcext:value-type="float">
            <text:p>28598.2943898702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8650.126482893" calcext:value-type="float">
            <text:p>28650.126482893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8638.0596094259" calcext:value-type="float">
            <text:p>28638.0596094259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8339.2983761692" calcext:value-type="float">
            <text:p>28339.2983761692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8118.6164999871" calcext:value-type="float">
            <text:p>28118.6164999871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8094.4353497295" calcext:value-type="float">
            <text:p>28094.4353497295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7996.1947962459" calcext:value-type="float">
            <text:p>27996.194796245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7664.7303954104" calcext:value-type="float">
            <text:p>27664.7303954104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7237.1207508618" calcext:value-type="float">
            <text:p>27237.1207508618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6694.4208951435" calcext:value-type="float">
            <text:p>26694.4208951435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6271.6395197379" calcext:value-type="float">
            <text:p>26271.6395197379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5808.7496825545" calcext:value-type="float">
            <text:p>25808.7496825545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5363.1482480489" calcext:value-type="float">
            <text:p>25363.1482480489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4851.5324043672" calcext:value-type="float">
            <text:p>24851.5324043672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4460.5608867223" calcext:value-type="float">
            <text:p>24460.5608867223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4084.1084877824" calcext:value-type="float">
            <text:p>24084.1084877824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3388.088225698" calcext:value-type="float">
            <text:p>23388.088225698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2737.3731759515" calcext:value-type="float">
            <text:p>22737.3731759515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22213.3963862882" calcext:value-type="float">
            <text:p>22213.3963862882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21456.246309414" calcext:value-type="float">
            <text:p>21456.246309414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20746.1600736213" calcext:value-type="float">
            <text:p>20746.1600736213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20120.3543175623" calcext:value-type="float">
            <text:p>20120.354317562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9634.8973260227" calcext:value-type="float">
            <text:p>19634.8973260227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9094.3198175731" calcext:value-type="float">
            <text:p>19094.3198175731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8493.015496601" calcext:value-type="float">
            <text:p>18493.015496601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8042.5515226595" calcext:value-type="float">
            <text:p>18042.5515226595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7884.4798303116" calcext:value-type="float">
            <text:p>17884.4798303116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7724.849665501" calcext:value-type="float">
            <text:p>17724.849665501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7636.5260904975" calcext:value-type="float">
            <text:p>17636.5260904975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7527.1564788583" calcext:value-type="float">
            <text:p>17527.1564788583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7411.2016248822" calcext:value-type="float">
            <text:p>17411.2016248822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7656.7823533368" calcext:value-type="float">
            <text:p>17656.782353336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7985.3152903827" calcext:value-type="float">
            <text:p>17985.3152903827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8285.258556777" calcext:value-type="float">
            <text:p>18285.258556777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8789.4449522119" calcext:value-type="float">
            <text:p>18789.4449522119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9455.79524168" calcext:value-type="float">
            <text:p>19455.79524168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0044.7586543267" calcext:value-type="float">
            <text:p>20044.758654326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20675.6728400771" calcext:value-type="float">
            <text:p>20675.6728400771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21634.573426458" calcext:value-type="float">
            <text:p>21634.573426458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2543.4504425177" calcext:value-type="float">
            <text:p>22543.4504425177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3618.8634144704" calcext:value-type="float">
            <text:p>23618.8634144704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039.7114747224" calcext:value-type="float">
            <text:p>25039.7114747224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6676.9135147193" calcext:value-type="float">
            <text:p>26676.9135147193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8631.9810955312" calcext:value-type="float">
            <text:p>28631.9810955312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0718.1216346511" calcext:value-type="float">
            <text:p>30718.1216346511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2886.5737416309" calcext:value-type="float">
            <text:p>32886.5737416309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35668.5440258692" calcext:value-type="float">
            <text:p>35668.5440258692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38887.8161615289" calcext:value-type="float">
            <text:p>38887.8161615289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42762.7736306203" calcext:value-type="float">
            <text:p>42762.7736306203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47023.2785848256" calcext:value-type="float">
            <text:p>47023.2785848256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51885.1712430801" calcext:value-type="float">
            <text:p>51885.1712430801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57567.2699673538" calcext:value-type="float">
            <text:p>57567.2699673538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63706.9568797434" calcext:value-type="float">
            <text:p>63706.9568797434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70713.8487212023" calcext:value-type="float">
            <text:p>70713.8487212023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78450.6116629548" calcext:value-type="float">
            <text:p>78450.6116629548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87199.9083536116" calcext:value-type="float">
            <text:p>87199.9083536116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96275.1433709536" calcext:value-type="float">
            <text:p>96275.1433709536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06443.808522455" calcext:value-type="float">
            <text:p>106443.808522455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17621.391094936" calcext:value-type="float">
            <text:p>117621.391094936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29795.111997831" calcext:value-type="float">
            <text:p>129795.111997831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3592.146144412" calcext:value-type="float">
            <text:p>143592.146144412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57315.338889612" calcext:value-type="float">
            <text:p>157315.338889612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70568.050206868" calcext:value-type="float">
            <text:p>170568.050206868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82983.903360071" calcext:value-type="float">
            <text:p>182983.903360071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94892.936201089" calcext:value-type="float">
            <text:p>194892.936201089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06289.64579698" calcext:value-type="float">
            <text:p>206289.64579698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17919.712745474" calcext:value-type="float">
            <text:p>217919.712745474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28064.564764179" calcext:value-type="float">
            <text:p>228064.564764179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37404.771215572" calcext:value-type="float">
            <text:p>237404.771215572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45766.429899866" calcext:value-type="float">
            <text:p>245766.429899866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54058.772333218" calcext:value-type="float">
            <text:p>254058.772333218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62490.126032733" calcext:value-type="float">
            <text:p>262490.126032733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70528.043599058" calcext:value-type="float">
            <text:p>270528.043599058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77557.881754332" calcext:value-type="float">
            <text:p>277557.881754332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84823.790392843" calcext:value-type="float">
            <text:p>284823.79039284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91898.682480643" calcext:value-type="float">
            <text:p>291898.682480643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99650.527503463" calcext:value-type="float">
            <text:p>299650.527503463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07207.307440429" calcext:value-type="float">
            <text:p>307207.307440429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15690.901797076" calcext:value-type="float">
            <text:p>315690.901797076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25656.064932725" calcext:value-type="float">
            <text:p>325656.064932725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36824.210061269" calcext:value-type="float">
            <text:p>336824.21006126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48466.707446096" calcext:value-type="float">
            <text:p>348466.707446096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60956.358623828" calcext:value-type="float">
            <text:p>360956.358623828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73999.45485585" calcext:value-type="float">
            <text:p>373999.45485585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87266.603681431" calcext:value-type="float">
            <text:p>387266.603681431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401632.521821564" calcext:value-type="float">
            <text:p>401632.521821564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16130.428599195" calcext:value-type="float">
            <text:p>416130.428599195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31452.439292443" calcext:value-type="float">
            <text:p>431452.439292443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46615.005177104" calcext:value-type="float">
            <text:p>446615.005177104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63359.88939515" calcext:value-type="float">
            <text:p>463359.88939515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80070.931717691" calcext:value-type="float">
            <text:p>480070.931717691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96877.795733875" calcext:value-type="float">
            <text:p>496877.795733875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512462.549522907" calcext:value-type="float">
            <text:p>512462.549522907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526986.797994608" calcext:value-type="float">
            <text:p>526986.797994608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540563.363529935" calcext:value-type="float">
            <text:p>540563.363529935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553061.840073743" calcext:value-type="float">
            <text:p>553061.840073743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563721.045621432" calcext:value-type="float">
            <text:p>563721.04562143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572812.900831254" calcext:value-type="float">
            <text:p>572812.90083125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580170.099753387" calcext:value-type="float">
            <text:p>580170.099753387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586252.202552909" calcext:value-type="float">
            <text:p>586252.202552909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590917.119235125" calcext:value-type="float">
            <text:p>590917.119235125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593387.404501899" calcext:value-type="float">
            <text:p>593387.404501899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593209.212652884" calcext:value-type="float">
            <text:p>593209.212652884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590966.237286089" calcext:value-type="float">
            <text:p>590966.237286089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588106.911515452" calcext:value-type="float">
            <text:p>588106.911515452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584194.689764232" calcext:value-type="float">
            <text:p>584194.689764232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580014.24066561" calcext:value-type="float">
            <text:p>580014.24066561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575467.560173745" calcext:value-type="float">
            <text:p>575467.560173745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571185.18583699" calcext:value-type="float">
            <text:p>571185.18583699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567813.212011751" calcext:value-type="float">
            <text:p>567813.212011751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564346.10338156" calcext:value-type="float">
            <text:p>564346.10338156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559792.63209839" calcext:value-type="float">
            <text:p>559792.63209839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556215.361306741" calcext:value-type="float">
            <text:p>556215.361306741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552933.096158066" calcext:value-type="float">
            <text:p>552933.096158066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549391.023165713" calcext:value-type="float">
            <text:p>549391.023165713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546584.122719262" calcext:value-type="float">
            <text:p>546584.122719262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544037.642802373" calcext:value-type="float">
            <text:p>544037.642802373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540448.976546025" calcext:value-type="float">
            <text:p>540448.976546025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536561.843373548" calcext:value-type="float">
            <text:p>536561.843373548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531333.248885865" calcext:value-type="float">
            <text:p>531333.248885865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525239.250112307" calcext:value-type="float">
            <text:p>525239.250112307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517255.077331742" calcext:value-type="float">
            <text:p>517255.077331742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507405.155861584" calcext:value-type="float">
            <text:p>507405.155861584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495050.57470719" calcext:value-type="float">
            <text:p>495050.57470719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481760.730998871" calcext:value-type="float">
            <text:p>481760.730998871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467700.3141853" calcext:value-type="float">
            <text:p>467700.3141853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452594.4440881" calcext:value-type="float">
            <text:p>452594.4440881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436675.696920167" calcext:value-type="float">
            <text:p>436675.696920167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420574.168498463" calcext:value-type="float">
            <text:p>420574.168498463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405233.55055587" calcext:value-type="float">
            <text:p>405233.55055587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90242.640362231" calcext:value-type="float">
            <text:p>390242.640362231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75435.853649072" calcext:value-type="float">
            <text:p>375435.853649072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361388.222491931" calcext:value-type="float">
            <text:p>361388.222491931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348475.788875844" calcext:value-type="float">
            <text:p>348475.788875844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337222.876027015" calcext:value-type="float">
            <text:p>337222.876027015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327238.198908493" calcext:value-type="float">
            <text:p>327238.198908493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318469.542371165" calcext:value-type="float">
            <text:p>318469.542371165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310814.106440906" calcext:value-type="float">
            <text:p>310814.106440906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304952.153233349" calcext:value-type="float">
            <text:p>304952.153233349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300330.617809114" calcext:value-type="float">
            <text:p>300330.617809114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98373.421217367" calcext:value-type="float">
            <text:p>298373.421217367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98869.701160801" calcext:value-type="float">
            <text:p>298869.701160801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301670.207775353" calcext:value-type="float">
            <text:p>301670.207775353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305807.691857423" calcext:value-type="float">
            <text:p>305807.69185742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312832.082726385" calcext:value-type="float">
            <text:p>312832.082726385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322557.794994719" calcext:value-type="float">
            <text:p>322557.794994719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35231.42091241" calcext:value-type="float">
            <text:p>335231.42091241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49763.893395297" calcext:value-type="float">
            <text:p>349763.893395297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66389.826455015" calcext:value-type="float">
            <text:p>366389.826455015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84695.24502192" calcext:value-type="float">
            <text:p>384695.24502192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404860.507857185" calcext:value-type="float">
            <text:p>404860.507857185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426345.293427384" calcext:value-type="float">
            <text:p>426345.293427384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448299.642678253" calcext:value-type="float">
            <text:p>448299.642678253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71052.358754694" calcext:value-type="float">
            <text:p>471052.358754694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93702.989868899" calcext:value-type="float">
            <text:p>493702.989868899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517378.40630888" calcext:value-type="float">
            <text:p>517378.40630888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542243.374737495" calcext:value-type="float">
            <text:p>542243.374737495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67701.754874479" calcext:value-type="float">
            <text:p>567701.754874479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95077.245725575" calcext:value-type="float">
            <text:p>595077.245725575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622878.513446141" calcext:value-type="float">
            <text:p>622878.513446141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650452.67561605" calcext:value-type="float">
            <text:p>650452.67561605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677620.972646081" calcext:value-type="float">
            <text:p>677620.97264608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704165.62754707" calcext:value-type="float">
            <text:p>704165.62754707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728707.349339289" calcext:value-type="float">
            <text:p>728707.349339289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750698.381773818" calcext:value-type="float">
            <text:p>750698.381773818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769658.771030684" calcext:value-type="float">
            <text:p>769658.771030684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784622.338690637" calcext:value-type="float">
            <text:p>784622.338690637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795266.503947776" calcext:value-type="float">
            <text:p>795266.503947776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802544.05913129" calcext:value-type="float">
            <text:p>802544.05913129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805633.828828059" calcext:value-type="float">
            <text:p>805633.828828059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804507.02654135" calcext:value-type="float">
            <text:p>804507.02654135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798260.923860683" calcext:value-type="float">
            <text:p>798260.923860683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787601.617696943" calcext:value-type="float">
            <text:p>787601.61769694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773426.16048962" calcext:value-type="float">
            <text:p>773426.16048962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756780.49798268" calcext:value-type="float">
            <text:p>756780.49798268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737420.749255116" calcext:value-type="float">
            <text:p>737420.749255116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716239.714317599" calcext:value-type="float">
            <text:p>716239.714317599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692940.60169868" calcext:value-type="float">
            <text:p>692940.60169868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669275.977857312" calcext:value-type="float">
            <text:p>669275.977857312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645730.083989738" calcext:value-type="float">
            <text:p>645730.083989738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622445.960616357" calcext:value-type="float">
            <text:p>622445.960616357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599790.95378392" calcext:value-type="float">
            <text:p>599790.95378392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578180.185816667" calcext:value-type="float">
            <text:p>578180.185816667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557558.747279965" calcext:value-type="float">
            <text:p>557558.747279965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538384.062518105" calcext:value-type="float">
            <text:p>538384.062518105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520149.840884344" calcext:value-type="float">
            <text:p>520149.840884344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502311.245190167" calcext:value-type="float">
            <text:p>502311.245190167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484846.243935446" calcext:value-type="float">
            <text:p>484846.243935446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467309.966475352" calcext:value-type="float">
            <text:p>467309.96647535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449743.096269371" calcext:value-type="float">
            <text:p>449743.096269371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432652.12575537" calcext:value-type="float">
            <text:p>432652.12575537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415597.648849902" calcext:value-type="float">
            <text:p>415597.648849902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398788.520282504" calcext:value-type="float">
            <text:p>398788.520282504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382078.314416237" calcext:value-type="float">
            <text:p>382078.314416237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65690.21330329" calcext:value-type="float">
            <text:p>365690.2133032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350363.355571874" calcext:value-type="float">
            <text:p>350363.355571874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335246.420293282" calcext:value-type="float">
            <text:p>335246.420293282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321373.697866874" calcext:value-type="float">
            <text:p>321373.697866874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308731.47232799" calcext:value-type="float">
            <text:p>308731.47232799</text:p>
          </table:table-cell>
        </table:table-row>
      </table:table>
      <table:table table:name="p_from_i_UK" table:style-name="ta1">
        <table:table-column table:style-name="co1" table:default-cell-style-name="ce4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187" calcext:value-type="float">
            <text:p>2187</text:p>
          </table:table-cell>
          <table:table-cell office:value-type="float" office:value="66613.8281328438" calcext:value-type="float">
            <text:p>66613.8281328438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083" calcext:value-type="float">
            <text:p>2083</text:p>
          </table:table-cell>
          <table:table-cell office:value-type="float" office:value="61409.6506347007" calcext:value-type="float">
            <text:p>61409.6506347007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055" calcext:value-type="float">
            <text:p>2055</text:p>
          </table:table-cell>
          <table:table-cell office:value-type="float" office:value="56643.9691452134" calcext:value-type="float">
            <text:p>56643.9691452134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2058" calcext:value-type="float">
            <text:p>2058</text:p>
          </table:table-cell>
          <table:table-cell office:value-type="float" office:value="52362.8632322135" calcext:value-type="float">
            <text:p>52362.8632322135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216" calcext:value-type="float">
            <text:p>2216</text:p>
          </table:table-cell>
          <table:table-cell office:value-type="float" office:value="48705.6612428871" calcext:value-type="float">
            <text:p>48705.6612428871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286" calcext:value-type="float">
            <text:p>2286</text:p>
          </table:table-cell>
          <table:table-cell office:value-type="float" office:value="45552.6077722074" calcext:value-type="float">
            <text:p>45552.6077722074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349" calcext:value-type="float">
            <text:p>2349</text:p>
          </table:table-cell>
          <table:table-cell office:value-type="float" office:value="42871.244463357" calcext:value-type="float">
            <text:p>42871.244463357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267" calcext:value-type="float">
            <text:p>2267</text:p>
          </table:table-cell>
          <table:table-cell office:value-type="float" office:value="40451.1902561035" calcext:value-type="float">
            <text:p>40451.1902561035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281" calcext:value-type="float">
            <text:p>2281</text:p>
          </table:table-cell>
          <table:table-cell office:value-type="float" office:value="38359.8495962408" calcext:value-type="float">
            <text:p>38359.8495962408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215" calcext:value-type="float">
            <text:p>2215</text:p>
          </table:table-cell>
          <table:table-cell office:value-type="float" office:value="36487.257983571" calcext:value-type="float">
            <text:p>36487.257983571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2146" calcext:value-type="float">
            <text:p>2146</text:p>
          </table:table-cell>
          <table:table-cell office:value-type="float" office:value="34791.249712365" calcext:value-type="float">
            <text:p>34791.249712365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2105" calcext:value-type="float">
            <text:p>2105</text:p>
          </table:table-cell>
          <table:table-cell office:value-type="float" office:value="33287.718293103" calcext:value-type="float">
            <text:p>33287.718293103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092" calcext:value-type="float">
            <text:p>2092</text:p>
          </table:table-cell>
          <table:table-cell office:value-type="float" office:value="31959.6814816745" calcext:value-type="float">
            <text:p>31959.6814816745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095" calcext:value-type="float">
            <text:p>2095</text:p>
          </table:table-cell>
          <table:table-cell office:value-type="float" office:value="30820.2177167302" calcext:value-type="float">
            <text:p>30820.2177167302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726" calcext:value-type="float">
            <text:p>1726</text:p>
          </table:table-cell>
          <table:table-cell office:value-type="float" office:value="29458.7729743455" calcext:value-type="float">
            <text:p>29458.7729743455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645" calcext:value-type="float">
            <text:p>1645</text:p>
          </table:table-cell>
          <table:table-cell office:value-type="float" office:value="28160.1130874507" calcext:value-type="float">
            <text:p>28160.1130874507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434" calcext:value-type="float">
            <text:p>1434</text:p>
          </table:table-cell>
          <table:table-cell office:value-type="float" office:value="26782.1457829999" calcext:value-type="float">
            <text:p>26782.1457829999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397" calcext:value-type="float">
            <text:p>1397</text:p>
          </table:table-cell>
          <table:table-cell office:value-type="float" office:value="25489.668762514" calcext:value-type="float">
            <text:p>25489.668762514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406" calcext:value-type="float">
            <text:p>1406</text:p>
          </table:table-cell>
          <table:table-cell office:value-type="float" office:value="24331.2633384358" calcext:value-type="float">
            <text:p>24331.2633384358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427" calcext:value-type="float">
            <text:p>1427</text:p>
          </table:table-cell>
          <table:table-cell office:value-type="float" office:value="23313.4527568983" calcext:value-type="float">
            <text:p>23313.4527568983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472" calcext:value-type="float">
            <text:p>1472</text:p>
          </table:table-cell>
          <table:table-cell office:value-type="float" office:value="22457.9655689785" calcext:value-type="float">
            <text:p>22457.9655689785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352" calcext:value-type="float">
            <text:p>1352</text:p>
          </table:table-cell>
          <table:table-cell office:value-type="float" office:value="21607.1850539259" calcext:value-type="float">
            <text:p>21607.1850539259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304" calcext:value-type="float">
            <text:p>1304</text:p>
          </table:table-cell>
          <table:table-cell office:value-type="float" office:value="20811.4735835863" calcext:value-type="float">
            <text:p>20811.4735835863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642" calcext:value-type="float">
            <text:p>1642</text:p>
          </table:table-cell>
          <table:table-cell office:value-type="float" office:value="20432.4385316212" calcext:value-type="float">
            <text:p>20432.4385316212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499" calcext:value-type="float">
            <text:p>1499</text:p>
          </table:table-cell>
          <table:table-cell office:value-type="float" office:value="20001.662163296" calcext:value-type="float">
            <text:p>20001.662163296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444" calcext:value-type="float">
            <text:p>1444</text:p>
          </table:table-cell>
          <table:table-cell office:value-type="float" office:value="19584.5236562892" calcext:value-type="float">
            <text:p>19584.5236562892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663" calcext:value-type="float">
            <text:p>1663</text:p>
          </table:table-cell>
          <table:table-cell office:value-type="float" office:value="19448.9170203023" calcext:value-type="float">
            <text:p>19448.9170203023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897" calcext:value-type="float">
            <text:p>1897</text:p>
          </table:table-cell>
          <table:table-cell office:value-type="float" office:value="19603.5336472736" calcext:value-type="float">
            <text:p>19603.5336472736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967" calcext:value-type="float">
            <text:p>1967</text:p>
          </table:table-cell>
          <table:table-cell office:value-type="float" office:value="19864.2336796066" calcext:value-type="float">
            <text:p>19864.2336796066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899" calcext:value-type="float">
            <text:p>1899</text:p>
          </table:table-cell>
          <table:table-cell office:value-type="float" office:value="20081.8598256516" calcext:value-type="float">
            <text:p>20081.8598256516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949" calcext:value-type="float">
            <text:p>1949</text:p>
          </table:table-cell>
          <table:table-cell office:value-type="float" office:value="20367.8535432209" calcext:value-type="float">
            <text:p>20367.8535432209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011" calcext:value-type="float">
            <text:p>2011</text:p>
          </table:table-cell>
          <table:table-cell office:value-type="float" office:value="20716.7668471168" calcext:value-type="float">
            <text:p>20716.7668471168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182" calcext:value-type="float">
            <text:p>2182</text:p>
          </table:table-cell>
          <table:table-cell office:value-type="float" office:value="21228.4226847694" calcext:value-type="float">
            <text:p>21228.4226847694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109" calcext:value-type="float">
            <text:p>2109</text:p>
          </table:table-cell>
          <table:table-cell office:value-type="float" office:value="21651.296565555" calcext:value-type="float">
            <text:p>21651.296565555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045" calcext:value-type="float">
            <text:p>2045</text:p>
          </table:table-cell>
          <table:table-cell office:value-type="float" office:value="21984.3400655497" calcext:value-type="float">
            <text:p>21984.3400655497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075" calcext:value-type="float">
            <text:p>2075</text:p>
          </table:table-cell>
          <table:table-cell office:value-type="float" office:value="22320.0055821245" calcext:value-type="float">
            <text:p>22320.0055821245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819" calcext:value-type="float">
            <text:p>1819</text:p>
          </table:table-cell>
          <table:table-cell office:value-type="float" office:value="22370.8254348515" calcext:value-type="float">
            <text:p>22370.8254348515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956" calcext:value-type="float">
            <text:p>1956</text:p>
          </table:table-cell>
          <table:table-cell office:value-type="float" office:value="22533.8219079027" calcext:value-type="float">
            <text:p>22533.8219079027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16" calcext:value-type="float">
            <text:p>1916</text:p>
          </table:table-cell>
          <table:table-cell office:value-type="float" office:value="22632.9044426405" calcext:value-type="float">
            <text:p>22632.9044426405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908" calcext:value-type="float">
            <text:p>1908</text:p>
          </table:table-cell>
          <table:table-cell office:value-type="float" office:value="22705.0916539987" calcext:value-type="float">
            <text:p>22705.0916539987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151" calcext:value-type="float">
            <text:p>2151</text:p>
          </table:table-cell>
          <table:table-cell office:value-type="float" office:value="23004.4901862262" calcext:value-type="float">
            <text:p>23004.4901862262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003" calcext:value-type="float">
            <text:p>2003</text:p>
          </table:table-cell>
          <table:table-cell office:value-type="float" office:value="23141.2617994921" calcext:value-type="float">
            <text:p>23141.2617994921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60" calcext:value-type="float">
            <text:p>1960</text:p>
          </table:table-cell>
          <table:table-cell office:value-type="float" office:value="23219.5896824728" calcext:value-type="float">
            <text:p>23219.5896824728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922" calcext:value-type="float">
            <text:p>1922</text:p>
          </table:table-cell>
          <table:table-cell office:value-type="float" office:value="23245.1515742135" calcext:value-type="float">
            <text:p>23245.1515742135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135" calcext:value-type="float">
            <text:p>2135</text:p>
          </table:table-cell>
          <table:table-cell office:value-type="float" office:value="23479.4536533186" calcext:value-type="float">
            <text:p>23479.4536533186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026" calcext:value-type="float">
            <text:p>2026</text:p>
          </table:table-cell>
          <table:table-cell office:value-type="float" office:value="23594.1829937084" calcext:value-type="float">
            <text:p>23594.1829937084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945" calcext:value-type="float">
            <text:p>1945</text:p>
          </table:table-cell>
          <table:table-cell office:value-type="float" office:value="23620.0294740933" calcext:value-type="float">
            <text:p>23620.0294740933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644" calcext:value-type="float">
            <text:p>1644</text:p>
          </table:table-cell>
          <table:table-cell office:value-type="float" office:value="23333.3326692797" calcext:value-type="float">
            <text:p>23333.3326692797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800" calcext:value-type="float">
            <text:p>1800</text:p>
          </table:table-cell>
          <table:table-cell office:value-type="float" office:value="23193.5876247912" calcext:value-type="float">
            <text:p>23193.5876247912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005" calcext:value-type="float">
            <text:p>2005</text:p>
          </table:table-cell>
          <table:table-cell office:value-type="float" office:value="23255.6980875301" calcext:value-type="float">
            <text:p>23255.6980875301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916" calcext:value-type="float">
            <text:p>1916</text:p>
          </table:table-cell>
          <table:table-cell office:value-type="float" office:value="23228.7942455663" calcext:value-type="float">
            <text:p>23228.7942455663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678" calcext:value-type="float">
            <text:p>1678</text:p>
          </table:table-cell>
          <table:table-cell office:value-type="float" office:value="22968.4291684127" calcext:value-type="float">
            <text:p>22968.4291684127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598" calcext:value-type="float">
            <text:p>1598</text:p>
          </table:table-cell>
          <table:table-cell office:value-type="float" office:value="22632.0021539906" calcext:value-type="float">
            <text:p>22632.0021539906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448" calcext:value-type="float">
            <text:p>1448</text:p>
          </table:table-cell>
          <table:table-cell office:value-type="float" office:value="22144.7320312998" calcext:value-type="float">
            <text:p>22144.7320312998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80" calcext:value-type="float">
            <text:p>1480</text:p>
          </table:table-cell>
          <table:table-cell office:value-type="float" office:value="21706.4773087334" calcext:value-type="float">
            <text:p>21706.4773087334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428" calcext:value-type="float">
            <text:p>1428</text:p>
          </table:table-cell>
          <table:table-cell office:value-type="float" office:value="21236.9187204123" calcext:value-type="float">
            <text:p>21236.9187204123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459" calcext:value-type="float">
            <text:p>1459</text:p>
          </table:table-cell>
          <table:table-cell office:value-type="float" office:value="20817.8660909458" calcext:value-type="float">
            <text:p>20817.8660909458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367" calcext:value-type="float">
            <text:p>1367</text:p>
          </table:table-cell>
          <table:table-cell office:value-type="float" office:value="20330.848465844" calcext:value-type="float">
            <text:p>20330.848465844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426" calcext:value-type="float">
            <text:p>1426</text:p>
          </table:table-cell>
          <table:table-cell office:value-type="float" office:value="19934.0653800157" calcext:value-type="float">
            <text:p>19934.0653800157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418" calcext:value-type="float">
            <text:p>1418</text:p>
          </table:table-cell>
          <table:table-cell office:value-type="float" office:value="19565.6506424071" calcext:value-type="float">
            <text:p>19565.6506424071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045" calcext:value-type="float">
            <text:p>1045</text:p>
          </table:table-cell>
          <table:table-cell office:value-type="float" office:value="18857.8452182025" calcext:value-type="float">
            <text:p>18857.8452182025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078" calcext:value-type="float">
            <text:p>1078</text:p>
          </table:table-cell>
          <table:table-cell office:value-type="float" office:value="18217.5373619631" calcext:value-type="float">
            <text:p>18217.5373619631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65" calcext:value-type="float">
            <text:p>1165</text:p>
          </table:table-cell>
          <table:table-cell office:value-type="float" office:value="17700.362153457" calcext:value-type="float">
            <text:p>17700.362153457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940" calcext:value-type="float">
            <text:p>940</text:p>
          </table:table-cell>
          <table:table-cell office:value-type="float" office:value="17003.3959360043" calcext:value-type="float">
            <text:p>17003.3959360043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62" calcext:value-type="float">
            <text:p>962</text:p>
          </table:table-cell>
          <table:table-cell office:value-type="float" office:value="16374.8438634538" calcext:value-type="float">
            <text:p>16374.8438634538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035" calcext:value-type="float">
            <text:p>1035</text:p>
          </table:table-cell>
          <table:table-cell office:value-type="float" office:value="15865.8040891217" calcext:value-type="float">
            <text:p>15865.8040891217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129" calcext:value-type="float">
            <text:p>1129</text:p>
          </table:table-cell>
          <table:table-cell office:value-type="float" office:value="15504.9994982568" calcext:value-type="float">
            <text:p>15504.9994982568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049" calcext:value-type="float">
            <text:p>1049</text:p>
          </table:table-cell>
          <table:table-cell office:value-type="float" office:value="15107.2269721653" calcext:value-type="float">
            <text:p>15107.226972165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933" calcext:value-type="float">
            <text:p>933</text:p>
          </table:table-cell>
          <table:table-cell office:value-type="float" office:value="14638.0073238417" calcext:value-type="float">
            <text:p>14638.0073238417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041" calcext:value-type="float">
            <text:p>1041</text:p>
          </table:table-cell>
          <table:table-cell office:value-type="float" office:value="14317.9258335833" calcext:value-type="float">
            <text:p>14317.9258335833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307" calcext:value-type="float">
            <text:p>1307</text:p>
          </table:table-cell>
          <table:table-cell office:value-type="float" office:value="14297.3136806372" calcext:value-type="float">
            <text:p>14297.3136806372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263" calcext:value-type="float">
            <text:p>1263</text:p>
          </table:table-cell>
          <table:table-cell office:value-type="float" office:value="14271.6449325636" calcext:value-type="float">
            <text:p>14271.6449325636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309" calcext:value-type="float">
            <text:p>1309</text:p>
          </table:table-cell>
          <table:table-cell office:value-type="float" office:value="14320.6825200889" calcext:value-type="float">
            <text:p>14320.6825200889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228" calcext:value-type="float">
            <text:p>1228</text:p>
          </table:table-cell>
          <table:table-cell office:value-type="float" office:value="14309.9279681806" calcext:value-type="float">
            <text:p>14309.9279681806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224" calcext:value-type="float">
            <text:p>1224</text:p>
          </table:table-cell>
          <table:table-cell office:value-type="float" office:value="14304.1446321387" calcext:value-type="float">
            <text:p>14304.1446321387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561" calcext:value-type="float">
            <text:p>1561</text:p>
          </table:table-cell>
          <table:table-cell office:value-type="float" office:value="14647.8784665416" calcext:value-type="float">
            <text:p>14647.8784665416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593" calcext:value-type="float">
            <text:p>1593</text:p>
          </table:table-cell>
          <table:table-cell office:value-type="float" office:value="15030.1044654026" calcext:value-type="float">
            <text:p>15030.1044654026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570" calcext:value-type="float">
            <text:p>1570</text:p>
          </table:table-cell>
          <table:table-cell office:value-type="float" office:value="15392.9053993226" calcext:value-type="float">
            <text:p>15392.9053993226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739" calcext:value-type="float">
            <text:p>1739</text:p>
          </table:table-cell>
          <table:table-cell office:value-type="float" office:value="15909.436761905" calcext:value-type="float">
            <text:p>15909.436761905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936" calcext:value-type="float">
            <text:p>1936</text:p>
          </table:table-cell>
          <table:table-cell office:value-type="float" office:value="16600.7754879489" calcext:value-type="float">
            <text:p>16600.7754879489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872" calcext:value-type="float">
            <text:p>1872</text:p>
          </table:table-cell>
          <table:table-cell office:value-type="float" office:value="17205.8753293809" calcext:value-type="float">
            <text:p>17205.8753293809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903" calcext:value-type="float">
            <text:p>1903</text:p>
          </table:table-cell>
          <table:table-cell office:value-type="float" office:value="17814.8746524784" calcext:value-type="float">
            <text:p>17814.8746524784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210" calcext:value-type="float">
            <text:p>2210</text:p>
          </table:table-cell>
          <table:table-cell office:value-type="float" office:value="18693.5420905399" calcext:value-type="float">
            <text:p>18693.5420905399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2126" calcext:value-type="float">
            <text:p>2126</text:p>
          </table:table-cell>
          <table:table-cell office:value-type="float" office:value="19446.9684675845" calcext:value-type="float">
            <text:p>19446.9684675845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2330" calcext:value-type="float">
            <text:p>2330</text:p>
          </table:table-cell>
          <table:table-cell office:value-type="float" office:value="20352.4404797283" calcext:value-type="float">
            <text:p>20352.4404797283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664" calcext:value-type="float">
            <text:p>2664</text:p>
          </table:table-cell>
          <table:table-cell office:value-type="float" office:value="21537.2628976726" calcext:value-type="float">
            <text:p>21537.262897672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927" calcext:value-type="float">
            <text:p>2927</text:p>
          </table:table-cell>
          <table:table-cell office:value-type="float" office:value="22922.11181722" calcext:value-type="float">
            <text:p>22922.11181722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3257" calcext:value-type="float">
            <text:p>3257</text:p>
          </table:table-cell>
          <table:table-cell office:value-type="float" office:value="24567.6609716505" calcext:value-type="float">
            <text:p>24567.6609716505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3410" calcext:value-type="float">
            <text:p>3410</text:p>
          </table:table-cell>
          <table:table-cell office:value-type="float" office:value="26281.3591733544" calcext:value-type="float">
            <text:p>26281.3591733544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3501" calcext:value-type="float">
            <text:p>3501</text:p>
          </table:table-cell>
          <table:table-cell office:value-type="float" office:value="27989.5781187208" calcext:value-type="float">
            <text:p>27989.5781187208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4117" calcext:value-type="float">
            <text:p>4117</text:p>
          </table:table-cell>
          <table:table-cell office:value-type="float" office:value="30213.2210394347" calcext:value-type="float">
            <text:p>30213.2210394347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4557" calcext:value-type="float">
            <text:p>4557</text:p>
          </table:table-cell>
          <table:table-cell office:value-type="float" office:value="32753.4793084083" calcext:value-type="float">
            <text:p>32753.4793084083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5274" calcext:value-type="float">
            <text:p>5274</text:p>
          </table:table-cell>
          <table:table-cell office:value-type="float" office:value="35870.0752028289" calcext:value-type="float">
            <text:p>35870.075202828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672" calcext:value-type="float">
            <text:p>5672</text:p>
          </table:table-cell>
          <table:table-cell office:value-type="float" office:value="39230.8328786098" calcext:value-type="float">
            <text:p>39230.8328786098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6392" calcext:value-type="float">
            <text:p>6392</text:p>
          </table:table-cell>
          <table:table-cell office:value-type="float" office:value="43126.1671695318" calcext:value-type="float">
            <text:p>43126.1671695318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7299" calcext:value-type="float">
            <text:p>7299</text:p>
          </table:table-cell>
          <table:table-cell office:value-type="float" office:value="47714.9112159153" calcext:value-type="float">
            <text:p>47714.9112159153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959" calcext:value-type="float">
            <text:p>7959</text:p>
          </table:table-cell>
          <table:table-cell office:value-type="float" office:value="52718.308312605" calcext:value-type="float">
            <text:p>52718.308312605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9170" calcext:value-type="float">
            <text:p>9170</text:p>
          </table:table-cell>
          <table:table-cell office:value-type="float" office:value="58655.3758936555" calcext:value-type="float">
            <text:p>58655.3758936555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9965" calcext:value-type="float">
            <text:p>9965</text:p>
          </table:table-cell>
          <table:table-cell office:value-type="float" office:value="65070.5596438646" calcext:value-type="float">
            <text:p>65070.5596438646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356" calcext:value-type="float">
            <text:p>11356</text:p>
          </table:table-cell>
          <table:table-cell office:value-type="float" office:value="72508.8408213091" calcext:value-type="float">
            <text:p>72508.8408213091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1923" calcext:value-type="float">
            <text:p>11923</text:p>
          </table:table-cell>
          <table:table-cell office:value-type="float" office:value="80094.1245702804" calcext:value-type="float">
            <text:p>80094.1245702804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3368" calcext:value-type="float">
            <text:p>13368</text:p>
          </table:table-cell>
          <table:table-cell office:value-type="float" office:value="88660.1889092041" calcext:value-type="float">
            <text:p>88660.1889092041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5007" calcext:value-type="float">
            <text:p>15007</text:p>
          </table:table-cell>
          <table:table-cell office:value-type="float" office:value="98348.1391685683" calcext:value-type="float">
            <text:p>98348.1391685683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6546" calcext:value-type="float">
            <text:p>16546</text:p>
          </table:table-cell>
          <table:table-cell office:value-type="float" office:value="109005.048405108" calcext:value-type="float">
            <text:p>109005.048405108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8612" calcext:value-type="float">
            <text:p>18612</text:p>
          </table:table-cell>
          <table:table-cell office:value-type="float" office:value="121092.481318219" calcext:value-type="float">
            <text:p>121092.48131821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9179" calcext:value-type="float">
            <text:p>19179</text:p>
          </table:table-cell>
          <table:table-cell office:value-type="float" office:value="133032.833661303" calcext:value-type="float">
            <text:p>133032.833661303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9294" calcext:value-type="float">
            <text:p>19294</text:p>
          </table:table-cell>
          <table:table-cell office:value-type="float" office:value="144308.091946307" calcext:value-type="float">
            <text:p>144308.091946307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9070" calcext:value-type="float">
            <text:p>19070</text:p>
          </table:table-cell>
          <table:table-cell office:value-type="float" office:value="154522.13297297" calcext:value-type="float">
            <text:p>154522.13297297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9297" calcext:value-type="float">
            <text:p>19297</text:p>
          </table:table-cell>
          <table:table-cell office:value-type="float" office:value="164089.557934248" calcext:value-type="float">
            <text:p>164089.557934248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9667" calcext:value-type="float">
            <text:p>19667</text:p>
          </table:table-cell>
          <table:table-cell office:value-type="float" office:value="173148.885275224" calcext:value-type="float">
            <text:p>173148.885275224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0602" calcext:value-type="float">
            <text:p>20602</text:p>
          </table:table-cell>
          <table:table-cell office:value-type="float" office:value="182285.921377407" calcext:value-type="float">
            <text:p>182285.921377407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0094" calcext:value-type="float">
            <text:p>20094</text:p>
          </table:table-cell>
          <table:table-cell office:value-type="float" office:value="190078.037585981" calcext:value-type="float">
            <text:p>190078.037585981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0179" calcext:value-type="float">
            <text:p>20179</text:p>
          </table:table-cell>
          <table:table-cell office:value-type="float" office:value="197140.003620686" calcext:value-type="float">
            <text:p>197140.003620686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0086" calcext:value-type="float">
            <text:p>20086</text:p>
          </table:table-cell>
          <table:table-cell office:value-type="float" office:value="203345.035735492" calcext:value-type="float">
            <text:p>203345.035735492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0696" calcext:value-type="float">
            <text:p>20696</text:p>
          </table:table-cell>
          <table:table-cell office:value-type="float" office:value="209438.906462811" calcext:value-type="float">
            <text:p>209438.906462811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1415" calcext:value-type="float">
            <text:p>21415</text:p>
          </table:table-cell>
          <table:table-cell office:value-type="float" office:value="215581.274563158" calcext:value-type="float">
            <text:p>215581.274563158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1705" calcext:value-type="float">
            <text:p>21705</text:p>
          </table:table-cell>
          <table:table-cell office:value-type="float" office:value="221391.723579471" calcext:value-type="float">
            <text:p>221391.723579471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1302" calcext:value-type="float">
            <text:p>21302</text:p>
          </table:table-cell>
          <table:table-cell office:value-type="float" office:value="226213.240975029" calcext:value-type="float">
            <text:p>226213.240975029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2209" calcext:value-type="float">
            <text:p>22209</text:p>
          </table:table-cell>
          <table:table-cell office:value-type="float" office:value="231395.894962892" calcext:value-type="float">
            <text:p>231395.894962892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2532" calcext:value-type="float">
            <text:p>22532</text:p>
          </table:table-cell>
          <table:table-cell office:value-type="float" office:value="236393.290542881" calcext:value-type="float">
            <text:p>236393.290542881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3758" calcext:value-type="float">
            <text:p>23758</text:p>
          </table:table-cell>
          <table:table-cell office:value-type="float" office:value="242124.030120363" calcext:value-type="float">
            <text:p>242124.03012036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4133" calcext:value-type="float">
            <text:p>24133</text:p>
          </table:table-cell>
          <table:table-cell office:value-type="float" office:value="247761.157888499" calcext:value-type="float">
            <text:p>247761.157888499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5464" calcext:value-type="float">
            <text:p>25464</text:p>
          </table:table-cell>
          <table:table-cell office:value-type="float" office:value="254260.590179195" calcext:value-type="float">
            <text:p>254260.590179195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7424" calcext:value-type="float">
            <text:p>27424</text:p>
          </table:table-cell>
          <table:table-cell office:value-type="float" office:value="262256.920778958" calcext:value-type="float">
            <text:p>262256.920778958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8967" calcext:value-type="float">
            <text:p>28967</text:p>
          </table:table-cell>
          <table:table-cell office:value-type="float" office:value="271304.968907547" calcext:value-type="float">
            <text:p>271304.968907547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9922" calcext:value-type="float">
            <text:p>29922</text:p>
          </table:table-cell>
          <table:table-cell office:value-type="float" office:value="280771.052312064" calcext:value-type="float">
            <text:p>280771.052312064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1240" calcext:value-type="float">
            <text:p>31240</text:p>
          </table:table-cell>
          <table:table-cell office:value-type="float" office:value="290970.540450277" calcext:value-type="float">
            <text:p>290970.540450277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2422" calcext:value-type="float">
            <text:p>32422</text:p>
          </table:table-cell>
          <table:table-cell office:value-type="float" office:value="301697.96166692" calcext:value-type="float">
            <text:p>301697.96166692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3262" calcext:value-type="float">
            <text:p>33262</text:p>
          </table:table-cell>
          <table:table-cell office:value-type="float" office:value="312564.853912091" calcext:value-type="float">
            <text:p>312564.853912091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4883" calcext:value-type="float">
            <text:p>34883</text:p>
          </table:table-cell>
          <table:table-cell office:value-type="float" office:value="324284.575726722" calcext:value-type="float">
            <text:p>324284.575726722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5773" calcext:value-type="float">
            <text:p>35773</text:p>
          </table:table-cell>
          <table:table-cell office:value-type="float" office:value="336097.816137974" calcext:value-type="float">
            <text:p>336097.816137974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7391" calcext:value-type="float">
            <text:p>37391</text:p>
          </table:table-cell>
          <table:table-cell office:value-type="float" office:value="348663.810235236" calcext:value-type="float">
            <text:p>348663.810235236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8052" calcext:value-type="float">
            <text:p>38052</text:p>
          </table:table-cell>
          <table:table-cell office:value-type="float" office:value="360979.976116498" calcext:value-type="float">
            <text:p>360979.976116498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0549" calcext:value-type="float">
            <text:p>40549</text:p>
          </table:table-cell>
          <table:table-cell office:value-type="float" office:value="374846.577670335" calcext:value-type="float">
            <text:p>374846.577670335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1392" calcext:value-type="float">
            <text:p>41392</text:p>
          </table:table-cell>
          <table:table-cell office:value-type="float" office:value="388561.675367544" calcext:value-type="float">
            <text:p>388561.675367544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2649" calcext:value-type="float">
            <text:p>42649</text:p>
          </table:table-cell>
          <table:table-cell office:value-type="float" office:value="402532.309882615" calcext:value-type="float">
            <text:p>402532.309882615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2542" calcext:value-type="float">
            <text:p>42542</text:p>
          </table:table-cell>
          <table:table-cell office:value-type="float" office:value="415363.203082207" calcext:value-type="float">
            <text:p>415363.203082207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2495" calcext:value-type="float">
            <text:p>42495</text:p>
          </table:table-cell>
          <table:table-cell office:value-type="float" office:value="427091.029654162" calcext:value-type="float">
            <text:p>427091.029654162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2703" calcext:value-type="float">
            <text:p>42703</text:p>
          </table:table-cell>
          <table:table-cell office:value-type="float" office:value="437953.790095867" calcext:value-type="float">
            <text:p>437953.790095867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2825" calcext:value-type="float">
            <text:p>42825</text:p>
          </table:table-cell>
          <table:table-cell office:value-type="float" office:value="447881.531569706" calcext:value-type="float">
            <text:p>447881.531569706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2287" calcext:value-type="float">
            <text:p>42287</text:p>
          </table:table-cell>
          <table:table-cell office:value-type="float" office:value="456238.899536693" calcext:value-type="float">
            <text:p>456238.899536693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1919" calcext:value-type="float">
            <text:p>41919</text:p>
          </table:table-cell>
          <table:table-cell office:value-type="float" office:value="463284.160905591" calcext:value-type="float">
            <text:p>463284.160905591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1457" calcext:value-type="float">
            <text:p>41457</text:p>
          </table:table-cell>
          <table:table-cell office:value-type="float" office:value="468977.404009128" calcext:value-type="float">
            <text:p>468977.404009128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1325" calcext:value-type="float">
            <text:p>41325</text:p>
          </table:table-cell>
          <table:table-cell office:value-type="float" office:value="473736.040511204" calcext:value-type="float">
            <text:p>473736.04051120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1017" calcext:value-type="float">
            <text:p>41017</text:p>
          </table:table-cell>
          <table:table-cell office:value-type="float" office:value="477458.571675305" calcext:value-type="float">
            <text:p>477458.571675305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9691" calcext:value-type="float">
            <text:p>39691</text:p>
          </table:table-cell>
          <table:table-cell office:value-type="float" office:value="479218.667806734" calcext:value-type="float">
            <text:p>479218.667806734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8098" calcext:value-type="float">
            <text:p>38098</text:p>
          </table:table-cell>
          <table:table-cell office:value-type="float" office:value="478856.920782932" calcext:value-type="float">
            <text:p>478856.920782932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6668" calcext:value-type="float">
            <text:p>36668</text:p>
          </table:table-cell>
          <table:table-cell office:value-type="float" office:value="476661.323543863" calcext:value-type="float">
            <text:p>476661.323543863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36774" calcext:value-type="float">
            <text:p>36774</text:p>
          </table:table-cell>
          <table:table-cell office:value-type="float" office:value="474259.505407853" calcext:value-type="float">
            <text:p>474259.505407853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36146" calcext:value-type="float">
            <text:p>36146</text:p>
          </table:table-cell>
          <table:table-cell office:value-type="float" office:value="471059.421728464" calcext:value-type="float">
            <text:p>471059.421728464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36279" calcext:value-type="float">
            <text:p>36279</text:p>
          </table:table-cell>
          <table:table-cell office:value-type="float" office:value="467912.697423551" calcext:value-type="float">
            <text:p>467912.697423551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36240" calcext:value-type="float">
            <text:p>36240</text:p>
          </table:table-cell>
          <table:table-cell office:value-type="float" office:value="464764.257077489" calcext:value-type="float">
            <text:p>464764.257077489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6588" calcext:value-type="float">
            <text:p>36588</text:p>
          </table:table-cell>
          <table:table-cell office:value-type="float" office:value="462050.959226436" calcext:value-type="float">
            <text:p>462050.959226436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7301" calcext:value-type="float">
            <text:p>37301</text:p>
          </table:table-cell>
          <table:table-cell office:value-type="float" office:value="460176.466016006" calcext:value-type="float">
            <text:p>460176.466016006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7038" calcext:value-type="float">
            <text:p>37038</text:p>
          </table:table-cell>
          <table:table-cell office:value-type="float" office:value="458204.284546963" calcext:value-type="float">
            <text:p>458204.284546963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5782" calcext:value-type="float">
            <text:p>35782</text:p>
          </table:table-cell>
          <table:table-cell office:value-type="float" office:value="455161.649746322" calcext:value-type="float">
            <text:p>455161.649746322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6380" calcext:value-type="float">
            <text:p>36380</text:p>
          </table:table-cell>
          <table:table-cell office:value-type="float" office:value="452896.249299653" calcext:value-type="float">
            <text:p>452896.249299653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6360" calcext:value-type="float">
            <text:p>36360</text:p>
          </table:table-cell>
          <table:table-cell office:value-type="float" office:value="450801.202068142" calcext:value-type="float">
            <text:p>450801.202068142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5819" calcext:value-type="float">
            <text:p>35819</text:p>
          </table:table-cell>
          <table:table-cell office:value-type="float" office:value="448362.528752618" calcext:value-type="float">
            <text:p>448362.528752618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6129" calcext:value-type="float">
            <text:p>36129</text:p>
          </table:table-cell>
          <table:table-cell office:value-type="float" office:value="446408.787833523" calcext:value-type="float">
            <text:p>446408.787833523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6149" calcext:value-type="float">
            <text:p>36149</text:p>
          </table:table-cell>
          <table:table-cell office:value-type="float" office:value="444665.440880458" calcext:value-type="float">
            <text:p>444665.440880458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34977" calcext:value-type="float">
            <text:p>34977</text:p>
          </table:table-cell>
          <table:table-cell office:value-type="float" office:value="441914.870631106" calcext:value-type="float">
            <text:p>441914.870631106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34530" calcext:value-type="float">
            <text:p>34530</text:p>
          </table:table-cell>
          <table:table-cell office:value-type="float" office:value="438899.866765588" calcext:value-type="float">
            <text:p>438899.866765588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33186" calcext:value-type="float">
            <text:p>33186</text:p>
          </table:table-cell>
          <table:table-cell office:value-type="float" office:value="434686.520762785" calcext:value-type="float">
            <text:p>434686.520762785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32031" calcext:value-type="float">
            <text:p>32031</text:p>
          </table:table-cell>
          <table:table-cell office:value-type="float" office:value="429524.210881047" calcext:value-type="float">
            <text:p>429524.210881047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30001" calcext:value-type="float">
            <text:p>30001</text:p>
          </table:table-cell>
          <table:table-cell office:value-type="float" office:value="422560.805154007" calcext:value-type="float">
            <text:p>422560.805154007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7879" calcext:value-type="float">
            <text:p>27879</text:p>
          </table:table-cell>
          <table:table-cell office:value-type="float" office:value="413786.622445605" calcext:value-type="float">
            <text:p>413786.622445605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5415" calcext:value-type="float">
            <text:p>25415</text:p>
          </table:table-cell>
          <table:table-cell office:value-type="float" office:value="402927.573498307" calcext:value-type="float">
            <text:p>402927.573498307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4314" calcext:value-type="float">
            <text:p>24314</text:p>
          </table:table-cell>
          <table:table-cell office:value-type="float" office:value="391433.74718211" calcext:value-type="float">
            <text:p>391433.74718211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23323" calcext:value-type="float">
            <text:p>23323</text:p>
          </table:table-cell>
          <table:table-cell office:value-type="float" office:value="379525.846045627" calcext:value-type="float">
            <text:p>379525.846045627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21899" calcext:value-type="float">
            <text:p>21899</text:p>
          </table:table-cell>
          <table:table-cell office:value-type="float" office:value="366889.014593896" calcext:value-type="float">
            <text:p>366889.014593896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20680" calcext:value-type="float">
            <text:p>20680</text:p>
          </table:table-cell>
          <table:table-cell office:value-type="float" office:value="353813.526359408" calcext:value-type="float">
            <text:p>353813.526359408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20009" calcext:value-type="float">
            <text:p>20009</text:p>
          </table:table-cell>
          <table:table-cell office:value-type="float" office:value="340929.388597182" calcext:value-type="float">
            <text:p>340929.388597182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20117" calcext:value-type="float">
            <text:p>20117</text:p>
          </table:table-cell>
          <table:table-cell office:value-type="float" office:value="329073.866930862" calcext:value-type="float">
            <text:p>329073.866930862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9458" calcext:value-type="float">
            <text:p>19458</text:p>
          </table:table-cell>
          <table:table-cell office:value-type="float" office:value="317528.235692744" calcext:value-type="float">
            <text:p>317528.235692744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8505" calcext:value-type="float">
            <text:p>18505</text:p>
          </table:table-cell>
          <table:table-cell office:value-type="float" office:value="306038.573953004" calcext:value-type="float">
            <text:p>306038.573953004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8228" calcext:value-type="float">
            <text:p>18228</text:p>
          </table:table-cell>
          <table:table-cell office:value-type="float" office:value="295284.948280833" calcext:value-type="float">
            <text:p>295284.948280833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8119" calcext:value-type="float">
            <text:p>18119</text:p>
          </table:table-cell>
          <table:table-cell office:value-type="float" office:value="285419.78798213" calcext:value-type="float">
            <text:p>285419.78798213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8627" calcext:value-type="float">
            <text:p>18627</text:p>
          </table:table-cell>
          <table:table-cell office:value-type="float" office:value="277001.59136409" calcext:value-type="float">
            <text:p>277001.59136409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8779" calcext:value-type="float">
            <text:p>18779</text:p>
          </table:table-cell>
          <table:table-cell office:value-type="float" office:value="269657.132980466" calcext:value-type="float">
            <text:p>269657.132980466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8927" calcext:value-type="float">
            <text:p>18927</text:p>
          </table:table-cell>
          <table:table-cell office:value-type="float" office:value="263309.817297687" calcext:value-type="float">
            <text:p>263309.817297687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9149" calcext:value-type="float">
            <text:p>19149</text:p>
          </table:table-cell>
          <table:table-cell office:value-type="float" office:value="257973.110702439" calcext:value-type="float">
            <text:p>257973.110702439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9979" calcext:value-type="float">
            <text:p>19979</text:p>
          </table:table-cell>
          <table:table-cell office:value-type="float" office:value="254173.5515477" calcext:value-type="float">
            <text:p>254173.5515477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0343" calcext:value-type="float">
            <text:p>20343</text:p>
          </table:table-cell>
          <table:table-cell office:value-type="float" office:value="251358.391585221" calcext:value-type="float">
            <text:p>251358.391585221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2165" calcext:value-type="float">
            <text:p>22165</text:p>
          </table:table-cell>
          <table:table-cell office:value-type="float" office:value="250922.114458809" calcext:value-type="float">
            <text:p>250922.114458809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24054" calcext:value-type="float">
            <text:p>24054</text:p>
          </table:table-cell>
          <table:table-cell office:value-type="float" office:value="252856.098362579" calcext:value-type="float">
            <text:p>252856.098362579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5919" calcext:value-type="float">
            <text:p>25919</text:p>
          </table:table-cell>
          <table:table-cell office:value-type="float" office:value="256972.977586135" calcext:value-type="float">
            <text:p>256972.977586135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6717" calcext:value-type="float">
            <text:p>26717</text:p>
          </table:table-cell>
          <table:table-cell office:value-type="float" office:value="262086.678839583" calcext:value-type="float">
            <text:p>262086.678839583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9269" calcext:value-type="float">
            <text:p>29269</text:p>
          </table:table-cell>
          <table:table-cell office:value-type="float" office:value="269818.300630861" calcext:value-type="float">
            <text:p>269818.300630861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31915" calcext:value-type="float">
            <text:p>31915</text:p>
          </table:table-cell>
          <table:table-cell office:value-type="float" office:value="280095.695868442" calcext:value-type="float">
            <text:p>280095.695868442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34797" calcext:value-type="float">
            <text:p>34797</text:p>
          </table:table-cell>
          <table:table-cell office:value-type="float" office:value="293005.91164457" calcext:value-type="float">
            <text:p>293005.91164457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36733" calcext:value-type="float">
            <text:p>36733</text:p>
          </table:table-cell>
          <table:table-cell office:value-type="float" office:value="307459.253464664" calcext:value-type="float">
            <text:p>307459.253464664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9285" calcext:value-type="float">
            <text:p>39285</text:p>
          </table:table-cell>
          <table:table-cell office:value-type="float" office:value="323872.649979175" calcext:value-type="float">
            <text:p>323872.649979175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41337" calcext:value-type="float">
            <text:p>41337</text:p>
          </table:table-cell>
          <table:table-cell office:value-type="float" office:value="341591.4131696" calcext:value-type="float">
            <text:p>341591.4131696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43683" calcext:value-type="float">
            <text:p>43683</text:p>
          </table:table-cell>
          <table:table-cell office:value-type="float" office:value="360733.707816349" calcext:value-type="float">
            <text:p>360733.707816349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45995" calcext:value-type="float">
            <text:p>45995</text:p>
          </table:table-cell>
          <table:table-cell office:value-type="float" office:value="381127.2515287" calcext:value-type="float">
            <text:p>381127.2515287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47498" calcext:value-type="float">
            <text:p>47498</text:p>
          </table:table-cell>
          <table:table-cell office:value-type="float" office:value="401815.96524885" calcext:value-type="float">
            <text:p>401815.96524885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49311" calcext:value-type="float">
            <text:p>49311</text:p>
          </table:table-cell>
          <table:table-cell office:value-type="float" office:value="422984.924114247" calcext:value-type="float">
            <text:p>422984.924114247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50274" calcext:value-type="float">
            <text:p>50274</text:p>
          </table:table-cell>
          <table:table-cell office:value-type="float" office:value="443642.936906394" calcext:value-type="float">
            <text:p>443642.936906394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52859" calcext:value-type="float">
            <text:p>52859</text:p>
          </table:table-cell>
          <table:table-cell office:value-type="float" office:value="465329.203700331" calcext:value-type="float">
            <text:p>465329.203700331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55598" calcext:value-type="float">
            <text:p>55598</text:p>
          </table:table-cell>
          <table:table-cell office:value-type="float" office:value="488149.769779257" calcext:value-type="float">
            <text:p>488149.769779257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57756" calcext:value-type="float">
            <text:p>57756</text:p>
          </table:table-cell>
          <table:table-cell office:value-type="float" office:value="511462.434430401" calcext:value-type="float">
            <text:p>511462.434430401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61458" calcext:value-type="float">
            <text:p>61458</text:p>
          </table:table-cell>
          <table:table-cell office:value-type="float" office:value="536741.128917873" calcext:value-type="float">
            <text:p>536741.128917873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63560" calcext:value-type="float">
            <text:p>63560</text:p>
          </table:table-cell>
          <table:table-cell office:value-type="float" office:value="562308.17009121" calcext:value-type="float">
            <text:p>562308.17009121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64923" calcext:value-type="float">
            <text:p>64923</text:p>
          </table:table-cell>
          <table:table-cell office:value-type="float" office:value="587373.659707927" calcext:value-type="float">
            <text:p>587373.659707927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65973" calcext:value-type="float">
            <text:p>65973</text:p>
          </table:table-cell>
          <table:table-cell office:value-type="float" office:value="611567.603482944" calcext:value-type="float">
            <text:p>611567.603482944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66736" calcext:value-type="float">
            <text:p>66736</text:p>
          </table:table-cell>
          <table:table-cell office:value-type="float" office:value="634545.344908603" calcext:value-type="float">
            <text:p>634545.344908603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66496" calcext:value-type="float">
            <text:p>66496</text:p>
          </table:table-cell>
          <table:table-cell office:value-type="float" office:value="655288.938184131" calcext:value-type="float">
            <text:p>655288.93818413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65461" calcext:value-type="float">
            <text:p>65461</text:p>
          </table:table-cell>
          <table:table-cell office:value-type="float" office:value="673012.433718102" calcext:value-type="float">
            <text:p>673012.433718102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64074" calcext:value-type="float">
            <text:p>64074</text:p>
          </table:table-cell>
          <table:table-cell office:value-type="float" office:value="687440.086246233" calcext:value-type="float">
            <text:p>687440.086246233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61864" calcext:value-type="float">
            <text:p>61864</text:p>
          </table:table-cell>
          <table:table-cell office:value-type="float" office:value="697863.007343243" calcext:value-type="float">
            <text:p>697863.00734324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59346" calcext:value-type="float">
            <text:p>59346</text:p>
          </table:table-cell>
          <table:table-cell office:value-type="float" office:value="704132.547949692" calcext:value-type="float">
            <text:p>704132.547949692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57798" calcext:value-type="float">
            <text:p>57798</text:p>
          </table:table-cell>
          <table:table-cell office:value-type="float" office:value="707412.590039593" calcext:value-type="float">
            <text:p>707412.590039593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55387" calcext:value-type="float">
            <text:p>55387</text:p>
          </table:table-cell>
          <table:table-cell office:value-type="float" office:value="707094.690570566" calcext:value-type="float">
            <text:p>707094.690570566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52706" calcext:value-type="float">
            <text:p>52706</text:p>
          </table:table-cell>
          <table:table-cell office:value-type="float" office:value="703133.750496232" calcext:value-type="float">
            <text:p>703133.750496232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9020" calcext:value-type="float">
            <text:p>49020</text:p>
          </table:table-cell>
          <table:table-cell office:value-type="float" office:value="694799.520455279" calcext:value-type="float">
            <text:p>694799.520455279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45523" calcext:value-type="float">
            <text:p>45523</text:p>
          </table:table-cell>
          <table:table-cell office:value-type="float" office:value="682570.325110907" calcext:value-type="float">
            <text:p>682570.325110907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42999" calcext:value-type="float">
            <text:p>42999</text:p>
          </table:table-cell>
          <table:table-cell office:value-type="float" office:value="667746.651311849" calcext:value-type="float">
            <text:p>667746.65131184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41050" calcext:value-type="float">
            <text:p>41050</text:p>
          </table:table-cell>
          <table:table-cell office:value-type="float" office:value="651165.496985074" calcext:value-type="float">
            <text:p>651165.496985074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8470" calcext:value-type="float">
            <text:p>38470</text:p>
          </table:table-cell>
          <table:table-cell office:value-type="float" office:value="632484.187028873" calcext:value-type="float">
            <text:p>632484.187028873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6430" calcext:value-type="float">
            <text:p>36430</text:p>
          </table:table-cell>
          <table:table-cell office:value-type="float" office:value="612498.682238513" calcext:value-type="float">
            <text:p>612498.682238513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33903" calcext:value-type="float">
            <text:p>33903</text:p>
          </table:table-cell>
          <table:table-cell office:value-type="float" office:value="590976.746454453" calcext:value-type="float">
            <text:p>590976.746454453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32663" calcext:value-type="float">
            <text:p>32663</text:p>
          </table:table-cell>
          <table:table-cell office:value-type="float" office:value="569390.855142153" calcext:value-type="float">
            <text:p>569390.855142153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31836" calcext:value-type="float">
            <text:p>31836</text:p>
          </table:table-cell>
          <table:table-cell office:value-type="float" office:value="548337.097256929" calcext:value-type="float">
            <text:p>548337.097256929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30819" calcext:value-type="float">
            <text:p>30819</text:p>
          </table:table-cell>
          <table:table-cell office:value-type="float" office:value="527746.702283152" calcext:value-type="float">
            <text:p>527746.702283152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9993" calcext:value-type="float">
            <text:p>29993</text:p>
          </table:table-cell>
          <table:table-cell office:value-type="float" office:value="507896.636319047" calcext:value-type="float">
            <text:p>507896.636319047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9296" calcext:value-type="float">
            <text:p>29296</text:p>
          </table:table-cell>
          <table:table-cell office:value-type="float" office:value="488981.341989236" calcext:value-type="float">
            <text:p>488981.341989236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8705" calcext:value-type="float">
            <text:p>28705</text:p>
          </table:table-cell>
          <table:table-cell office:value-type="float" office:value="471110.972206362" calcext:value-type="float">
            <text:p>471110.972206362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8262" calcext:value-type="float">
            <text:p>28262</text:p>
          </table:table-cell>
          <table:table-cell office:value-type="float" office:value="454437.692903522" calcext:value-type="float">
            <text:p>454437.692903522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7391" calcext:value-type="float">
            <text:p>27391</text:p>
          </table:table-cell>
          <table:table-cell office:value-type="float" office:value="438455.633567665" calcext:value-type="float">
            <text:p>438455.633567665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6080" calcext:value-type="float">
            <text:p>26080</text:p>
          </table:table-cell>
          <table:table-cell office:value-type="float" office:value="422670.316273289" calcext:value-type="float">
            <text:p>422670.316273289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4781" calcext:value-type="float">
            <text:p>24781</text:p>
          </table:table-cell>
          <table:table-cell office:value-type="float" office:value="407051.406666151" calcext:value-type="float">
            <text:p>407051.406666151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3236" calcext:value-type="float">
            <text:p>23236</text:p>
          </table:table-cell>
          <table:table-cell office:value-type="float" office:value="391264.941337244" calcext:value-type="float">
            <text:p>391264.941337244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21955" calcext:value-type="float">
            <text:p>21955</text:p>
          </table:table-cell>
          <table:table-cell office:value-type="float" office:value="375573.380664096" calcext:value-type="float">
            <text:p>375573.380664096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21125" calcext:value-type="float">
            <text:p>21125</text:p>
          </table:table-cell>
          <table:table-cell office:value-type="float" office:value="360411.187252352" calcext:value-type="float">
            <text:p>360411.18725235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20027" calcext:value-type="float">
            <text:p>20027</text:p>
          </table:table-cell>
          <table:table-cell office:value-type="float" office:value="345487.739235169" calcext:value-type="float">
            <text:p>345487.739235169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9121" calcext:value-type="float">
            <text:p>19121</text:p>
          </table:table-cell>
          <table:table-cell office:value-type="float" office:value="330972.113163692" calcext:value-type="float">
            <text:p>330972.113163692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7993" calcext:value-type="float">
            <text:p>17993</text:p>
          </table:table-cell>
          <table:table-cell office:value-type="float" office:value="316636.167475817" calcext:value-type="float">
            <text:p>316636.167475817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7194" calcext:value-type="float">
            <text:p>17194</text:p>
          </table:table-cell>
          <table:table-cell office:value-type="float" office:value="302795.451029042" calcext:value-type="float">
            <text:p>302795.451029042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6923" calcext:value-type="float">
            <text:p>16923</text:p>
          </table:table-cell>
          <table:table-cell office:value-type="float" office:value="289953.683879222" calcext:value-type="float">
            <text:p>289953.683879222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5927" calcext:value-type="float">
            <text:p>15927</text:p>
          </table:table-cell>
          <table:table-cell office:value-type="float" office:value="277368.15457477" calcext:value-type="float">
            <text:p>277368.15457477</text:p>
          </table:table-cell>
        </table:table-row>
      </table:table>
      <table:table table:name="Sheet3" table:style-name="ta1">
        <table:shapes>
          <draw:frame draw:z-index="0" draw:style-name="gr1" draw:text-style-name="P1" svg:width="15.997cm" svg:height="9.005cm" svg:x="15.98cm" svg:y="0.504cm">
            <draw:object draw:notify-on-update-of-ranges="Sheet3.A2:Sheet3.A243 Sheet3.B1:Sheet3.B1 Sheet3.B2:Sheet3.B243 Sheet3.C1:Sheet3.C1 Sheet3.C2:Sheet3.C2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5.971cm" svg:y="10.465cm">
            <draw:object draw:notify-on-update-of-ranges="Sheet3.A2:Sheet3.A243 Sheet3.B1:Sheet3.B1 Sheet3.B2:Sheet3.B243 Sheet3.C1:Sheet3.C1 Sheet3.C2:Sheet3.C2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5.932cm" svg:y="21.2cm">
            <draw:object draw:notify-on-update-of-ranges="Sheet3.A2:Sheet3.A243 Sheet3.D20:Sheet3.D243 Sheet3.E20:Sheet3.E243 Sheet3.F20:Sheet3.F2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table:formula="of:=[$prevalence_history_20210209.A1]" office:value-type="string" office:string-value="date" calcext:value-type="string">
            <text:p>date</text:p>
          </table:table-cell>
          <table:table-cell table:formula="of:=[$prevalence_history_20210209.B1]" office:value-type="string" office:string-value="active_cases" calcext:value-type="string">
            <text:p>active_cases</text:p>
          </table:table-cell>
          <table:table-cell table:number-columns-repeated="2"/>
        </table:table-row>
        <table:table-row table:style-name="ro1">
          <table:table-cell table:formula="of:=VALUE([$p_from_i_UK.A1])+3" office:value-type="date" office:date-value="2020-06-13" calcext:value-type="date">
            <text:p>13/06/20</text:p>
          </table:table-cell>
          <table:table-cell/>
          <table:table-cell table:formula="of:=[$p_from_i_UK.C1]" office:value-type="float" office:value="66613.8281328438" calcext:value-type="float">
            <text:p>66613.8281328438</text:p>
          </table:table-cell>
          <table:table-cell/>
        </table:table-row>
        <table:table-row table:style-name="ro1">
          <table:table-cell table:formula="of:=VALUE([$p_from_i_UK.A2])+3" office:value-type="date" office:date-value="2020-06-14" calcext:value-type="date">
            <text:p>14/06/20</text:p>
          </table:table-cell>
          <table:table-cell/>
          <table:table-cell table:formula="of:=[$p_from_i_UK.C2]" office:value-type="float" office:value="61409.6506347007" calcext:value-type="float">
            <text:p>61409.6506347007</text:p>
          </table:table-cell>
          <table:table-cell/>
        </table:table-row>
        <table:table-row table:style-name="ro1">
          <table:table-cell table:formula="of:=VALUE([$p_from_i_UK.A3])+3" office:value-type="date" office:date-value="2020-06-15" calcext:value-type="date">
            <text:p>15/06/20</text:p>
          </table:table-cell>
          <table:table-cell/>
          <table:table-cell table:formula="of:=[$p_from_i_UK.C3]" office:value-type="float" office:value="56643.9691452134" calcext:value-type="float">
            <text:p>56643.9691452134</text:p>
          </table:table-cell>
          <table:table-cell/>
        </table:table-row>
        <table:table-row table:style-name="ro1">
          <table:table-cell table:formula="of:=VALUE([$p_from_i_UK.A4])+3" office:value-type="date" office:date-value="2020-06-16" calcext:value-type="date">
            <text:p>16/06/20</text:p>
          </table:table-cell>
          <table:table-cell/>
          <table:table-cell table:formula="of:=[$p_from_i_UK.C4]" office:value-type="float" office:value="52362.8632322135" calcext:value-type="float">
            <text:p>52362.8632322135</text:p>
          </table:table-cell>
          <table:table-cell/>
        </table:table-row>
        <table:table-row table:style-name="ro1">
          <table:table-cell table:formula="of:=VALUE([$p_from_i_UK.A5])+3" office:value-type="date" office:date-value="2020-06-17" calcext:value-type="date">
            <text:p>17/06/20</text:p>
          </table:table-cell>
          <table:table-cell/>
          <table:table-cell table:formula="of:=[$p_from_i_UK.C5]" office:value-type="float" office:value="48705.6612428871" calcext:value-type="float">
            <text:p>48705.6612428871</text:p>
          </table:table-cell>
          <table:table-cell/>
        </table:table-row>
        <table:table-row table:style-name="ro1">
          <table:table-cell table:formula="of:=VALUE([$p_from_i_UK.A6])+3" office:value-type="date" office:date-value="2020-06-18" calcext:value-type="date">
            <text:p>18/06/20</text:p>
          </table:table-cell>
          <table:table-cell/>
          <table:table-cell table:formula="of:=[$p_from_i_UK.C6]" office:value-type="float" office:value="45552.6077722074" calcext:value-type="float">
            <text:p>45552.6077722074</text:p>
          </table:table-cell>
          <table:table-cell/>
        </table:table-row>
        <table:table-row table:style-name="ro1">
          <table:table-cell table:formula="of:=VALUE([$p_from_i_UK.A7])+3" office:value-type="date" office:date-value="2020-06-19" calcext:value-type="date">
            <text:p>19/06/20</text:p>
          </table:table-cell>
          <table:table-cell/>
          <table:table-cell table:formula="of:=[$p_from_i_UK.C7]" office:value-type="float" office:value="42871.244463357" calcext:value-type="float">
            <text:p>42871.244463357</text:p>
          </table:table-cell>
          <table:table-cell/>
        </table:table-row>
        <table:table-row table:style-name="ro1">
          <table:table-cell table:formula="of:=VALUE([$p_from_i_UK.A8])+3" office:value-type="date" office:date-value="2020-06-20" calcext:value-type="date">
            <text:p>20/06/20</text:p>
          </table:table-cell>
          <table:table-cell/>
          <table:table-cell table:formula="of:=[$p_from_i_UK.C8]" office:value-type="float" office:value="40451.1902561035" calcext:value-type="float">
            <text:p>40451.1902561035</text:p>
          </table:table-cell>
          <table:table-cell/>
        </table:table-row>
        <table:table-row table:style-name="ro1">
          <table:table-cell table:formula="of:=VALUE([$p_from_i_UK.A9])+3" office:value-type="date" office:date-value="2020-06-21" calcext:value-type="date">
            <text:p>21/06/20</text:p>
          </table:table-cell>
          <table:table-cell/>
          <table:table-cell table:formula="of:=[$p_from_i_UK.C9]" office:value-type="float" office:value="38359.8495962408" calcext:value-type="float">
            <text:p>38359.8495962408</text:p>
          </table:table-cell>
          <table:table-cell/>
        </table:table-row>
        <table:table-row table:style-name="ro1">
          <table:table-cell table:formula="of:=VALUE([$p_from_i_UK.A10])+3" office:value-type="date" office:date-value="2020-06-22" calcext:value-type="date">
            <text:p>22/06/20</text:p>
          </table:table-cell>
          <table:table-cell/>
          <table:table-cell table:formula="of:=[$p_from_i_UK.C10]" office:value-type="float" office:value="36487.257983571" calcext:value-type="float">
            <text:p>36487.257983571</text:p>
          </table:table-cell>
          <table:table-cell/>
        </table:table-row>
        <table:table-row table:style-name="ro1">
          <table:table-cell table:formula="of:=VALUE([$p_from_i_UK.A11])+3" office:value-type="date" office:date-value="2020-06-23" calcext:value-type="date">
            <text:p>23/06/20</text:p>
          </table:table-cell>
          <table:table-cell/>
          <table:table-cell table:formula="of:=[$p_from_i_UK.C11]" office:value-type="float" office:value="34791.249712365" calcext:value-type="float">
            <text:p>34791.249712365</text:p>
          </table:table-cell>
          <table:table-cell/>
        </table:table-row>
        <table:table-row table:style-name="ro1">
          <table:table-cell table:formula="of:=VALUE([$p_from_i_UK.A12])+3" office:value-type="date" office:date-value="2020-06-24" calcext:value-type="date">
            <text:p>24/06/20</text:p>
          </table:table-cell>
          <table:table-cell/>
          <table:table-cell table:formula="of:=[$p_from_i_UK.C12]" office:value-type="float" office:value="33287.718293103" calcext:value-type="float">
            <text:p>33287.718293103</text:p>
          </table:table-cell>
          <table:table-cell/>
        </table:table-row>
        <table:table-row table:style-name="ro1">
          <table:table-cell table:formula="of:=VALUE([$p_from_i_UK.A13])+3" office:value-type="date" office:date-value="2020-06-25" calcext:value-type="date">
            <text:p>25/06/20</text:p>
          </table:table-cell>
          <table:table-cell/>
          <table:table-cell table:formula="of:=[$p_from_i_UK.C13]" office:value-type="float" office:value="31959.6814816745" calcext:value-type="float">
            <text:p>31959.6814816745</text:p>
          </table:table-cell>
          <table:table-cell/>
        </table:table-row>
        <table:table-row table:style-name="ro1">
          <table:table-cell table:formula="of:=VALUE([$p_from_i_UK.A14])+3" office:value-type="date" office:date-value="2020-06-26" calcext:value-type="date">
            <text:p>26/06/20</text:p>
          </table:table-cell>
          <table:table-cell/>
          <table:table-cell table:formula="of:=[$p_from_i_UK.C14]" office:value-type="float" office:value="30820.2177167302" calcext:value-type="float">
            <text:p>30820.2177167302</text:p>
          </table:table-cell>
          <table:table-cell/>
        </table:table-row>
        <table:table-row table:style-name="ro1">
          <table:table-cell table:formula="of:=VALUE([$p_from_i_UK.A15])+3" office:value-type="date" office:date-value="2020-06-27" calcext:value-type="date">
            <text:p>27/06/20</text:p>
          </table:table-cell>
          <table:table-cell/>
          <table:table-cell table:formula="of:=[$p_from_i_UK.C15]" office:value-type="float" office:value="29458.7729743455" calcext:value-type="float">
            <text:p>29458.7729743455</text:p>
          </table:table-cell>
          <table:table-cell/>
        </table:table-row>
        <table:table-row table:style-name="ro1">
          <table:table-cell table:formula="of:=VALUE([$p_from_i_UK.A16])+3" office:value-type="date" office:date-value="2020-06-28" calcext:value-type="date">
            <text:p>28/06/20</text:p>
          </table:table-cell>
          <table:table-cell/>
          <table:table-cell table:formula="of:=[$p_from_i_UK.C16]" office:value-type="float" office:value="28160.1130874507" calcext:value-type="float">
            <text:p>28160.1130874507</text:p>
          </table:table-cell>
          <table:table-cell/>
        </table:table-row>
        <table:table-row table:style-name="ro1">
          <table:table-cell table:formula="of:=VALUE([$p_from_i_UK.A17])+3" office:value-type="date" office:date-value="2020-06-29" calcext:value-type="date">
            <text:p>29/06/20</text:p>
          </table:table-cell>
          <table:table-cell/>
          <table:table-cell table:formula="of:=[$p_from_i_UK.C17]" office:value-type="float" office:value="26782.1457829999" calcext:value-type="float">
            <text:p>26782.1457829999</text:p>
          </table:table-cell>
          <table:table-cell/>
        </table:table-row>
        <table:table-row table:style-name="ro1">
          <table:table-cell table:formula="of:=VALUE([$p_from_i_UK.A18])+3" office:value-type="date" office:date-value="2020-06-30" calcext:value-type="date">
            <text:p>30/06/20</text:p>
          </table:table-cell>
          <table:table-cell/>
          <table:table-cell table:formula="of:=[$p_from_i_UK.C18]" office:value-type="float" office:value="25489.668762514" calcext:value-type="float">
            <text:p>25489.668762514</text:p>
          </table:table-cell>
          <table:table-cell/>
        </table:table-row>
        <table:table-row table:style-name="ro1">
          <table:table-cell table:formula="of:=VALUE([$prevalence_history_20210209.A2])" office:value-type="date" office:date-value="2020-07-01" calcext:value-type="date">
            <text:p>01/07/20</text:p>
          </table:table-cell>
          <table:table-cell table:formula="of:=[$prevalence_history_20210209.B2]" office:value-type="float" office:value="29689.5434416985" calcext:value-type="float">
            <text:p>29689.5434416985</text:p>
          </table:table-cell>
          <table:table-cell table:formula="of:=[$p_from_i_UK.C19]" office:value-type="float" office:value="24331.2633384358" calcext:value-type="float">
            <text:p>24331.2633384358</text:p>
          </table:table-cell>
          <table:table-cell table:formula="of:=[.C20]/[.B20]" office:value-type="float" office:value="0.81952298748599" calcext:value-type="float">
            <text:p>0.81952298748599</text:p>
          </table:table-cell>
        </table:table-row>
        <table:table-row table:style-name="ro1">
          <table:table-cell table:formula="of:=VALUE([$prevalence_history_20210209.A3])" office:value-type="date" office:date-value="2020-07-02" calcext:value-type="date">
            <text:p>02/07/20</text:p>
          </table:table-cell>
          <table:table-cell table:formula="of:=[$prevalence_history_20210209.B3]" office:value-type="float" office:value="28465.7040632391" calcext:value-type="float">
            <text:p>28465.7040632391</text:p>
          </table:table-cell>
          <table:table-cell table:formula="of:=[$p_from_i_UK.C20]" office:value-type="float" office:value="23313.4527568983" calcext:value-type="float">
            <text:p>23313.4527568983</text:p>
          </table:table-cell>
          <table:table-cell table:formula="of:=[.C21]/[.B21]" office:value-type="float" office:value="0.81900144486521" calcext:value-type="float">
            <text:p>0.81900144486521</text:p>
          </table:table-cell>
        </table:table-row>
        <table:table-row table:style-name="ro1">
          <table:table-cell table:formula="of:=VALUE([$prevalence_history_20210209.A4])" office:value-type="date" office:date-value="2020-07-03" calcext:value-type="date">
            <text:p>03/07/20</text:p>
          </table:table-cell>
          <table:table-cell table:formula="of:=[$prevalence_history_20210209.B4]" office:value-type="float" office:value="27298.4451054916" calcext:value-type="float">
            <text:p>27298.4451054916</text:p>
          </table:table-cell>
          <table:table-cell table:formula="of:=[$p_from_i_UK.C21]" office:value-type="float" office:value="22457.9655689785" calcext:value-type="float">
            <text:p>22457.9655689785</text:p>
          </table:table-cell>
          <table:table-cell table:formula="of:=[.C22]/[.B22]" office:value-type="float" office:value="0.822682958029015" calcext:value-type="float">
            <text:p>0.822682958029015</text:p>
          </table:table-cell>
        </table:table-row>
        <table:table-row table:style-name="ro1">
          <table:table-cell table:formula="of:=VALUE([$prevalence_history_20210209.A5])" office:value-type="date" office:date-value="2020-07-04" calcext:value-type="date">
            <text:p>04/07/20</text:p>
          </table:table-cell>
          <table:table-cell table:formula="of:=[$prevalence_history_20210209.B5]" office:value-type="float" office:value="26261.7503317803" calcext:value-type="float">
            <text:p>26261.7503317803</text:p>
          </table:table-cell>
          <table:table-cell table:formula="of:=[$p_from_i_UK.C22]" office:value-type="float" office:value="21607.1850539259" calcext:value-type="float">
            <text:p>21607.1850539259</text:p>
          </table:table-cell>
          <table:table-cell table:formula="of:=[.C23]/[.B23]" office:value-type="float" office:value="0.822762564602491" calcext:value-type="float">
            <text:p>0.822762564602491</text:p>
          </table:table-cell>
        </table:table-row>
        <table:table-row table:style-name="ro1">
          <table:table-cell table:formula="of:=VALUE([$prevalence_history_20210209.A6])" office:value-type="date" office:date-value="2020-07-05" calcext:value-type="date">
            <text:p>05/07/20</text:p>
          </table:table-cell>
          <table:table-cell table:formula="of:=[$prevalence_history_20210209.B6]" office:value-type="float" office:value="25647.3549317775" calcext:value-type="float">
            <text:p>25647.3549317775</text:p>
          </table:table-cell>
          <table:table-cell table:formula="of:=[$p_from_i_UK.C23]" office:value-type="float" office:value="20811.4735835863" calcext:value-type="float">
            <text:p>20811.4735835863</text:p>
          </table:table-cell>
          <table:table-cell table:formula="of:=[.C24]/[.B24]" office:value-type="float" office:value="0.811447170242127" calcext:value-type="float">
            <text:p>0.811447170242127</text:p>
          </table:table-cell>
        </table:table-row>
        <table:table-row table:style-name="ro1">
          <table:table-cell table:formula="of:=VALUE([$prevalence_history_20210209.A7])" office:value-type="date" office:date-value="2020-07-06" calcext:value-type="date">
            <text:p>06/07/20</text:p>
          </table:table-cell>
          <table:table-cell table:formula="of:=[$prevalence_history_20210209.B7]" office:value-type="float" office:value="24993.1696055617" calcext:value-type="float">
            <text:p>24993.1696055617</text:p>
          </table:table-cell>
          <table:table-cell table:formula="of:=[$p_from_i_UK.C24]" office:value-type="float" office:value="20432.4385316212" calcext:value-type="float">
            <text:p>20432.4385316212</text:p>
          </table:table-cell>
          <table:table-cell table:formula="of:=[.C25]/[.B25]" office:value-type="float" office:value="0.817520900873427" calcext:value-type="float">
            <text:p>0.817520900873427</text:p>
          </table:table-cell>
        </table:table-row>
        <table:table-row table:style-name="ro1">
          <table:table-cell table:formula="of:=VALUE([$prevalence_history_20210209.A8])" office:value-type="date" office:date-value="2020-07-07" calcext:value-type="date">
            <text:p>07/07/20</text:p>
          </table:table-cell>
          <table:table-cell table:formula="of:=[$prevalence_history_20210209.B8]" office:value-type="float" office:value="24387.2190287045" calcext:value-type="float">
            <text:p>24387.2190287045</text:p>
          </table:table-cell>
          <table:table-cell table:formula="of:=[$p_from_i_UK.C25]" office:value-type="float" office:value="20001.662163296" calcext:value-type="float">
            <text:p>20001.662163296</text:p>
          </table:table-cell>
          <table:table-cell table:formula="of:=[.C26]/[.B26]" office:value-type="float" office:value="0.820169866016846" calcext:value-type="float">
            <text:p>0.820169866016846</text:p>
          </table:table-cell>
        </table:table-row>
        <table:table-row table:style-name="ro1">
          <table:table-cell table:formula="of:=VALUE([$prevalence_history_20210209.A9])" office:value-type="date" office:date-value="2020-07-08" calcext:value-type="date">
            <text:p>08/07/20</text:p>
          </table:table-cell>
          <table:table-cell table:formula="of:=[$prevalence_history_20210209.B9]" office:value-type="float" office:value="24086.3785933364" calcext:value-type="float">
            <text:p>24086.3785933364</text:p>
          </table:table-cell>
          <table:table-cell table:formula="of:=[$p_from_i_UK.C26]" office:value-type="float" office:value="19584.5236562892" calcext:value-type="float">
            <text:p>19584.5236562892</text:p>
          </table:table-cell>
          <table:table-cell table:formula="of:=[.C27]/[.B27]" office:value-type="float" office:value="0.813095400804972" calcext:value-type="float">
            <text:p>0.813095400804972</text:p>
          </table:table-cell>
        </table:table-row>
        <table:table-row table:style-name="ro1">
          <table:table-cell table:formula="of:=VALUE([$prevalence_history_20210209.A10])" office:value-type="date" office:date-value="2020-07-09" calcext:value-type="date">
            <text:p>09/07/20</text:p>
          </table:table-cell>
          <table:table-cell table:formula="of:=[$prevalence_history_20210209.B10]" office:value-type="float" office:value="24178.0183578815" calcext:value-type="float">
            <text:p>24178.0183578815</text:p>
          </table:table-cell>
          <table:table-cell table:formula="of:=[$p_from_i_UK.C27]" office:value-type="float" office:value="19448.9170203023" calcext:value-type="float">
            <text:p>19448.9170203023</text:p>
          </table:table-cell>
          <table:table-cell table:formula="of:=[.C28]/[.B28]" office:value-type="float" office:value="0.804404924027299" calcext:value-type="float">
            <text:p>0.804404924027299</text:p>
          </table:table-cell>
        </table:table-row>
        <table:table-row table:style-name="ro1">
          <table:table-cell table:formula="of:=VALUE([$prevalence_history_20210209.A11])" office:value-type="date" office:date-value="2020-07-10" calcext:value-type="date">
            <text:p>10/07/20</text:p>
          </table:table-cell>
          <table:table-cell table:formula="of:=[$prevalence_history_20210209.B11]" office:value-type="float" office:value="24350.6918158605" calcext:value-type="float">
            <text:p>24350.6918158605</text:p>
          </table:table-cell>
          <table:table-cell table:formula="of:=[$p_from_i_UK.C28]" office:value-type="float" office:value="19603.5336472736" calcext:value-type="float">
            <text:p>19603.5336472736</text:p>
          </table:table-cell>
          <table:table-cell table:formula="of:=[.C29]/[.B29]" office:value-type="float" office:value="0.805050377850254" calcext:value-type="float">
            <text:p>0.805050377850254</text:p>
          </table:table-cell>
        </table:table-row>
        <table:table-row table:style-name="ro1">
          <table:table-cell table:formula="of:=VALUE([$prevalence_history_20210209.A12])" office:value-type="date" office:date-value="2020-07-11" calcext:value-type="date">
            <text:p>11/07/20</text:p>
          </table:table-cell>
          <table:table-cell table:formula="of:=[$prevalence_history_20210209.B12]" office:value-type="float" office:value="24491.2876719856" calcext:value-type="float">
            <text:p>24491.2876719856</text:p>
          </table:table-cell>
          <table:table-cell table:formula="of:=[$p_from_i_UK.C29]" office:value-type="float" office:value="19864.2336796066" calcext:value-type="float">
            <text:p>19864.2336796066</text:p>
          </table:table-cell>
          <table:table-cell table:formula="of:=[.C30]/[.B30]" office:value-type="float" office:value="0.811073470111102" calcext:value-type="float">
            <text:p>0.811073470111102</text:p>
          </table:table-cell>
        </table:table-row>
        <table:table-row table:style-name="ro1">
          <table:table-cell table:formula="of:=VALUE([$prevalence_history_20210209.A13])" office:value-type="date" office:date-value="2020-07-12" calcext:value-type="date">
            <text:p>12/07/20</text:p>
          </table:table-cell>
          <table:table-cell table:formula="of:=[$prevalence_history_20210209.B13]" office:value-type="float" office:value="24711.8902179694" calcext:value-type="float">
            <text:p>24711.8902179694</text:p>
          </table:table-cell>
          <table:table-cell table:formula="of:=[$p_from_i_UK.C30]" office:value-type="float" office:value="20081.8598256516" calcext:value-type="float">
            <text:p>20081.8598256516</text:p>
          </table:table-cell>
          <table:table-cell table:formula="of:=[.C31]/[.B31]" office:value-type="float" office:value="0.81263956939437" calcext:value-type="float">
            <text:p>0.81263956939437</text:p>
          </table:table-cell>
        </table:table-row>
        <table:table-row table:style-name="ro1">
          <table:table-cell table:formula="of:=VALUE([$prevalence_history_20210209.A14])" office:value-type="date" office:date-value="2020-07-13" calcext:value-type="date">
            <text:p>13/07/20</text:p>
          </table:table-cell>
          <table:table-cell table:formula="of:=[$prevalence_history_20210209.B14]" office:value-type="float" office:value="25067.9615313495" calcext:value-type="float">
            <text:p>25067.9615313495</text:p>
          </table:table-cell>
          <table:table-cell table:formula="of:=[$p_from_i_UK.C31]" office:value-type="float" office:value="20367.8535432209" calcext:value-type="float">
            <text:p>20367.8535432209</text:p>
          </table:table-cell>
          <table:table-cell table:formula="of:=[.C32]/[.B32]" office:value-type="float" office:value="0.812505377341883" calcext:value-type="float">
            <text:p>0.812505377341883</text:p>
          </table:table-cell>
        </table:table-row>
        <table:table-row table:style-name="ro1">
          <table:table-cell table:formula="of:=VALUE([$prevalence_history_20210209.A15])" office:value-type="date" office:date-value="2020-07-14" calcext:value-type="date">
            <text:p>14/07/20</text:p>
          </table:table-cell>
          <table:table-cell table:formula="of:=[$prevalence_history_20210209.B15]" office:value-type="float" office:value="25625.2200086125" calcext:value-type="float">
            <text:p>25625.2200086125</text:p>
          </table:table-cell>
          <table:table-cell table:formula="of:=[$p_from_i_UK.C32]" office:value-type="float" office:value="20716.7668471168" calcext:value-type="float">
            <text:p>20716.7668471168</text:p>
          </table:table-cell>
          <table:table-cell table:formula="of:=[.C33]/[.B33]" office:value-type="float" office:value="0.808452252903741" calcext:value-type="float">
            <text:p>0.808452252903741</text:p>
          </table:table-cell>
        </table:table-row>
        <table:table-row table:style-name="ro1">
          <table:table-cell table:formula="of:=VALUE([$prevalence_history_20210209.A16])" office:value-type="date" office:date-value="2020-07-15" calcext:value-type="date">
            <text:p>15/07/20</text:p>
          </table:table-cell>
          <table:table-cell table:formula="of:=[$prevalence_history_20210209.B16]" office:value-type="float" office:value="26137.081744148" calcext:value-type="float">
            <text:p>26137.081744148</text:p>
          </table:table-cell>
          <table:table-cell table:formula="of:=[$p_from_i_UK.C33]" office:value-type="float" office:value="21228.4226847694" calcext:value-type="float">
            <text:p>21228.4226847694</text:p>
          </table:table-cell>
          <table:table-cell table:formula="of:=[.C34]/[.B34]" office:value-type="float" office:value="0.812195595995424" calcext:value-type="float">
            <text:p>0.812195595995424</text:p>
          </table:table-cell>
        </table:table-row>
        <table:table-row table:style-name="ro1">
          <table:table-cell table:formula="of:=VALUE([$prevalence_history_20210209.A17])" office:value-type="date" office:date-value="2020-07-16" calcext:value-type="date">
            <text:p>16/07/20</text:p>
          </table:table-cell>
          <table:table-cell table:formula="of:=[$prevalence_history_20210209.B17]" office:value-type="float" office:value="26553.1862618718" calcext:value-type="float">
            <text:p>26553.1862618718</text:p>
          </table:table-cell>
          <table:table-cell table:formula="of:=[$p_from_i_UK.C34]" office:value-type="float" office:value="21651.296565555" calcext:value-type="float">
            <text:p>21651.296565555</text:p>
          </table:table-cell>
          <table:table-cell table:formula="of:=[.C35]/[.B35]" office:value-type="float" office:value="0.815393540798699" calcext:value-type="float">
            <text:p>0.815393540798699</text:p>
          </table:table-cell>
        </table:table-row>
        <table:table-row table:style-name="ro1">
          <table:table-cell table:formula="of:=VALUE([$prevalence_history_20210209.A18])" office:value-type="date" office:date-value="2020-07-17" calcext:value-type="date">
            <text:p>17/07/20</text:p>
          </table:table-cell>
          <table:table-cell table:formula="of:=[$prevalence_history_20210209.B18]" office:value-type="float" office:value="26953.496189447" calcext:value-type="float">
            <text:p>26953.496189447</text:p>
          </table:table-cell>
          <table:table-cell table:formula="of:=[$p_from_i_UK.C35]" office:value-type="float" office:value="21984.3400655497" calcext:value-type="float">
            <text:p>21984.3400655497</text:p>
          </table:table-cell>
          <table:table-cell table:formula="of:=[.C36]/[.B36]" office:value-type="float" office:value="0.815639645077181" calcext:value-type="float">
            <text:p>0.815639645077181</text:p>
          </table:table-cell>
        </table:table-row>
        <table:table-row table:style-name="ro1">
          <table:table-cell table:formula="of:=VALUE([$prevalence_history_20210209.A19])" office:value-type="date" office:date-value="2020-07-18" calcext:value-type="date">
            <text:p>18/07/20</text:p>
          </table:table-cell>
          <table:table-cell table:formula="of:=[$prevalence_history_20210209.B19]" office:value-type="float" office:value="27081.2901852136" calcext:value-type="float">
            <text:p>27081.2901852136</text:p>
          </table:table-cell>
          <table:table-cell table:formula="of:=[$p_from_i_UK.C36]" office:value-type="float" office:value="22320.0055821245" calcext:value-type="float">
            <text:p>22320.0055821245</text:p>
          </table:table-cell>
          <table:table-cell table:formula="of:=[.C37]/[.B37]" office:value-type="float" office:value="0.824185459018909" calcext:value-type="float">
            <text:p>0.824185459018909</text:p>
          </table:table-cell>
        </table:table-row>
        <table:table-row table:style-name="ro1">
          <table:table-cell table:formula="of:=VALUE([$prevalence_history_20210209.A20])" office:value-type="date" office:date-value="2020-07-19" calcext:value-type="date">
            <text:p>19/07/20</text:p>
          </table:table-cell>
          <table:table-cell table:formula="of:=[$prevalence_history_20210209.B20]" office:value-type="float" office:value="27390.541566058" calcext:value-type="float">
            <text:p>27390.541566058</text:p>
          </table:table-cell>
          <table:table-cell table:formula="of:=[$p_from_i_UK.C37]" office:value-type="float" office:value="22370.8254348515" calcext:value-type="float">
            <text:p>22370.8254348515</text:p>
          </table:table-cell>
          <table:table-cell table:formula="of:=[.C38]/[.B38]" office:value-type="float" office:value="0.816735418717428" calcext:value-type="float">
            <text:p>0.816735418717428</text:p>
          </table:table-cell>
        </table:table-row>
        <table:table-row table:style-name="ro1">
          <table:table-cell table:formula="of:=VALUE([$prevalence_history_20210209.A21])" office:value-type="date" office:date-value="2020-07-20" calcext:value-type="date">
            <text:p>20/07/20</text:p>
          </table:table-cell>
          <table:table-cell table:formula="of:=[$prevalence_history_20210209.B21]" office:value-type="float" office:value="27607.4986522217" calcext:value-type="float">
            <text:p>27607.4986522217</text:p>
          </table:table-cell>
          <table:table-cell table:formula="of:=[$p_from_i_UK.C38]" office:value-type="float" office:value="22533.8219079027" calcext:value-type="float">
            <text:p>22533.8219079027</text:p>
          </table:table-cell>
          <table:table-cell table:formula="of:=[.C39]/[.B39]" office:value-type="float" office:value="0.81622106340624" calcext:value-type="float">
            <text:p>0.81622106340624</text:p>
          </table:table-cell>
        </table:table-row>
        <table:table-row table:style-name="ro1">
          <table:table-cell table:formula="of:=VALUE([$prevalence_history_20210209.A22])" office:value-type="date" office:date-value="2020-07-21" calcext:value-type="date">
            <text:p>21/07/20</text:p>
          </table:table-cell>
          <table:table-cell table:formula="of:=[$prevalence_history_20210209.B22]" office:value-type="float" office:value="27750.3416608114" calcext:value-type="float">
            <text:p>27750.3416608114</text:p>
          </table:table-cell>
          <table:table-cell table:formula="of:=[$p_from_i_UK.C39]" office:value-type="float" office:value="22632.9044426405" calcext:value-type="float">
            <text:p>22632.9044426405</text:p>
          </table:table-cell>
          <table:table-cell table:formula="of:=[.C40]/[.B40]" office:value-type="float" office:value="0.815590118466984" calcext:value-type="float">
            <text:p>0.815590118466984</text:p>
          </table:table-cell>
        </table:table-row>
        <table:table-row table:style-name="ro1">
          <table:table-cell table:formula="of:=VALUE([$prevalence_history_20210209.A23])" office:value-type="date" office:date-value="2020-07-22" calcext:value-type="date">
            <text:p>22/07/20</text:p>
          </table:table-cell>
          <table:table-cell table:formula="of:=[$prevalence_history_20210209.B23]" office:value-type="float" office:value="28115.320476951" calcext:value-type="float">
            <text:p>28115.320476951</text:p>
          </table:table-cell>
          <table:table-cell table:formula="of:=[$p_from_i_UK.C40]" office:value-type="float" office:value="22705.0916539987" calcext:value-type="float">
            <text:p>22705.0916539987</text:p>
          </table:table-cell>
          <table:table-cell table:formula="of:=[.C41]/[.B41]" office:value-type="float" office:value="0.807570081678863" calcext:value-type="float">
            <text:p>0.807570081678863</text:p>
          </table:table-cell>
        </table:table-row>
        <table:table-row table:style-name="ro1">
          <table:table-cell table:formula="of:=VALUE([$prevalence_history_20210209.A24])" office:value-type="date" office:date-value="2020-07-23" calcext:value-type="date">
            <text:p>23/07/20</text:p>
          </table:table-cell>
          <table:table-cell table:formula="of:=[$prevalence_history_20210209.B24]" office:value-type="float" office:value="28312.9587246677" calcext:value-type="float">
            <text:p>28312.9587246677</text:p>
          </table:table-cell>
          <table:table-cell table:formula="of:=[$p_from_i_UK.C41]" office:value-type="float" office:value="23004.4901862262" calcext:value-type="float">
            <text:p>23004.4901862262</text:p>
          </table:table-cell>
          <table:table-cell table:formula="of:=[.C42]/[.B42]" office:value-type="float" office:value="0.812507460274137" calcext:value-type="float">
            <text:p>0.812507460274137</text:p>
          </table:table-cell>
        </table:table-row>
        <table:table-row table:style-name="ro1">
          <table:table-cell table:formula="of:=VALUE([$prevalence_history_20210209.A25])" office:value-type="date" office:date-value="2020-07-24" calcext:value-type="date">
            <text:p>24/07/20</text:p>
          </table:table-cell>
          <table:table-cell table:formula="of:=[$prevalence_history_20210209.B25]" office:value-type="float" office:value="28407.513782813" calcext:value-type="float">
            <text:p>28407.513782813</text:p>
          </table:table-cell>
          <table:table-cell table:formula="of:=[$p_from_i_UK.C42]" office:value-type="float" office:value="23141.2617994921" calcext:value-type="float">
            <text:p>23141.2617994921</text:p>
          </table:table-cell>
          <table:table-cell table:formula="of:=[.C43]/[.B43]" office:value-type="float" office:value="0.814617638714053" calcext:value-type="float">
            <text:p>0.814617638714053</text:p>
          </table:table-cell>
        </table:table-row>
        <table:table-row table:style-name="ro1">
          <table:table-cell table:formula="of:=VALUE([$prevalence_history_20210209.A26])" office:value-type="date" office:date-value="2020-07-25" calcext:value-type="date">
            <text:p>25/07/20</text:p>
          </table:table-cell>
          <table:table-cell table:formula="of:=[$prevalence_history_20210209.B26]" office:value-type="float" office:value="28415.5902153991" calcext:value-type="float">
            <text:p>28415.5902153991</text:p>
          </table:table-cell>
          <table:table-cell table:formula="of:=[$p_from_i_UK.C43]" office:value-type="float" office:value="23219.5896824728" calcext:value-type="float">
            <text:p>23219.5896824728</text:p>
          </table:table-cell>
          <table:table-cell table:formula="of:=[.C44]/[.B44]" office:value-type="float" office:value="0.817142614545783" calcext:value-type="float">
            <text:p>0.817142614545783</text:p>
          </table:table-cell>
        </table:table-row>
        <table:table-row table:style-name="ro1">
          <table:table-cell table:formula="of:=VALUE([$prevalence_history_20210209.A27])" office:value-type="date" office:date-value="2020-07-26" calcext:value-type="date">
            <text:p>26/07/20</text:p>
          </table:table-cell>
          <table:table-cell table:formula="of:=[$prevalence_history_20210209.B27]" office:value-type="float" office:value="28598.2943898702" calcext:value-type="float">
            <text:p>28598.2943898702</text:p>
          </table:table-cell>
          <table:table-cell table:formula="of:=[$p_from_i_UK.C44]" office:value-type="float" office:value="23245.1515742135" calcext:value-type="float">
            <text:p>23245.1515742135</text:p>
          </table:table-cell>
          <table:table-cell table:formula="of:=[.C45]/[.B45]" office:value-type="float" office:value="0.812816011239018" calcext:value-type="float">
            <text:p>0.812816011239018</text:p>
          </table:table-cell>
        </table:table-row>
        <table:table-row table:style-name="ro1">
          <table:table-cell table:formula="of:=VALUE([$prevalence_history_20210209.A28])" office:value-type="date" office:date-value="2020-07-27" calcext:value-type="date">
            <text:p>27/07/20</text:p>
          </table:table-cell>
          <table:table-cell table:formula="of:=[$prevalence_history_20210209.B28]" office:value-type="float" office:value="28650.126482893" calcext:value-type="float">
            <text:p>28650.126482893</text:p>
          </table:table-cell>
          <table:table-cell table:formula="of:=[$p_from_i_UK.C45]" office:value-type="float" office:value="23479.4536533186" calcext:value-type="float">
            <text:p>23479.4536533186</text:p>
          </table:table-cell>
          <table:table-cell table:formula="of:=[.C46]/[.B46]" office:value-type="float" office:value="0.819523560125926" calcext:value-type="float">
            <text:p>0.819523560125926</text:p>
          </table:table-cell>
        </table:table-row>
        <table:table-row table:style-name="ro1">
          <table:table-cell table:formula="of:=VALUE([$prevalence_history_20210209.A29])" office:value-type="date" office:date-value="2020-07-28" calcext:value-type="date">
            <text:p>28/07/20</text:p>
          </table:table-cell>
          <table:table-cell table:formula="of:=[$prevalence_history_20210209.B29]" office:value-type="float" office:value="28638.0596094259" calcext:value-type="float">
            <text:p>28638.0596094259</text:p>
          </table:table-cell>
          <table:table-cell table:formula="of:=[$p_from_i_UK.C46]" office:value-type="float" office:value="23594.1829937084" calcext:value-type="float">
            <text:p>23594.1829937084</text:p>
          </table:table-cell>
          <table:table-cell table:formula="of:=[.C47]/[.B47]" office:value-type="float" office:value="0.823875057021764" calcext:value-type="float">
            <text:p>0.823875057021764</text:p>
          </table:table-cell>
        </table:table-row>
        <table:table-row table:style-name="ro1">
          <table:table-cell table:formula="of:=VALUE([$prevalence_history_20210209.A30])" office:value-type="date" office:date-value="2020-07-29" calcext:value-type="date">
            <text:p>29/07/20</text:p>
          </table:table-cell>
          <table:table-cell table:formula="of:=[$prevalence_history_20210209.B30]" office:value-type="float" office:value="28339.2983761692" calcext:value-type="float">
            <text:p>28339.2983761692</text:p>
          </table:table-cell>
          <table:table-cell table:formula="of:=[$p_from_i_UK.C47]" office:value-type="float" office:value="23620.0294740933" calcext:value-type="float">
            <text:p>23620.0294740933</text:p>
          </table:table-cell>
          <table:table-cell table:formula="of:=[.C48]/[.B48]" office:value-type="float" office:value="0.833472627323605" calcext:value-type="float">
            <text:p>0.833472627323605</text:p>
          </table:table-cell>
        </table:table-row>
        <table:table-row table:style-name="ro1">
          <table:table-cell table:formula="of:=VALUE([$prevalence_history_20210209.A31])" office:value-type="date" office:date-value="2020-07-30" calcext:value-type="date">
            <text:p>30/07/20</text:p>
          </table:table-cell>
          <table:table-cell table:formula="of:=[$prevalence_history_20210209.B31]" office:value-type="float" office:value="28118.6164999871" calcext:value-type="float">
            <text:p>28118.6164999871</text:p>
          </table:table-cell>
          <table:table-cell table:formula="of:=[$p_from_i_UK.C48]" office:value-type="float" office:value="23333.3326692797" calcext:value-type="float">
            <text:p>23333.3326692797</text:p>
          </table:table-cell>
          <table:table-cell table:formula="of:=[.C49]/[.B49]" office:value-type="float" office:value="0.82981794887705" calcext:value-type="float">
            <text:p>0.82981794887705</text:p>
          </table:table-cell>
        </table:table-row>
        <table:table-row table:style-name="ro1">
          <table:table-cell table:formula="of:=VALUE([$prevalence_history_20210209.A32])" office:value-type="date" office:date-value="2020-07-31" calcext:value-type="date">
            <text:p>31/07/20</text:p>
          </table:table-cell>
          <table:table-cell table:formula="of:=[$prevalence_history_20210209.B32]" office:value-type="float" office:value="28094.4353497295" calcext:value-type="float">
            <text:p>28094.4353497295</text:p>
          </table:table-cell>
          <table:table-cell table:formula="of:=[$p_from_i_UK.C49]" office:value-type="float" office:value="23193.5876247912" calcext:value-type="float">
            <text:p>23193.5876247912</text:p>
          </table:table-cell>
          <table:table-cell table:formula="of:=[.C50]/[.B50]" office:value-type="float" office:value="0.825558062871498" calcext:value-type="float">
            <text:p>0.825558062871498</text:p>
          </table:table-cell>
        </table:table-row>
        <table:table-row table:style-name="ro1">
          <table:table-cell table:formula="of:=VALUE([$prevalence_history_20210209.A33])" office:value-type="date" office:date-value="2020-08-01" calcext:value-type="date">
            <text:p>01/08/20</text:p>
          </table:table-cell>
          <table:table-cell table:formula="of:=[$prevalence_history_20210209.B33]" office:value-type="float" office:value="27996.1947962459" calcext:value-type="float">
            <text:p>27996.1947962459</text:p>
          </table:table-cell>
          <table:table-cell table:formula="of:=[$p_from_i_UK.C50]" office:value-type="float" office:value="23255.6980875301" calcext:value-type="float">
            <text:p>23255.6980875301</text:p>
          </table:table-cell>
          <table:table-cell table:formula="of:=[.C51]/[.B51]" office:value-type="float" office:value="0.830673534627946" calcext:value-type="float">
            <text:p>0.830673534627946</text:p>
          </table:table-cell>
        </table:table-row>
        <table:table-row table:style-name="ro1">
          <table:table-cell table:formula="of:=VALUE([$prevalence_history_20210209.A34])" office:value-type="date" office:date-value="2020-08-02" calcext:value-type="date">
            <text:p>02/08/20</text:p>
          </table:table-cell>
          <table:table-cell table:formula="of:=[$prevalence_history_20210209.B34]" office:value-type="float" office:value="27664.7303954104" calcext:value-type="float">
            <text:p>27664.7303954104</text:p>
          </table:table-cell>
          <table:table-cell table:formula="of:=[$p_from_i_UK.C51]" office:value-type="float" office:value="23228.7942455663" calcext:value-type="float">
            <text:p>23228.7942455663</text:p>
          </table:table-cell>
          <table:table-cell table:formula="of:=[.C52]/[.B52]" office:value-type="float" office:value="0.839653736492584" calcext:value-type="float">
            <text:p>0.839653736492584</text:p>
          </table:table-cell>
        </table:table-row>
        <table:table-row table:style-name="ro1">
          <table:table-cell table:formula="of:=VALUE([$prevalence_history_20210209.A35])" office:value-type="date" office:date-value="2020-08-03" calcext:value-type="date">
            <text:p>03/08/20</text:p>
          </table:table-cell>
          <table:table-cell table:formula="of:=[$prevalence_history_20210209.B35]" office:value-type="float" office:value="27237.1207508618" calcext:value-type="float">
            <text:p>27237.1207508618</text:p>
          </table:table-cell>
          <table:table-cell table:formula="of:=[$p_from_i_UK.C52]" office:value-type="float" office:value="22968.4291684127" calcext:value-type="float">
            <text:p>22968.4291684127</text:p>
          </table:table-cell>
          <table:table-cell table:formula="of:=[.C53]/[.B53]" office:value-type="float" office:value="0.843276695011383" calcext:value-type="float">
            <text:p>0.843276695011383</text:p>
          </table:table-cell>
        </table:table-row>
        <table:table-row table:style-name="ro1">
          <table:table-cell table:formula="of:=VALUE([$prevalence_history_20210209.A36])" office:value-type="date" office:date-value="2020-08-04" calcext:value-type="date">
            <text:p>04/08/20</text:p>
          </table:table-cell>
          <table:table-cell table:formula="of:=[$prevalence_history_20210209.B36]" office:value-type="float" office:value="26694.4208951435" calcext:value-type="float">
            <text:p>26694.4208951435</text:p>
          </table:table-cell>
          <table:table-cell table:formula="of:=[$p_from_i_UK.C53]" office:value-type="float" office:value="22632.0021539906" calcext:value-type="float">
            <text:p>22632.0021539906</text:p>
          </table:table-cell>
          <table:table-cell table:formula="of:=[.C54]/[.B54]" office:value-type="float" office:value="0.84781768605844" calcext:value-type="float">
            <text:p>0.84781768605844</text:p>
          </table:table-cell>
        </table:table-row>
        <table:table-row table:style-name="ro1">
          <table:table-cell table:formula="of:=VALUE([$prevalence_history_20210209.A37])" office:value-type="date" office:date-value="2020-08-05" calcext:value-type="date">
            <text:p>05/08/20</text:p>
          </table:table-cell>
          <table:table-cell table:formula="of:=[$prevalence_history_20210209.B37]" office:value-type="float" office:value="26271.6395197379" calcext:value-type="float">
            <text:p>26271.6395197379</text:p>
          </table:table-cell>
          <table:table-cell table:formula="of:=[$p_from_i_UK.C54]" office:value-type="float" office:value="22144.7320312998" calcext:value-type="float">
            <text:p>22144.7320312998</text:p>
          </table:table-cell>
          <table:table-cell table:formula="of:=[.C55]/[.B55]" office:value-type="float" office:value="0.8429139724859" calcext:value-type="float">
            <text:p>0.8429139724859</text:p>
          </table:table-cell>
        </table:table-row>
        <table:table-row table:style-name="ro1">
          <table:table-cell table:formula="of:=VALUE([$prevalence_history_20210209.A38])" office:value-type="date" office:date-value="2020-08-06" calcext:value-type="date">
            <text:p>06/08/20</text:p>
          </table:table-cell>
          <table:table-cell table:formula="of:=[$prevalence_history_20210209.B38]" office:value-type="float" office:value="25808.7496825545" calcext:value-type="float">
            <text:p>25808.7496825545</text:p>
          </table:table-cell>
          <table:table-cell table:formula="of:=[$p_from_i_UK.C55]" office:value-type="float" office:value="21706.4773087334" calcext:value-type="float">
            <text:p>21706.4773087334</text:p>
          </table:table-cell>
          <table:table-cell table:formula="of:=[.C56]/[.B56]" office:value-type="float" office:value="0.841051099945612" calcext:value-type="float">
            <text:p>0.841051099945612</text:p>
          </table:table-cell>
        </table:table-row>
        <table:table-row table:style-name="ro1">
          <table:table-cell table:formula="of:=VALUE([$prevalence_history_20210209.A39])" office:value-type="date" office:date-value="2020-08-07" calcext:value-type="date">
            <text:p>07/08/20</text:p>
          </table:table-cell>
          <table:table-cell table:formula="of:=[$prevalence_history_20210209.B39]" office:value-type="float" office:value="25363.1482480489" calcext:value-type="float">
            <text:p>25363.1482480489</text:p>
          </table:table-cell>
          <table:table-cell table:formula="of:=[$p_from_i_UK.C56]" office:value-type="float" office:value="21236.9187204123" calcext:value-type="float">
            <text:p>21236.9187204123</text:p>
          </table:table-cell>
          <table:table-cell table:formula="of:=[.C57]/[.B57]" office:value-type="float" office:value="0.837313984554186" calcext:value-type="float">
            <text:p>0.837313984554186</text:p>
          </table:table-cell>
        </table:table-row>
        <table:table-row table:style-name="ro1">
          <table:table-cell table:formula="of:=VALUE([$prevalence_history_20210209.A40])" office:value-type="date" office:date-value="2020-08-08" calcext:value-type="date">
            <text:p>08/08/20</text:p>
          </table:table-cell>
          <table:table-cell table:formula="of:=[$prevalence_history_20210209.B40]" office:value-type="float" office:value="24851.5324043672" calcext:value-type="float">
            <text:p>24851.5324043672</text:p>
          </table:table-cell>
          <table:table-cell table:formula="of:=[$p_from_i_UK.C57]" office:value-type="float" office:value="20817.8660909458" calcext:value-type="float">
            <text:p>20817.8660909458</text:p>
          </table:table-cell>
          <table:table-cell table:formula="of:=[.C58]/[.B58]" office:value-type="float" office:value="0.837689433078477" calcext:value-type="float">
            <text:p>0.837689433078477</text:p>
          </table:table-cell>
        </table:table-row>
        <table:table-row table:style-name="ro1">
          <table:table-cell table:formula="of:=VALUE([$prevalence_history_20210209.A41])" office:value-type="date" office:date-value="2020-08-09" calcext:value-type="date">
            <text:p>09/08/20</text:p>
          </table:table-cell>
          <table:table-cell table:formula="of:=[$prevalence_history_20210209.B41]" office:value-type="float" office:value="24460.5608867223" calcext:value-type="float">
            <text:p>24460.5608867223</text:p>
          </table:table-cell>
          <table:table-cell table:formula="of:=[$p_from_i_UK.C58]" office:value-type="float" office:value="20330.848465844" calcext:value-type="float">
            <text:p>20330.848465844</text:p>
          </table:table-cell>
          <table:table-cell table:formula="of:=[.C59]/[.B59]" office:value-type="float" office:value="0.831168531253099" calcext:value-type="float">
            <text:p>0.831168531253099</text:p>
          </table:table-cell>
        </table:table-row>
        <table:table-row table:style-name="ro1">
          <table:table-cell table:formula="of:=VALUE([$prevalence_history_20210209.A42])" office:value-type="date" office:date-value="2020-08-10" calcext:value-type="date">
            <text:p>10/08/20</text:p>
          </table:table-cell>
          <table:table-cell table:formula="of:=[$prevalence_history_20210209.B42]" office:value-type="float" office:value="24084.1084877824" calcext:value-type="float">
            <text:p>24084.1084877824</text:p>
          </table:table-cell>
          <table:table-cell table:formula="of:=[$p_from_i_UK.C59]" office:value-type="float" office:value="19934.0653800157" calcext:value-type="float">
            <text:p>19934.0653800157</text:p>
          </table:table-cell>
          <table:table-cell table:formula="of:=[.C60]/[.B60]" office:value-type="float" office:value="0.827685417134208" calcext:value-type="float">
            <text:p>0.827685417134208</text:p>
          </table:table-cell>
        </table:table-row>
        <table:table-row table:style-name="ro1">
          <table:table-cell table:formula="of:=VALUE([$prevalence_history_20210209.A43])" office:value-type="date" office:date-value="2020-08-11" calcext:value-type="date">
            <text:p>11/08/20</text:p>
          </table:table-cell>
          <table:table-cell table:formula="of:=[$prevalence_history_20210209.B43]" office:value-type="float" office:value="23388.088225698" calcext:value-type="float">
            <text:p>23388.088225698</text:p>
          </table:table-cell>
          <table:table-cell table:formula="of:=[$p_from_i_UK.C60]" office:value-type="float" office:value="19565.6506424071" calcext:value-type="float">
            <text:p>19565.6506424071</text:p>
          </table:table-cell>
          <table:table-cell table:formula="of:=[.C61]/[.B61]" office:value-type="float" office:value="0.836564769792048" calcext:value-type="float">
            <text:p>0.836564769792048</text:p>
          </table:table-cell>
        </table:table-row>
        <table:table-row table:style-name="ro1">
          <table:table-cell table:formula="of:=VALUE([$prevalence_history_20210209.A44])" office:value-type="date" office:date-value="2020-08-12" calcext:value-type="date">
            <text:p>12/08/20</text:p>
          </table:table-cell>
          <table:table-cell table:formula="of:=[$prevalence_history_20210209.B44]" office:value-type="float" office:value="22737.3731759515" calcext:value-type="float">
            <text:p>22737.3731759515</text:p>
          </table:table-cell>
          <table:table-cell table:formula="of:=[$p_from_i_UK.C61]" office:value-type="float" office:value="18857.8452182025" calcext:value-type="float">
            <text:p>18857.8452182025</text:p>
          </table:table-cell>
          <table:table-cell table:formula="of:=[.C62]/[.B62]" office:value-type="float" office:value="0.829376598267197" calcext:value-type="float">
            <text:p>0.829376598267197</text:p>
          </table:table-cell>
        </table:table-row>
        <table:table-row table:style-name="ro1">
          <table:table-cell table:formula="of:=VALUE([$prevalence_history_20210209.A45])" office:value-type="date" office:date-value="2020-08-13" calcext:value-type="date">
            <text:p>13/08/20</text:p>
          </table:table-cell>
          <table:table-cell table:formula="of:=[$prevalence_history_20210209.B45]" office:value-type="float" office:value="22213.3963862882" calcext:value-type="float">
            <text:p>22213.3963862882</text:p>
          </table:table-cell>
          <table:table-cell table:formula="of:=[$p_from_i_UK.C62]" office:value-type="float" office:value="18217.5373619631" calcext:value-type="float">
            <text:p>18217.5373619631</text:p>
          </table:table-cell>
          <table:table-cell table:formula="of:=[.C63]/[.B63]" office:value-type="float" office:value="0.820114900268395" calcext:value-type="float">
            <text:p>0.820114900268395</text:p>
          </table:table-cell>
        </table:table-row>
        <table:table-row table:style-name="ro1">
          <table:table-cell table:formula="of:=VALUE([$prevalence_history_20210209.A46])" office:value-type="date" office:date-value="2020-08-14" calcext:value-type="date">
            <text:p>14/08/20</text:p>
          </table:table-cell>
          <table:table-cell table:formula="of:=[$prevalence_history_20210209.B46]" office:value-type="float" office:value="21456.246309414" calcext:value-type="float">
            <text:p>21456.246309414</text:p>
          </table:table-cell>
          <table:table-cell table:formula="of:=[$p_from_i_UK.C63]" office:value-type="float" office:value="17700.362153457" calcext:value-type="float">
            <text:p>17700.362153457</text:p>
          </table:table-cell>
          <table:table-cell table:formula="of:=[.C64]/[.B64]" office:value-type="float" office:value="0.824951480245214" calcext:value-type="float">
            <text:p>0.824951480245214</text:p>
          </table:table-cell>
        </table:table-row>
        <table:table-row table:style-name="ro1">
          <table:table-cell table:formula="of:=VALUE([$prevalence_history_20210209.A47])" office:value-type="date" office:date-value="2020-08-15" calcext:value-type="date">
            <text:p>15/08/20</text:p>
          </table:table-cell>
          <table:table-cell table:formula="of:=[$prevalence_history_20210209.B47]" office:value-type="float" office:value="20746.1600736213" calcext:value-type="float">
            <text:p>20746.1600736213</text:p>
          </table:table-cell>
          <table:table-cell table:formula="of:=[$p_from_i_UK.C64]" office:value-type="float" office:value="17003.3959360043" calcext:value-type="float">
            <text:p>17003.3959360043</text:p>
          </table:table-cell>
          <table:table-cell table:formula="of:=[.C65]/[.B65]" office:value-type="float" office:value="0.819592439066546" calcext:value-type="float">
            <text:p>0.819592439066546</text:p>
          </table:table-cell>
        </table:table-row>
        <table:table-row table:style-name="ro1">
          <table:table-cell table:formula="of:=VALUE([$prevalence_history_20210209.A48])" office:value-type="date" office:date-value="2020-08-16" calcext:value-type="date">
            <text:p>16/08/20</text:p>
          </table:table-cell>
          <table:table-cell table:formula="of:=[$prevalence_history_20210209.B48]" office:value-type="float" office:value="20120.3543175623" calcext:value-type="float">
            <text:p>20120.3543175623</text:p>
          </table:table-cell>
          <table:table-cell table:formula="of:=[$p_from_i_UK.C65]" office:value-type="float" office:value="16374.8438634538" calcext:value-type="float">
            <text:p>16374.8438634538</text:p>
          </table:table-cell>
          <table:table-cell table:formula="of:=[.C66]/[.B66]" office:value-type="float" office:value="0.813844706957312" calcext:value-type="float">
            <text:p>0.813844706957312</text:p>
          </table:table-cell>
        </table:table-row>
        <table:table-row table:style-name="ro1">
          <table:table-cell table:formula="of:=VALUE([$prevalence_history_20210209.A49])" office:value-type="date" office:date-value="2020-08-17" calcext:value-type="date">
            <text:p>17/08/20</text:p>
          </table:table-cell>
          <table:table-cell table:formula="of:=[$prevalence_history_20210209.B49]" office:value-type="float" office:value="19634.8973260227" calcext:value-type="float">
            <text:p>19634.8973260227</text:p>
          </table:table-cell>
          <table:table-cell table:formula="of:=[$p_from_i_UK.C66]" office:value-type="float" office:value="15865.8040891217" calcext:value-type="float">
            <text:p>15865.8040891217</text:p>
          </table:table-cell>
          <table:table-cell table:formula="of:=[.C67]/[.B67]" office:value-type="float" office:value="0.808041102822284" calcext:value-type="float">
            <text:p>0.808041102822284</text:p>
          </table:table-cell>
        </table:table-row>
        <table:table-row table:style-name="ro1">
          <table:table-cell table:formula="of:=VALUE([$prevalence_history_20210209.A50])" office:value-type="date" office:date-value="2020-08-18" calcext:value-type="date">
            <text:p>18/08/20</text:p>
          </table:table-cell>
          <table:table-cell table:formula="of:=[$prevalence_history_20210209.B50]" office:value-type="float" office:value="19094.3198175731" calcext:value-type="float">
            <text:p>19094.3198175731</text:p>
          </table:table-cell>
          <table:table-cell table:formula="of:=[$p_from_i_UK.C67]" office:value-type="float" office:value="15504.9994982568" calcext:value-type="float">
            <text:p>15504.9994982568</text:p>
          </table:table-cell>
          <table:table-cell table:formula="of:=[.C68]/[.B68]" office:value-type="float" office:value="0.812021566957679" calcext:value-type="float">
            <text:p>0.812021566957679</text:p>
          </table:table-cell>
        </table:table-row>
        <table:table-row table:style-name="ro1">
          <table:table-cell table:formula="of:=VALUE([$prevalence_history_20210209.A51])" office:value-type="date" office:date-value="2020-08-19" calcext:value-type="date">
            <text:p>19/08/20</text:p>
          </table:table-cell>
          <table:table-cell table:formula="of:=[$prevalence_history_20210209.B51]" office:value-type="float" office:value="18493.015496601" calcext:value-type="float">
            <text:p>18493.015496601</text:p>
          </table:table-cell>
          <table:table-cell table:formula="of:=[$p_from_i_UK.C68]" office:value-type="float" office:value="15107.2269721653" calcext:value-type="float">
            <text:p>15107.2269721653</text:p>
          </table:table-cell>
          <table:table-cell table:formula="of:=[.C69]/[.B69]" office:value-type="float" office:value="0.816915282147577" calcext:value-type="float">
            <text:p>0.816915282147577</text:p>
          </table:table-cell>
        </table:table-row>
        <table:table-row table:style-name="ro1">
          <table:table-cell table:formula="of:=VALUE([$prevalence_history_20210209.A52])" office:value-type="date" office:date-value="2020-08-20" calcext:value-type="date">
            <text:p>20/08/20</text:p>
          </table:table-cell>
          <table:table-cell table:formula="of:=[$prevalence_history_20210209.B52]" office:value-type="float" office:value="18042.5515226595" calcext:value-type="float">
            <text:p>18042.5515226595</text:p>
          </table:table-cell>
          <table:table-cell table:formula="of:=[$p_from_i_UK.C69]" office:value-type="float" office:value="14638.0073238417" calcext:value-type="float">
            <text:p>14638.0073238417</text:p>
          </table:table-cell>
          <table:table-cell table:formula="of:=[.C70]/[.B70]" office:value-type="float" office:value="0.811304726244396" calcext:value-type="float">
            <text:p>0.811304726244396</text:p>
          </table:table-cell>
        </table:table-row>
        <table:table-row table:style-name="ro1">
          <table:table-cell table:formula="of:=VALUE([$prevalence_history_20210209.A53])" office:value-type="date" office:date-value="2020-08-21" calcext:value-type="date">
            <text:p>21/08/20</text:p>
          </table:table-cell>
          <table:table-cell table:formula="of:=[$prevalence_history_20210209.B53]" office:value-type="float" office:value="17884.4798303116" calcext:value-type="float">
            <text:p>17884.4798303116</text:p>
          </table:table-cell>
          <table:table-cell table:formula="of:=[$p_from_i_UK.C70]" office:value-type="float" office:value="14317.9258335833" calcext:value-type="float">
            <text:p>14317.9258335833</text:p>
          </table:table-cell>
          <table:table-cell table:formula="of:=[.C71]/[.B71]" office:value-type="float" office:value="0.800578265033826" calcext:value-type="float">
            <text:p>0.800578265033826</text:p>
          </table:table-cell>
        </table:table-row>
        <table:table-row table:style-name="ro1">
          <table:table-cell table:formula="of:=VALUE([$prevalence_history_20210209.A54])" office:value-type="date" office:date-value="2020-08-22" calcext:value-type="date">
            <text:p>22/08/20</text:p>
          </table:table-cell>
          <table:table-cell table:formula="of:=[$prevalence_history_20210209.B54]" office:value-type="float" office:value="17724.849665501" calcext:value-type="float">
            <text:p>17724.849665501</text:p>
          </table:table-cell>
          <table:table-cell table:formula="of:=[$p_from_i_UK.C71]" office:value-type="float" office:value="14297.3136806372" calcext:value-type="float">
            <text:p>14297.3136806372</text:p>
          </table:table-cell>
          <table:table-cell table:formula="of:=[.C72]/[.B72]" office:value-type="float" office:value="0.806625384725544" calcext:value-type="float">
            <text:p>0.806625384725544</text:p>
          </table:table-cell>
        </table:table-row>
        <table:table-row table:style-name="ro1">
          <table:table-cell table:formula="of:=VALUE([$prevalence_history_20210209.A55])" office:value-type="date" office:date-value="2020-08-23" calcext:value-type="date">
            <text:p>23/08/20</text:p>
          </table:table-cell>
          <table:table-cell table:formula="of:=[$prevalence_history_20210209.B55]" office:value-type="float" office:value="17636.5260904975" calcext:value-type="float">
            <text:p>17636.5260904975</text:p>
          </table:table-cell>
          <table:table-cell table:formula="of:=[$p_from_i_UK.C72]" office:value-type="float" office:value="14271.6449325636" calcext:value-type="float">
            <text:p>14271.6449325636</text:p>
          </table:table-cell>
          <table:table-cell table:formula="of:=[.C73]/[.B73]" office:value-type="float" office:value="0.809209526827004" calcext:value-type="float">
            <text:p>0.809209526827004</text:p>
          </table:table-cell>
        </table:table-row>
        <table:table-row table:style-name="ro1">
          <table:table-cell table:formula="of:=VALUE([$prevalence_history_20210209.A56])" office:value-type="date" office:date-value="2020-08-24" calcext:value-type="date">
            <text:p>24/08/20</text:p>
          </table:table-cell>
          <table:table-cell table:formula="of:=[$prevalence_history_20210209.B56]" office:value-type="float" office:value="17527.1564788583" calcext:value-type="float">
            <text:p>17527.1564788583</text:p>
          </table:table-cell>
          <table:table-cell table:formula="of:=[$p_from_i_UK.C73]" office:value-type="float" office:value="14320.6825200889" calcext:value-type="float">
            <text:p>14320.6825200889</text:p>
          </table:table-cell>
          <table:table-cell table:formula="of:=[.C74]/[.B74]" office:value-type="float" office:value="0.817056807666596" calcext:value-type="float">
            <text:p>0.817056807666596</text:p>
          </table:table-cell>
        </table:table-row>
        <table:table-row table:style-name="ro1">
          <table:table-cell table:formula="of:=VALUE([$prevalence_history_20210209.A57])" office:value-type="date" office:date-value="2020-08-25" calcext:value-type="date">
            <text:p>25/08/20</text:p>
          </table:table-cell>
          <table:table-cell table:formula="of:=[$prevalence_history_20210209.B57]" office:value-type="float" office:value="17411.2016248822" calcext:value-type="float">
            <text:p>17411.2016248822</text:p>
          </table:table-cell>
          <table:table-cell table:formula="of:=[$p_from_i_UK.C74]" office:value-type="float" office:value="14309.9279681806" calcext:value-type="float">
            <text:p>14309.9279681806</text:p>
          </table:table-cell>
          <table:table-cell table:formula="of:=[.C75]/[.B75]" office:value-type="float" office:value="0.821880550032253" calcext:value-type="float">
            <text:p>0.821880550032253</text:p>
          </table:table-cell>
        </table:table-row>
        <table:table-row table:style-name="ro1">
          <table:table-cell table:formula="of:=VALUE([$prevalence_history_20210209.A58])" office:value-type="date" office:date-value="2020-08-26" calcext:value-type="date">
            <text:p>26/08/20</text:p>
          </table:table-cell>
          <table:table-cell table:formula="of:=[$prevalence_history_20210209.B58]" office:value-type="float" office:value="17656.7823533368" calcext:value-type="float">
            <text:p>17656.7823533368</text:p>
          </table:table-cell>
          <table:table-cell table:formula="of:=[$p_from_i_UK.C75]" office:value-type="float" office:value="14304.1446321387" calcext:value-type="float">
            <text:p>14304.1446321387</text:p>
          </table:table-cell>
          <table:table-cell table:formula="of:=[.C76]/[.B76]" office:value-type="float" office:value="0.810121818680938" calcext:value-type="float">
            <text:p>0.810121818680938</text:p>
          </table:table-cell>
        </table:table-row>
        <table:table-row table:style-name="ro1">
          <table:table-cell table:formula="of:=VALUE([$prevalence_history_20210209.A59])" office:value-type="date" office:date-value="2020-08-27" calcext:value-type="date">
            <text:p>27/08/20</text:p>
          </table:table-cell>
          <table:table-cell table:formula="of:=[$prevalence_history_20210209.B59]" office:value-type="float" office:value="17985.3152903827" calcext:value-type="float">
            <text:p>17985.3152903827</text:p>
          </table:table-cell>
          <table:table-cell table:formula="of:=[$p_from_i_UK.C76]" office:value-type="float" office:value="14647.8784665416" calcext:value-type="float">
            <text:p>14647.8784665416</text:p>
          </table:table-cell>
          <table:table-cell table:formula="of:=[.C77]/[.B77]" office:value-type="float" office:value="0.814435456373358" calcext:value-type="float">
            <text:p>0.814435456373358</text:p>
          </table:table-cell>
        </table:table-row>
        <table:table-row table:style-name="ro1">
          <table:table-cell table:formula="of:=VALUE([$prevalence_history_20210209.A60])" office:value-type="date" office:date-value="2020-08-28" calcext:value-type="date">
            <text:p>28/08/20</text:p>
          </table:table-cell>
          <table:table-cell table:formula="of:=[$prevalence_history_20210209.B60]" office:value-type="float" office:value="18285.258556777" calcext:value-type="float">
            <text:p>18285.258556777</text:p>
          </table:table-cell>
          <table:table-cell table:formula="of:=[$p_from_i_UK.C77]" office:value-type="float" office:value="15030.1044654026" calcext:value-type="float">
            <text:p>15030.1044654026</text:p>
          </table:table-cell>
          <table:table-cell table:formula="of:=[.C78]/[.B78]" office:value-type="float" office:value="0.821979323876282" calcext:value-type="float">
            <text:p>0.821979323876282</text:p>
          </table:table-cell>
        </table:table-row>
        <table:table-row table:style-name="ro1">
          <table:table-cell table:formula="of:=VALUE([$prevalence_history_20210209.A61])" office:value-type="date" office:date-value="2020-08-29" calcext:value-type="date">
            <text:p>29/08/20</text:p>
          </table:table-cell>
          <table:table-cell table:formula="of:=[$prevalence_history_20210209.B61]" office:value-type="float" office:value="18789.4449522119" calcext:value-type="float">
            <text:p>18789.4449522119</text:p>
          </table:table-cell>
          <table:table-cell table:formula="of:=[$p_from_i_UK.C78]" office:value-type="float" office:value="15392.9053993226" calcext:value-type="float">
            <text:p>15392.9053993226</text:p>
          </table:table-cell>
          <table:table-cell table:formula="of:=[.C79]/[.B79]" office:value-type="float" office:value="0.819231512078837" calcext:value-type="float">
            <text:p>0.819231512078837</text:p>
          </table:table-cell>
        </table:table-row>
        <table:table-row table:style-name="ro1">
          <table:table-cell table:formula="of:=VALUE([$prevalence_history_20210209.A62])" office:value-type="date" office:date-value="2020-08-30" calcext:value-type="date">
            <text:p>30/08/20</text:p>
          </table:table-cell>
          <table:table-cell table:formula="of:=[$prevalence_history_20210209.B62]" office:value-type="float" office:value="19455.79524168" calcext:value-type="float">
            <text:p>19455.79524168</text:p>
          </table:table-cell>
          <table:table-cell table:formula="of:=[$p_from_i_UK.C79]" office:value-type="float" office:value="15909.436761905" calcext:value-type="float">
            <text:p>15909.436761905</text:p>
          </table:table-cell>
          <table:table-cell table:formula="of:=[.C80]/[.B80]" office:value-type="float" office:value="0.817722255208688" calcext:value-type="float">
            <text:p>0.817722255208688</text:p>
          </table:table-cell>
        </table:table-row>
        <table:table-row table:style-name="ro1">
          <table:table-cell table:formula="of:=VALUE([$prevalence_history_20210209.A63])" office:value-type="date" office:date-value="2020-08-31" calcext:value-type="date">
            <text:p>31/08/20</text:p>
          </table:table-cell>
          <table:table-cell table:formula="of:=[$prevalence_history_20210209.B63]" office:value-type="float" office:value="20044.7586543267" calcext:value-type="float">
            <text:p>20044.7586543267</text:p>
          </table:table-cell>
          <table:table-cell table:formula="of:=[$p_from_i_UK.C80]" office:value-type="float" office:value="16600.7754879489" calcext:value-type="float">
            <text:p>16600.7754879489</text:p>
          </table:table-cell>
          <table:table-cell table:formula="of:=[.C81]/[.B81]" office:value-type="float" office:value="0.828185351304572" calcext:value-type="float">
            <text:p>0.828185351304572</text:p>
          </table:table-cell>
        </table:table-row>
        <table:table-row table:style-name="ro1">
          <table:table-cell table:formula="of:=VALUE([$prevalence_history_20210209.A64])" office:value-type="date" office:date-value="2020-09-01" calcext:value-type="date">
            <text:p>01/09/20</text:p>
          </table:table-cell>
          <table:table-cell table:formula="of:=[$prevalence_history_20210209.B64]" office:value-type="float" office:value="20675.6728400771" calcext:value-type="float">
            <text:p>20675.6728400771</text:p>
          </table:table-cell>
          <table:table-cell table:formula="of:=[$p_from_i_UK.C81]" office:value-type="float" office:value="17205.8753293809" calcext:value-type="float">
            <text:p>17205.8753293809</text:p>
          </table:table-cell>
          <table:table-cell table:formula="of:=[.C82]/[.B82]" office:value-type="float" office:value="0.832179705224853" calcext:value-type="float">
            <text:p>0.832179705224853</text:p>
          </table:table-cell>
        </table:table-row>
        <table:table-row table:style-name="ro1">
          <table:table-cell table:formula="of:=VALUE([$prevalence_history_20210209.A65])" office:value-type="date" office:date-value="2020-09-02" calcext:value-type="date">
            <text:p>02/09/20</text:p>
          </table:table-cell>
          <table:table-cell table:formula="of:=[$prevalence_history_20210209.B65]" office:value-type="float" office:value="21634.573426458" calcext:value-type="float">
            <text:p>21634.573426458</text:p>
          </table:table-cell>
          <table:table-cell table:formula="of:=[$p_from_i_UK.C82]" office:value-type="float" office:value="17814.8746524784" calcext:value-type="float">
            <text:p>17814.8746524784</text:p>
          </table:table-cell>
          <table:table-cell table:formula="of:=[.C83]/[.B83]" office:value-type="float" office:value="0.823444692035927" calcext:value-type="float">
            <text:p>0.823444692035927</text:p>
          </table:table-cell>
        </table:table-row>
        <table:table-row table:style-name="ro1">
          <table:table-cell table:formula="of:=VALUE([$prevalence_history_20210209.A66])" office:value-type="date" office:date-value="2020-09-03" calcext:value-type="date">
            <text:p>03/09/20</text:p>
          </table:table-cell>
          <table:table-cell table:formula="of:=[$prevalence_history_20210209.B66]" office:value-type="float" office:value="22543.4504425177" calcext:value-type="float">
            <text:p>22543.4504425177</text:p>
          </table:table-cell>
          <table:table-cell table:formula="of:=[$p_from_i_UK.C83]" office:value-type="float" office:value="18693.5420905399" calcext:value-type="float">
            <text:p>18693.5420905399</text:p>
          </table:table-cell>
          <table:table-cell table:formula="of:=[.C84]/[.B84]" office:value-type="float" office:value="0.829222755327783" calcext:value-type="float">
            <text:p>0.829222755327783</text:p>
          </table:table-cell>
        </table:table-row>
        <table:table-row table:style-name="ro1">
          <table:table-cell table:formula="of:=VALUE([$prevalence_history_20210209.A67])" office:value-type="date" office:date-value="2020-09-04" calcext:value-type="date">
            <text:p>04/09/20</text:p>
          </table:table-cell>
          <table:table-cell table:formula="of:=[$prevalence_history_20210209.B67]" office:value-type="float" office:value="23618.8634144704" calcext:value-type="float">
            <text:p>23618.8634144704</text:p>
          </table:table-cell>
          <table:table-cell table:formula="of:=[$p_from_i_UK.C84]" office:value-type="float" office:value="19446.9684675845" calcext:value-type="float">
            <text:p>19446.9684675845</text:p>
          </table:table-cell>
          <table:table-cell table:formula="of:=[.C85]/[.B85]" office:value-type="float" office:value="0.823365973473139" calcext:value-type="float">
            <text:p>0.823365973473139</text:p>
          </table:table-cell>
        </table:table-row>
        <table:table-row table:style-name="ro1">
          <table:table-cell table:formula="of:=VALUE([$prevalence_history_20210209.A68])" office:value-type="date" office:date-value="2020-09-05" calcext:value-type="date">
            <text:p>05/09/20</text:p>
          </table:table-cell>
          <table:table-cell table:formula="of:=[$prevalence_history_20210209.B68]" office:value-type="float" office:value="25039.7114747224" calcext:value-type="float">
            <text:p>25039.7114747224</text:p>
          </table:table-cell>
          <table:table-cell table:formula="of:=[$p_from_i_UK.C85]" office:value-type="float" office:value="20352.4404797283" calcext:value-type="float">
            <text:p>20352.4404797283</text:p>
          </table:table-cell>
          <table:table-cell table:formula="of:=[.C86]/[.B86]" office:value-type="float" office:value="0.812806509383067" calcext:value-type="float">
            <text:p>0.812806509383067</text:p>
          </table:table-cell>
        </table:table-row>
        <table:table-row table:style-name="ro1">
          <table:table-cell table:formula="of:=VALUE([$prevalence_history_20210209.A69])" office:value-type="date" office:date-value="2020-09-06" calcext:value-type="date">
            <text:p>06/09/20</text:p>
          </table:table-cell>
          <table:table-cell table:formula="of:=[$prevalence_history_20210209.B69]" office:value-type="float" office:value="26676.9135147193" calcext:value-type="float">
            <text:p>26676.9135147193</text:p>
          </table:table-cell>
          <table:table-cell table:formula="of:=[$p_from_i_UK.C86]" office:value-type="float" office:value="21537.2628976726" calcext:value-type="float">
            <text:p>21537.2628976726</text:p>
          </table:table-cell>
          <table:table-cell table:formula="of:=[.C87]/[.B87]" office:value-type="float" office:value="0.807337133877545" calcext:value-type="float">
            <text:p>0.807337133877545</text:p>
          </table:table-cell>
        </table:table-row>
        <table:table-row table:style-name="ro1">
          <table:table-cell table:formula="of:=VALUE([$prevalence_history_20210209.A70])" office:value-type="date" office:date-value="2020-09-07" calcext:value-type="date">
            <text:p>07/09/20</text:p>
          </table:table-cell>
          <table:table-cell table:formula="of:=[$prevalence_history_20210209.B70]" office:value-type="float" office:value="28631.9810955312" calcext:value-type="float">
            <text:p>28631.9810955312</text:p>
          </table:table-cell>
          <table:table-cell table:formula="of:=[$p_from_i_UK.C87]" office:value-type="float" office:value="22922.11181722" calcext:value-type="float">
            <text:p>22922.11181722</text:p>
          </table:table-cell>
          <table:table-cell table:formula="of:=[.C88]/[.B88]" office:value-type="float" office:value="0.800577219604188" calcext:value-type="float">
            <text:p>0.800577219604188</text:p>
          </table:table-cell>
        </table:table-row>
        <table:table-row table:style-name="ro1">
          <table:table-cell table:formula="of:=VALUE([$prevalence_history_20210209.A71])" office:value-type="date" office:date-value="2020-09-08" calcext:value-type="date">
            <text:p>08/09/20</text:p>
          </table:table-cell>
          <table:table-cell table:formula="of:=[$prevalence_history_20210209.B71]" office:value-type="float" office:value="30718.1216346511" calcext:value-type="float">
            <text:p>30718.1216346511</text:p>
          </table:table-cell>
          <table:table-cell table:formula="of:=[$p_from_i_UK.C88]" office:value-type="float" office:value="24567.6609716505" calcext:value-type="float">
            <text:p>24567.6609716505</text:p>
          </table:table-cell>
          <table:table-cell table:formula="of:=[.C89]/[.B89]" office:value-type="float" office:value="0.799777449410754" calcext:value-type="float">
            <text:p>0.799777449410754</text:p>
          </table:table-cell>
        </table:table-row>
        <table:table-row table:style-name="ro1">
          <table:table-cell table:formula="of:=VALUE([$prevalence_history_20210209.A72])" office:value-type="date" office:date-value="2020-09-09" calcext:value-type="date">
            <text:p>09/09/20</text:p>
          </table:table-cell>
          <table:table-cell table:formula="of:=[$prevalence_history_20210209.B72]" office:value-type="float" office:value="32886.5737416309" calcext:value-type="float">
            <text:p>32886.5737416309</text:p>
          </table:table-cell>
          <table:table-cell table:formula="of:=[$p_from_i_UK.C89]" office:value-type="float" office:value="26281.3591733544" calcext:value-type="float">
            <text:p>26281.3591733544</text:p>
          </table:table-cell>
          <table:table-cell table:formula="of:=[.C90]/[.B90]" office:value-type="float" office:value="0.799151634944718" calcext:value-type="float">
            <text:p>0.799151634944718</text:p>
          </table:table-cell>
        </table:table-row>
        <table:table-row table:style-name="ro1">
          <table:table-cell table:formula="of:=VALUE([$prevalence_history_20210209.A73])" office:value-type="date" office:date-value="2020-09-10" calcext:value-type="date">
            <text:p>10/09/20</text:p>
          </table:table-cell>
          <table:table-cell table:formula="of:=[$prevalence_history_20210209.B73]" office:value-type="float" office:value="35668.5440258692" calcext:value-type="float">
            <text:p>35668.5440258692</text:p>
          </table:table-cell>
          <table:table-cell table:formula="of:=[$p_from_i_UK.C90]" office:value-type="float" office:value="27989.5781187208" calcext:value-type="float">
            <text:p>27989.5781187208</text:p>
          </table:table-cell>
          <table:table-cell table:formula="of:=[.C91]/[.B91]" office:value-type="float" office:value="0.784713222340134" calcext:value-type="float">
            <text:p>0.784713222340134</text:p>
          </table:table-cell>
        </table:table-row>
        <table:table-row table:style-name="ro1">
          <table:table-cell table:formula="of:=VALUE([$prevalence_history_20210209.A74])" office:value-type="date" office:date-value="2020-09-11" calcext:value-type="date">
            <text:p>11/09/20</text:p>
          </table:table-cell>
          <table:table-cell table:formula="of:=[$prevalence_history_20210209.B74]" office:value-type="float" office:value="38887.8161615289" calcext:value-type="float">
            <text:p>38887.8161615289</text:p>
          </table:table-cell>
          <table:table-cell table:formula="of:=[$p_from_i_UK.C91]" office:value-type="float" office:value="30213.2210394347" calcext:value-type="float">
            <text:p>30213.2210394347</text:p>
          </table:table-cell>
          <table:table-cell table:formula="of:=[.C92]/[.B92]" office:value-type="float" office:value="0.776932829396684" calcext:value-type="float">
            <text:p>0.776932829396684</text:p>
          </table:table-cell>
        </table:table-row>
        <table:table-row table:style-name="ro1">
          <table:table-cell table:formula="of:=VALUE([$prevalence_history_20210209.A75])" office:value-type="date" office:date-value="2020-09-12" calcext:value-type="date">
            <text:p>12/09/20</text:p>
          </table:table-cell>
          <table:table-cell table:formula="of:=[$prevalence_history_20210209.B75]" office:value-type="float" office:value="42762.7736306203" calcext:value-type="float">
            <text:p>42762.7736306203</text:p>
          </table:table-cell>
          <table:table-cell table:formula="of:=[$p_from_i_UK.C92]" office:value-type="float" office:value="32753.4793084083" calcext:value-type="float">
            <text:p>32753.4793084083</text:p>
          </table:table-cell>
          <table:table-cell table:formula="of:=[.C93]/[.B93]" office:value-type="float" office:value="0.765934398720928" calcext:value-type="float">
            <text:p>0.765934398720928</text:p>
          </table:table-cell>
        </table:table-row>
        <table:table-row table:style-name="ro1">
          <table:table-cell table:formula="of:=VALUE([$prevalence_history_20210209.A76])" office:value-type="date" office:date-value="2020-09-13" calcext:value-type="date">
            <text:p>13/09/20</text:p>
          </table:table-cell>
          <table:table-cell table:formula="of:=[$prevalence_history_20210209.B76]" office:value-type="float" office:value="47023.2785848256" calcext:value-type="float">
            <text:p>47023.2785848256</text:p>
          </table:table-cell>
          <table:table-cell table:formula="of:=[$p_from_i_UK.C93]" office:value-type="float" office:value="35870.0752028289" calcext:value-type="float">
            <text:p>35870.0752028289</text:p>
          </table:table-cell>
          <table:table-cell table:formula="of:=[.C94]/[.B94]" office:value-type="float" office:value="0.762815275377334" calcext:value-type="float">
            <text:p>0.762815275377334</text:p>
          </table:table-cell>
        </table:table-row>
        <table:table-row table:style-name="ro1">
          <table:table-cell table:formula="of:=VALUE([$prevalence_history_20210209.A77])" office:value-type="date" office:date-value="2020-09-14" calcext:value-type="date">
            <text:p>14/09/20</text:p>
          </table:table-cell>
          <table:table-cell table:formula="of:=[$prevalence_history_20210209.B77]" office:value-type="float" office:value="51885.1712430801" calcext:value-type="float">
            <text:p>51885.1712430801</text:p>
          </table:table-cell>
          <table:table-cell table:formula="of:=[$p_from_i_UK.C94]" office:value-type="float" office:value="39230.8328786098" calcext:value-type="float">
            <text:p>39230.8328786098</text:p>
          </table:table-cell>
          <table:table-cell table:formula="of:=[.C95]/[.B95]" office:value-type="float" office:value="0.756108767470667" calcext:value-type="float">
            <text:p>0.756108767470667</text:p>
          </table:table-cell>
        </table:table-row>
        <table:table-row table:style-name="ro1">
          <table:table-cell table:formula="of:=VALUE([$prevalence_history_20210209.A78])" office:value-type="date" office:date-value="2020-09-15" calcext:value-type="date">
            <text:p>15/09/20</text:p>
          </table:table-cell>
          <table:table-cell table:formula="of:=[$prevalence_history_20210209.B78]" office:value-type="float" office:value="57567.2699673538" calcext:value-type="float">
            <text:p>57567.2699673538</text:p>
          </table:table-cell>
          <table:table-cell table:formula="of:=[$p_from_i_UK.C95]" office:value-type="float" office:value="43126.1671695318" calcext:value-type="float">
            <text:p>43126.1671695318</text:p>
          </table:table-cell>
          <table:table-cell table:formula="of:=[.C96]/[.B96]" office:value-type="float" office:value="0.749143865845793" calcext:value-type="float">
            <text:p>0.749143865845793</text:p>
          </table:table-cell>
        </table:table-row>
        <table:table-row table:style-name="ro1">
          <table:table-cell table:formula="of:=VALUE([$prevalence_history_20210209.A79])" office:value-type="date" office:date-value="2020-09-16" calcext:value-type="date">
            <text:p>16/09/20</text:p>
          </table:table-cell>
          <table:table-cell table:formula="of:=[$prevalence_history_20210209.B79]" office:value-type="float" office:value="63706.9568797434" calcext:value-type="float">
            <text:p>63706.9568797434</text:p>
          </table:table-cell>
          <table:table-cell table:formula="of:=[$p_from_i_UK.C96]" office:value-type="float" office:value="47714.9112159153" calcext:value-type="float">
            <text:p>47714.9112159153</text:p>
          </table:table-cell>
          <table:table-cell table:formula="of:=[.C97]/[.B97]" office:value-type="float" office:value="0.748974893055784" calcext:value-type="float">
            <text:p>0.748974893055784</text:p>
          </table:table-cell>
        </table:table-row>
        <table:table-row table:style-name="ro1">
          <table:table-cell table:formula="of:=VALUE([$prevalence_history_20210209.A80])" office:value-type="date" office:date-value="2020-09-17" calcext:value-type="date">
            <text:p>17/09/20</text:p>
          </table:table-cell>
          <table:table-cell table:formula="of:=[$prevalence_history_20210209.B80]" office:value-type="float" office:value="70713.8487212023" calcext:value-type="float">
            <text:p>70713.8487212023</text:p>
          </table:table-cell>
          <table:table-cell table:formula="of:=[$p_from_i_UK.C97]" office:value-type="float" office:value="52718.308312605" calcext:value-type="float">
            <text:p>52718.308312605</text:p>
          </table:table-cell>
          <table:table-cell table:formula="of:=[.C98]/[.B98]" office:value-type="float" office:value="0.745516037748887" calcext:value-type="float">
            <text:p>0.745516037748887</text:p>
          </table:table-cell>
        </table:table-row>
        <table:table-row table:style-name="ro1">
          <table:table-cell table:formula="of:=VALUE([$prevalence_history_20210209.A81])" office:value-type="date" office:date-value="2020-09-18" calcext:value-type="date">
            <text:p>18/09/20</text:p>
          </table:table-cell>
          <table:table-cell table:formula="of:=[$prevalence_history_20210209.B81]" office:value-type="float" office:value="78450.6116629548" calcext:value-type="float">
            <text:p>78450.6116629548</text:p>
          </table:table-cell>
          <table:table-cell table:formula="of:=[$p_from_i_UK.C98]" office:value-type="float" office:value="58655.3758936555" calcext:value-type="float">
            <text:p>58655.3758936555</text:p>
          </table:table-cell>
          <table:table-cell table:formula="of:=[.C99]/[.B99]" office:value-type="float" office:value="0.74767263951561" calcext:value-type="float">
            <text:p>0.74767263951561</text:p>
          </table:table-cell>
        </table:table-row>
        <table:table-row table:style-name="ro1">
          <table:table-cell table:formula="of:=VALUE([$prevalence_history_20210209.A82])" office:value-type="date" office:date-value="2020-09-19" calcext:value-type="date">
            <text:p>19/09/20</text:p>
          </table:table-cell>
          <table:table-cell table:formula="of:=[$prevalence_history_20210209.B82]" office:value-type="float" office:value="87199.9083536116" calcext:value-type="float">
            <text:p>87199.9083536116</text:p>
          </table:table-cell>
          <table:table-cell table:formula="of:=[$p_from_i_UK.C99]" office:value-type="float" office:value="65070.5596438646" calcext:value-type="float">
            <text:p>65070.5596438646</text:p>
          </table:table-cell>
          <table:table-cell table:formula="of:=[.C100]/[.B100]" office:value-type="float" office:value="0.746222798537718" calcext:value-type="float">
            <text:p>0.746222798537718</text:p>
          </table:table-cell>
        </table:table-row>
        <table:table-row table:style-name="ro1">
          <table:table-cell table:formula="of:=VALUE([$prevalence_history_20210209.A83])" office:value-type="date" office:date-value="2020-09-20" calcext:value-type="date">
            <text:p>20/09/20</text:p>
          </table:table-cell>
          <table:table-cell table:formula="of:=[$prevalence_history_20210209.B83]" office:value-type="float" office:value="96275.1433709536" calcext:value-type="float">
            <text:p>96275.1433709536</text:p>
          </table:table-cell>
          <table:table-cell table:formula="of:=[$p_from_i_UK.C100]" office:value-type="float" office:value="72508.8408213091" calcext:value-type="float">
            <text:p>72508.8408213091</text:p>
          </table:table-cell>
          <table:table-cell table:formula="of:=[.C101]/[.B101]" office:value-type="float" office:value="0.753141862816329" calcext:value-type="float">
            <text:p>0.753141862816329</text:p>
          </table:table-cell>
        </table:table-row>
        <table:table-row table:style-name="ro1">
          <table:table-cell table:formula="of:=VALUE([$prevalence_history_20210209.A84])" office:value-type="date" office:date-value="2020-09-21" calcext:value-type="date">
            <text:p>21/09/20</text:p>
          </table:table-cell>
          <table:table-cell table:formula="of:=[$prevalence_history_20210209.B84]" office:value-type="float" office:value="106443.808522455" calcext:value-type="float">
            <text:p>106443.808522455</text:p>
          </table:table-cell>
          <table:table-cell table:formula="of:=[$p_from_i_UK.C101]" office:value-type="float" office:value="80094.1245702804" calcext:value-type="float">
            <text:p>80094.1245702804</text:p>
          </table:table-cell>
          <table:table-cell table:formula="of:=[.C102]/[.B102]" office:value-type="float" office:value="0.752454517384015" calcext:value-type="float">
            <text:p>0.752454517384015</text:p>
          </table:table-cell>
        </table:table-row>
        <table:table-row table:style-name="ro1">
          <table:table-cell table:formula="of:=VALUE([$prevalence_history_20210209.A85])" office:value-type="date" office:date-value="2020-09-22" calcext:value-type="date">
            <text:p>22/09/20</text:p>
          </table:table-cell>
          <table:table-cell table:formula="of:=[$prevalence_history_20210209.B85]" office:value-type="float" office:value="117621.391094936" calcext:value-type="float">
            <text:p>117621.391094936</text:p>
          </table:table-cell>
          <table:table-cell table:formula="of:=[$p_from_i_UK.C102]" office:value-type="float" office:value="88660.1889092041" calcext:value-type="float">
            <text:p>88660.1889092041</text:p>
          </table:table-cell>
          <table:table-cell table:formula="of:=[.C103]/[.B103]" office:value-type="float" office:value="0.753776061342818" calcext:value-type="float">
            <text:p>0.753776061342818</text:p>
          </table:table-cell>
        </table:table-row>
        <table:table-row table:style-name="ro1">
          <table:table-cell table:formula="of:=VALUE([$prevalence_history_20210209.A86])" office:value-type="date" office:date-value="2020-09-23" calcext:value-type="date">
            <text:p>23/09/20</text:p>
          </table:table-cell>
          <table:table-cell table:formula="of:=[$prevalence_history_20210209.B86]" office:value-type="float" office:value="129795.111997831" calcext:value-type="float">
            <text:p>129795.111997831</text:p>
          </table:table-cell>
          <table:table-cell table:formula="of:=[$p_from_i_UK.C103]" office:value-type="float" office:value="98348.1391685683" calcext:value-type="float">
            <text:p>98348.1391685683</text:p>
          </table:table-cell>
          <table:table-cell table:formula="of:=[.C104]/[.B104]" office:value-type="float" office:value="0.757718358224551" calcext:value-type="float">
            <text:p>0.757718358224551</text:p>
          </table:table-cell>
        </table:table-row>
        <table:table-row table:style-name="ro1">
          <table:table-cell table:formula="of:=VALUE([$prevalence_history_20210209.A87])" office:value-type="date" office:date-value="2020-09-24" calcext:value-type="date">
            <text:p>24/09/20</text:p>
          </table:table-cell>
          <table:table-cell table:formula="of:=[$prevalence_history_20210209.B87]" office:value-type="float" office:value="143592.146144412" calcext:value-type="float">
            <text:p>143592.146144412</text:p>
          </table:table-cell>
          <table:table-cell table:formula="of:=[$p_from_i_UK.C104]" office:value-type="float" office:value="109005.048405108" calcext:value-type="float">
            <text:p>109005.048405108</text:p>
          </table:table-cell>
          <table:table-cell table:formula="of:=[.C105]/[.B105]" office:value-type="float" office:value="0.759129599577683" calcext:value-type="float">
            <text:p>0.759129599577683</text:p>
          </table:table-cell>
        </table:table-row>
        <table:table-row table:style-name="ro1">
          <table:table-cell table:formula="of:=VALUE([$prevalence_history_20210209.A88])" office:value-type="date" office:date-value="2020-09-25" calcext:value-type="date">
            <text:p>25/09/20</text:p>
          </table:table-cell>
          <table:table-cell table:formula="of:=[$prevalence_history_20210209.B88]" office:value-type="float" office:value="157315.338889612" calcext:value-type="float">
            <text:p>157315.338889612</text:p>
          </table:table-cell>
          <table:table-cell table:formula="of:=[$p_from_i_UK.C105]" office:value-type="float" office:value="121092.481318219" calcext:value-type="float">
            <text:p>121092.481318219</text:p>
          </table:table-cell>
          <table:table-cell table:formula="of:=[.C106]/[.B106]" office:value-type="float" office:value="0.769743638305923" calcext:value-type="float">
            <text:p>0.769743638305923</text:p>
          </table:table-cell>
        </table:table-row>
        <table:table-row table:style-name="ro1">
          <table:table-cell table:formula="of:=VALUE([$prevalence_history_20210209.A89])" office:value-type="date" office:date-value="2020-09-26" calcext:value-type="date">
            <text:p>26/09/20</text:p>
          </table:table-cell>
          <table:table-cell table:formula="of:=[$prevalence_history_20210209.B89]" office:value-type="float" office:value="170568.050206868" calcext:value-type="float">
            <text:p>170568.050206868</text:p>
          </table:table-cell>
          <table:table-cell table:formula="of:=[$p_from_i_UK.C106]" office:value-type="float" office:value="133032.833661303" calcext:value-type="float">
            <text:p>133032.833661303</text:p>
          </table:table-cell>
          <table:table-cell table:formula="of:=[.C107]/[.B107]" office:value-type="float" office:value="0.779939933064594" calcext:value-type="float">
            <text:p>0.779939933064594</text:p>
          </table:table-cell>
        </table:table-row>
        <table:table-row table:style-name="ro1">
          <table:table-cell table:formula="of:=VALUE([$prevalence_history_20210209.A90])" office:value-type="date" office:date-value="2020-09-27" calcext:value-type="date">
            <text:p>27/09/20</text:p>
          </table:table-cell>
          <table:table-cell table:formula="of:=[$prevalence_history_20210209.B90]" office:value-type="float" office:value="182983.903360071" calcext:value-type="float">
            <text:p>182983.903360071</text:p>
          </table:table-cell>
          <table:table-cell table:formula="of:=[$p_from_i_UK.C107]" office:value-type="float" office:value="144308.091946307" calcext:value-type="float">
            <text:p>144308.091946307</text:p>
          </table:table-cell>
          <table:table-cell table:formula="of:=[.C108]/[.B108]" office:value-type="float" office:value="0.788638176891121" calcext:value-type="float">
            <text:p>0.788638176891121</text:p>
          </table:table-cell>
        </table:table-row>
        <table:table-row table:style-name="ro1">
          <table:table-cell table:formula="of:=VALUE([$prevalence_history_20210209.A91])" office:value-type="date" office:date-value="2020-09-28" calcext:value-type="date">
            <text:p>28/09/20</text:p>
          </table:table-cell>
          <table:table-cell table:formula="of:=[$prevalence_history_20210209.B91]" office:value-type="float" office:value="194892.936201089" calcext:value-type="float">
            <text:p>194892.936201089</text:p>
          </table:table-cell>
          <table:table-cell table:formula="of:=[$p_from_i_UK.C108]" office:value-type="float" office:value="154522.13297297" calcext:value-type="float">
            <text:p>154522.13297297</text:p>
          </table:table-cell>
          <table:table-cell table:formula="of:=[.C109]/[.B109]" office:value-type="float" office:value="0.792856508732236" calcext:value-type="float">
            <text:p>0.792856508732236</text:p>
          </table:table-cell>
        </table:table-row>
        <table:table-row table:style-name="ro1">
          <table:table-cell table:formula="of:=VALUE([$prevalence_history_20210209.A92])" office:value-type="date" office:date-value="2020-09-29" calcext:value-type="date">
            <text:p>29/09/20</text:p>
          </table:table-cell>
          <table:table-cell table:formula="of:=[$prevalence_history_20210209.B92]" office:value-type="float" office:value="206289.64579698" calcext:value-type="float">
            <text:p>206289.64579698</text:p>
          </table:table-cell>
          <table:table-cell table:formula="of:=[$p_from_i_UK.C109]" office:value-type="float" office:value="164089.557934248" calcext:value-type="float">
            <text:p>164089.557934248</text:p>
          </table:table-cell>
          <table:table-cell table:formula="of:=[.C110]/[.B110]" office:value-type="float" office:value="0.795432835711669" calcext:value-type="float">
            <text:p>0.795432835711669</text:p>
          </table:table-cell>
        </table:table-row>
        <table:table-row table:style-name="ro1">
          <table:table-cell table:formula="of:=VALUE([$prevalence_history_20210209.A93])" office:value-type="date" office:date-value="2020-09-30" calcext:value-type="date">
            <text:p>30/09/20</text:p>
          </table:table-cell>
          <table:table-cell table:formula="of:=[$prevalence_history_20210209.B93]" office:value-type="float" office:value="217919.712745474" calcext:value-type="float">
            <text:p>217919.712745474</text:p>
          </table:table-cell>
          <table:table-cell table:formula="of:=[$p_from_i_UK.C110]" office:value-type="float" office:value="173148.885275224" calcext:value-type="float">
            <text:p>173148.885275224</text:p>
          </table:table-cell>
          <table:table-cell table:formula="of:=[.C111]/[.B111]" office:value-type="float" office:value="0.794553567888823" calcext:value-type="float">
            <text:p>0.794553567888823</text:p>
          </table:table-cell>
        </table:table-row>
        <table:table-row table:style-name="ro1">
          <table:table-cell table:formula="of:=VALUE([$prevalence_history_20210209.A94])" office:value-type="date" office:date-value="2020-10-01" calcext:value-type="date">
            <text:p>01/10/20</text:p>
          </table:table-cell>
          <table:table-cell table:formula="of:=[$prevalence_history_20210209.B94]" office:value-type="float" office:value="228064.564764179" calcext:value-type="float">
            <text:p>228064.564764179</text:p>
          </table:table-cell>
          <table:table-cell table:formula="of:=[$p_from_i_UK.C111]" office:value-type="float" office:value="182285.921377407" calcext:value-type="float">
            <text:p>182285.921377407</text:p>
          </table:table-cell>
          <table:table-cell table:formula="of:=[.C112]/[.B112]" office:value-type="float" office:value="0.799273317912813" calcext:value-type="float">
            <text:p>0.799273317912813</text:p>
          </table:table-cell>
        </table:table-row>
        <table:table-row table:style-name="ro1">
          <table:table-cell table:formula="of:=VALUE([$prevalence_history_20210209.A95])" office:value-type="date" office:date-value="2020-10-02" calcext:value-type="date">
            <text:p>02/10/20</text:p>
          </table:table-cell>
          <table:table-cell table:formula="of:=[$prevalence_history_20210209.B95]" office:value-type="float" office:value="237404.771215572" calcext:value-type="float">
            <text:p>237404.771215572</text:p>
          </table:table-cell>
          <table:table-cell table:formula="of:=[$p_from_i_UK.C112]" office:value-type="float" office:value="190078.037585981" calcext:value-type="float">
            <text:p>190078.037585981</text:p>
          </table:table-cell>
          <table:table-cell table:formula="of:=[.C113]/[.B113]" office:value-type="float" office:value="0.800649610421616" calcext:value-type="float">
            <text:p>0.800649610421616</text:p>
          </table:table-cell>
        </table:table-row>
        <table:table-row table:style-name="ro1">
          <table:table-cell table:formula="of:=VALUE([$prevalence_history_20210209.A96])" office:value-type="date" office:date-value="2020-10-03" calcext:value-type="date">
            <text:p>03/10/20</text:p>
          </table:table-cell>
          <table:table-cell table:formula="of:=[$prevalence_history_20210209.B96]" office:value-type="float" office:value="245766.429899866" calcext:value-type="float">
            <text:p>245766.429899866</text:p>
          </table:table-cell>
          <table:table-cell table:formula="of:=[$p_from_i_UK.C113]" office:value-type="float" office:value="197140.003620686" calcext:value-type="float">
            <text:p>197140.003620686</text:p>
          </table:table-cell>
          <table:table-cell table:formula="of:=[.C114]/[.B114]" office:value-type="float" office:value="0.802143741523233" calcext:value-type="float">
            <text:p>0.802143741523233</text:p>
          </table:table-cell>
        </table:table-row>
        <table:table-row table:style-name="ro1">
          <table:table-cell table:formula="of:=VALUE([$prevalence_history_20210209.A97])" office:value-type="date" office:date-value="2020-10-04" calcext:value-type="date">
            <text:p>04/10/20</text:p>
          </table:table-cell>
          <table:table-cell table:formula="of:=[$prevalence_history_20210209.B97]" office:value-type="float" office:value="254058.772333218" calcext:value-type="float">
            <text:p>254058.772333218</text:p>
          </table:table-cell>
          <table:table-cell table:formula="of:=[$p_from_i_UK.C114]" office:value-type="float" office:value="203345.035735492" calcext:value-type="float">
            <text:p>203345.035735492</text:p>
          </table:table-cell>
          <table:table-cell table:formula="of:=[.C115]/[.B115]" office:value-type="float" office:value="0.800385807850746" calcext:value-type="float">
            <text:p>0.800385807850746</text:p>
          </table:table-cell>
        </table:table-row>
        <table:table-row table:style-name="ro1">
          <table:table-cell table:formula="of:=VALUE([$prevalence_history_20210209.A98])" office:value-type="date" office:date-value="2020-10-05" calcext:value-type="date">
            <text:p>05/10/20</text:p>
          </table:table-cell>
          <table:table-cell table:formula="of:=[$prevalence_history_20210209.B98]" office:value-type="float" office:value="262490.126032733" calcext:value-type="float">
            <text:p>262490.126032733</text:p>
          </table:table-cell>
          <table:table-cell table:formula="of:=[$p_from_i_UK.C115]" office:value-type="float" office:value="209438.906462811" calcext:value-type="float">
            <text:p>209438.906462811</text:p>
          </table:table-cell>
          <table:table-cell table:formula="of:=[.C116]/[.B116]" office:value-type="float" office:value="0.797892513628089" calcext:value-type="float">
            <text:p>0.797892513628089</text:p>
          </table:table-cell>
        </table:table-row>
        <table:table-row table:style-name="ro1">
          <table:table-cell table:formula="of:=VALUE([$prevalence_history_20210209.A99])" office:value-type="date" office:date-value="2020-10-06" calcext:value-type="date">
            <text:p>06/10/20</text:p>
          </table:table-cell>
          <table:table-cell table:formula="of:=[$prevalence_history_20210209.B99]" office:value-type="float" office:value="270528.043599058" calcext:value-type="float">
            <text:p>270528.043599058</text:p>
          </table:table-cell>
          <table:table-cell table:formula="of:=[$p_from_i_UK.C116]" office:value-type="float" office:value="215581.274563158" calcext:value-type="float">
            <text:p>215581.274563158</text:p>
          </table:table-cell>
          <table:table-cell table:formula="of:=[.C117]/[.B117]" office:value-type="float" office:value="0.796890672386869" calcext:value-type="float">
            <text:p>0.796890672386869</text:p>
          </table:table-cell>
        </table:table-row>
        <table:table-row table:style-name="ro1">
          <table:table-cell table:formula="of:=VALUE([$prevalence_history_20210209.A100])" office:value-type="date" office:date-value="2020-10-07" calcext:value-type="date">
            <text:p>07/10/20</text:p>
          </table:table-cell>
          <table:table-cell table:formula="of:=[$prevalence_history_20210209.B100]" office:value-type="float" office:value="277557.881754332" calcext:value-type="float">
            <text:p>277557.881754332</text:p>
          </table:table-cell>
          <table:table-cell table:formula="of:=[$p_from_i_UK.C117]" office:value-type="float" office:value="221391.723579471" calcext:value-type="float">
            <text:p>221391.723579471</text:p>
          </table:table-cell>
          <table:table-cell table:formula="of:=[.C118]/[.B118]" office:value-type="float" office:value="0.797641638494079" calcext:value-type="float">
            <text:p>0.797641638494079</text:p>
          </table:table-cell>
        </table:table-row>
        <table:table-row table:style-name="ro1">
          <table:table-cell table:formula="of:=VALUE([$prevalence_history_20210209.A101])" office:value-type="date" office:date-value="2020-10-08" calcext:value-type="date">
            <text:p>08/10/20</text:p>
          </table:table-cell>
          <table:table-cell table:formula="of:=[$prevalence_history_20210209.B101]" office:value-type="float" office:value="284823.790392843" calcext:value-type="float">
            <text:p>284823.790392843</text:p>
          </table:table-cell>
          <table:table-cell table:formula="of:=[$p_from_i_UK.C118]" office:value-type="float" office:value="226213.240975029" calcext:value-type="float">
            <text:p>226213.240975029</text:p>
          </table:table-cell>
          <table:table-cell table:formula="of:=[.C119]/[.B119]" office:value-type="float" office:value="0.794221720956049" calcext:value-type="float">
            <text:p>0.794221720956049</text:p>
          </table:table-cell>
        </table:table-row>
        <table:table-row table:style-name="ro1">
          <table:table-cell table:formula="of:=VALUE([$prevalence_history_20210209.A102])" office:value-type="date" office:date-value="2020-10-09" calcext:value-type="date">
            <text:p>09/10/20</text:p>
          </table:table-cell>
          <table:table-cell table:formula="of:=[$prevalence_history_20210209.B102]" office:value-type="float" office:value="291898.682480643" calcext:value-type="float">
            <text:p>291898.682480643</text:p>
          </table:table-cell>
          <table:table-cell table:formula="of:=[$p_from_i_UK.C119]" office:value-type="float" office:value="231395.894962892" calcext:value-type="float">
            <text:p>231395.894962892</text:p>
          </table:table-cell>
          <table:table-cell table:formula="of:=[.C120]/[.B120]" office:value-type="float" office:value="0.792726753668156" calcext:value-type="float">
            <text:p>0.792726753668156</text:p>
          </table:table-cell>
        </table:table-row>
        <table:table-row table:style-name="ro1">
          <table:table-cell table:formula="of:=VALUE([$prevalence_history_20210209.A103])" office:value-type="date" office:date-value="2020-10-10" calcext:value-type="date">
            <text:p>10/10/20</text:p>
          </table:table-cell>
          <table:table-cell table:formula="of:=[$prevalence_history_20210209.B103]" office:value-type="float" office:value="299650.527503463" calcext:value-type="float">
            <text:p>299650.527503463</text:p>
          </table:table-cell>
          <table:table-cell table:formula="of:=[$p_from_i_UK.C120]" office:value-type="float" office:value="236393.290542881" calcext:value-type="float">
            <text:p>236393.290542881</text:p>
          </table:table-cell>
          <table:table-cell table:formula="of:=[.C121]/[.B121]" office:value-type="float" office:value="0.788896627389215" calcext:value-type="float">
            <text:p>0.788896627389215</text:p>
          </table:table-cell>
        </table:table-row>
        <table:table-row table:style-name="ro1">
          <table:table-cell table:formula="of:=VALUE([$prevalence_history_20210209.A104])" office:value-type="date" office:date-value="2020-10-11" calcext:value-type="date">
            <text:p>11/10/20</text:p>
          </table:table-cell>
          <table:table-cell table:formula="of:=[$prevalence_history_20210209.B104]" office:value-type="float" office:value="307207.307440429" calcext:value-type="float">
            <text:p>307207.307440429</text:p>
          </table:table-cell>
          <table:table-cell table:formula="of:=[$p_from_i_UK.C121]" office:value-type="float" office:value="242124.030120363" calcext:value-type="float">
            <text:p>242124.030120363</text:p>
          </table:table-cell>
          <table:table-cell table:formula="of:=[.C122]/[.B122]" office:value-type="float" office:value="0.788145412743198" calcext:value-type="float">
            <text:p>0.788145412743198</text:p>
          </table:table-cell>
        </table:table-row>
        <table:table-row table:style-name="ro1">
          <table:table-cell table:formula="of:=VALUE([$prevalence_history_20210209.A105])" office:value-type="date" office:date-value="2020-10-12" calcext:value-type="date">
            <text:p>12/10/20</text:p>
          </table:table-cell>
          <table:table-cell table:formula="of:=[$prevalence_history_20210209.B105]" office:value-type="float" office:value="315690.901797076" calcext:value-type="float">
            <text:p>315690.901797076</text:p>
          </table:table-cell>
          <table:table-cell table:formula="of:=[$p_from_i_UK.C122]" office:value-type="float" office:value="247761.157888499" calcext:value-type="float">
            <text:p>247761.157888499</text:p>
          </table:table-cell>
          <table:table-cell table:formula="of:=[.C123]/[.B123]" office:value-type="float" office:value="0.784821977694365" calcext:value-type="float">
            <text:p>0.784821977694365</text:p>
          </table:table-cell>
        </table:table-row>
        <table:table-row table:style-name="ro1">
          <table:table-cell table:formula="of:=VALUE([$prevalence_history_20210209.A106])" office:value-type="date" office:date-value="2020-10-13" calcext:value-type="date">
            <text:p>13/10/20</text:p>
          </table:table-cell>
          <table:table-cell table:formula="of:=[$prevalence_history_20210209.B106]" office:value-type="float" office:value="325656.064932725" calcext:value-type="float">
            <text:p>325656.064932725</text:p>
          </table:table-cell>
          <table:table-cell table:formula="of:=[$p_from_i_UK.C123]" office:value-type="float" office:value="254260.590179195" calcext:value-type="float">
            <text:p>254260.590179195</text:p>
          </table:table-cell>
          <table:table-cell table:formula="of:=[.C124]/[.B124]" office:value-type="float" office:value="0.780764179017275" calcext:value-type="float">
            <text:p>0.780764179017275</text:p>
          </table:table-cell>
        </table:table-row>
        <table:table-row table:style-name="ro1">
          <table:table-cell table:formula="of:=VALUE([$prevalence_history_20210209.A107])" office:value-type="date" office:date-value="2020-10-14" calcext:value-type="date">
            <text:p>14/10/20</text:p>
          </table:table-cell>
          <table:table-cell table:formula="of:=[$prevalence_history_20210209.B107]" office:value-type="float" office:value="336824.210061269" calcext:value-type="float">
            <text:p>336824.210061269</text:p>
          </table:table-cell>
          <table:table-cell table:formula="of:=[$p_from_i_UK.C124]" office:value-type="float" office:value="262256.920778958" calcext:value-type="float">
            <text:p>262256.920778958</text:p>
          </table:table-cell>
          <table:table-cell table:formula="of:=[.C125]/[.B125]" office:value-type="float" office:value="0.7786165986443" calcext:value-type="float">
            <text:p>0.7786165986443</text:p>
          </table:table-cell>
        </table:table-row>
        <table:table-row table:style-name="ro1">
          <table:table-cell table:formula="of:=VALUE([$prevalence_history_20210209.A108])" office:value-type="date" office:date-value="2020-10-15" calcext:value-type="date">
            <text:p>15/10/20</text:p>
          </table:table-cell>
          <table:table-cell table:formula="of:=[$prevalence_history_20210209.B108]" office:value-type="float" office:value="348466.707446096" calcext:value-type="float">
            <text:p>348466.707446096</text:p>
          </table:table-cell>
          <table:table-cell table:formula="of:=[$p_from_i_UK.C125]" office:value-type="float" office:value="271304.968907547" calcext:value-type="float">
            <text:p>271304.968907547</text:p>
          </table:table-cell>
          <table:table-cell table:formula="of:=[.C126]/[.B126]" office:value-type="float" office:value="0.778567831905476" calcext:value-type="float">
            <text:p>0.778567831905476</text:p>
          </table:table-cell>
        </table:table-row>
        <table:table-row table:style-name="ro1">
          <table:table-cell table:formula="of:=VALUE([$prevalence_history_20210209.A109])" office:value-type="date" office:date-value="2020-10-16" calcext:value-type="date">
            <text:p>16/10/20</text:p>
          </table:table-cell>
          <table:table-cell table:formula="of:=[$prevalence_history_20210209.B109]" office:value-type="float" office:value="360956.358623828" calcext:value-type="float">
            <text:p>360956.358623828</text:p>
          </table:table-cell>
          <table:table-cell table:formula="of:=[$p_from_i_UK.C126]" office:value-type="float" office:value="280771.052312064" calcext:value-type="float">
            <text:p>280771.052312064</text:p>
          </table:table-cell>
          <table:table-cell table:formula="of:=[.C127]/[.B127]" office:value-type="float" office:value="0.77785318253576" calcext:value-type="float">
            <text:p>0.77785318253576</text:p>
          </table:table-cell>
        </table:table-row>
        <table:table-row table:style-name="ro1">
          <table:table-cell table:formula="of:=VALUE([$prevalence_history_20210209.A110])" office:value-type="date" office:date-value="2020-10-17" calcext:value-type="date">
            <text:p>17/10/20</text:p>
          </table:table-cell>
          <table:table-cell table:formula="of:=[$prevalence_history_20210209.B110]" office:value-type="float" office:value="373999.45485585" calcext:value-type="float">
            <text:p>373999.45485585</text:p>
          </table:table-cell>
          <table:table-cell table:formula="of:=[$p_from_i_UK.C127]" office:value-type="float" office:value="290970.540450277" calcext:value-type="float">
            <text:p>290970.540450277</text:p>
          </table:table-cell>
          <table:table-cell table:formula="of:=[.C128]/[.B128]" office:value-type="float" office:value="0.77799723147304" calcext:value-type="float">
            <text:p>0.77799723147304</text:p>
          </table:table-cell>
        </table:table-row>
        <table:table-row table:style-name="ro1">
          <table:table-cell table:formula="of:=VALUE([$prevalence_history_20210209.A111])" office:value-type="date" office:date-value="2020-10-18" calcext:value-type="date">
            <text:p>18/10/20</text:p>
          </table:table-cell>
          <table:table-cell table:formula="of:=[$prevalence_history_20210209.B111]" office:value-type="float" office:value="387266.603681431" calcext:value-type="float">
            <text:p>387266.603681431</text:p>
          </table:table-cell>
          <table:table-cell table:formula="of:=[$p_from_i_UK.C128]" office:value-type="float" office:value="301697.96166692" calcext:value-type="float">
            <text:p>301697.96166692</text:p>
          </table:table-cell>
          <table:table-cell table:formula="of:=[.C129]/[.B129]" office:value-type="float" office:value="0.77904461370777" calcext:value-type="float">
            <text:p>0.77904461370777</text:p>
          </table:table-cell>
        </table:table-row>
        <table:table-row table:style-name="ro1">
          <table:table-cell table:formula="of:=VALUE([$prevalence_history_20210209.A112])" office:value-type="date" office:date-value="2020-10-19" calcext:value-type="date">
            <text:p>19/10/20</text:p>
          </table:table-cell>
          <table:table-cell table:formula="of:=[$prevalence_history_20210209.B112]" office:value-type="float" office:value="401632.521821564" calcext:value-type="float">
            <text:p>401632.521821564</text:p>
          </table:table-cell>
          <table:table-cell table:formula="of:=[$p_from_i_UK.C129]" office:value-type="float" office:value="312564.853912091" calcext:value-type="float">
            <text:p>312564.853912091</text:p>
          </table:table-cell>
          <table:table-cell table:formula="of:=[.C130]/[.B130]" office:value-type="float" office:value="0.778235916988208" calcext:value-type="float">
            <text:p>0.778235916988208</text:p>
          </table:table-cell>
        </table:table-row>
        <table:table-row table:style-name="ro1">
          <table:table-cell table:formula="of:=VALUE([$prevalence_history_20210209.A113])" office:value-type="date" office:date-value="2020-10-20" calcext:value-type="date">
            <text:p>20/10/20</text:p>
          </table:table-cell>
          <table:table-cell table:formula="of:=[$prevalence_history_20210209.B113]" office:value-type="float" office:value="416130.428599195" calcext:value-type="float">
            <text:p>416130.428599195</text:p>
          </table:table-cell>
          <table:table-cell table:formula="of:=[$p_from_i_UK.C130]" office:value-type="float" office:value="324284.575726722" calcext:value-type="float">
            <text:p>324284.575726722</text:p>
          </table:table-cell>
          <table:table-cell table:formula="of:=[.C131]/[.B131]" office:value-type="float" office:value="0.779285900380681" calcext:value-type="float">
            <text:p>0.779285900380681</text:p>
          </table:table-cell>
        </table:table-row>
        <table:table-row table:style-name="ro1">
          <table:table-cell table:formula="of:=VALUE([$prevalence_history_20210209.A114])" office:value-type="date" office:date-value="2020-10-21" calcext:value-type="date">
            <text:p>21/10/20</text:p>
          </table:table-cell>
          <table:table-cell table:formula="of:=[$prevalence_history_20210209.B114]" office:value-type="float" office:value="431452.439292443" calcext:value-type="float">
            <text:p>431452.439292443</text:p>
          </table:table-cell>
          <table:table-cell table:formula="of:=[$p_from_i_UK.C131]" office:value-type="float" office:value="336097.816137974" calcext:value-type="float">
            <text:p>336097.816137974</text:p>
          </table:table-cell>
          <table:table-cell table:formula="of:=[.C132]/[.B132]" office:value-type="float" office:value="0.778991577122973" calcext:value-type="float">
            <text:p>0.778991577122973</text:p>
          </table:table-cell>
        </table:table-row>
        <table:table-row table:style-name="ro1">
          <table:table-cell table:formula="of:=VALUE([$prevalence_history_20210209.A115])" office:value-type="date" office:date-value="2020-10-22" calcext:value-type="date">
            <text:p>22/10/20</text:p>
          </table:table-cell>
          <table:table-cell table:formula="of:=[$prevalence_history_20210209.B115]" office:value-type="float" office:value="446615.005177104" calcext:value-type="float">
            <text:p>446615.005177104</text:p>
          </table:table-cell>
          <table:table-cell table:formula="of:=[$p_from_i_UK.C132]" office:value-type="float" office:value="348663.810235236" calcext:value-type="float">
            <text:p>348663.810235236</text:p>
          </table:table-cell>
          <table:table-cell table:formula="of:=[.C133]/[.B133]" office:value-type="float" office:value="0.780680913524108" calcext:value-type="float">
            <text:p>0.780680913524108</text:p>
          </table:table-cell>
        </table:table-row>
        <table:table-row table:style-name="ro1">
          <table:table-cell table:formula="of:=VALUE([$prevalence_history_20210209.A116])" office:value-type="date" office:date-value="2020-10-23" calcext:value-type="date">
            <text:p>23/10/20</text:p>
          </table:table-cell>
          <table:table-cell table:formula="of:=[$prevalence_history_20210209.B116]" office:value-type="float" office:value="463359.88939515" calcext:value-type="float">
            <text:p>463359.88939515</text:p>
          </table:table-cell>
          <table:table-cell table:formula="of:=[$p_from_i_UK.C133]" office:value-type="float" office:value="360979.976116498" calcext:value-type="float">
            <text:p>360979.976116498</text:p>
          </table:table-cell>
          <table:table-cell table:formula="of:=[.C134]/[.B134]" office:value-type="float" office:value="0.779048822261472" calcext:value-type="float">
            <text:p>0.779048822261472</text:p>
          </table:table-cell>
        </table:table-row>
        <table:table-row table:style-name="ro1">
          <table:table-cell table:formula="of:=VALUE([$prevalence_history_20210209.A117])" office:value-type="date" office:date-value="2020-10-24" calcext:value-type="date">
            <text:p>24/10/20</text:p>
          </table:table-cell>
          <table:table-cell table:formula="of:=[$prevalence_history_20210209.B117]" office:value-type="float" office:value="480070.931717691" calcext:value-type="float">
            <text:p>480070.931717691</text:p>
          </table:table-cell>
          <table:table-cell table:formula="of:=[$p_from_i_UK.C134]" office:value-type="float" office:value="374846.577670335" calcext:value-type="float">
            <text:p>374846.577670335</text:p>
          </table:table-cell>
          <table:table-cell table:formula="of:=[.C135]/[.B135]" office:value-type="float" office:value="0.780814985671255" calcext:value-type="float">
            <text:p>0.780814985671255</text:p>
          </table:table-cell>
        </table:table-row>
        <table:table-row table:style-name="ro1">
          <table:table-cell table:formula="of:=VALUE([$prevalence_history_20210209.A118])" office:value-type="date" office:date-value="2020-10-25" calcext:value-type="date">
            <text:p>25/10/20</text:p>
          </table:table-cell>
          <table:table-cell table:formula="of:=[$prevalence_history_20210209.B118]" office:value-type="float" office:value="496877.795733875" calcext:value-type="float">
            <text:p>496877.795733875</text:p>
          </table:table-cell>
          <table:table-cell table:formula="of:=[$p_from_i_UK.C135]" office:value-type="float" office:value="388561.675367544" calcext:value-type="float">
            <text:p>388561.675367544</text:p>
          </table:table-cell>
          <table:table-cell table:formula="of:=[.C136]/[.B136]" office:value-type="float" office:value="0.78200651891407" calcext:value-type="float">
            <text:p>0.78200651891407</text:p>
          </table:table-cell>
        </table:table-row>
        <table:table-row table:style-name="ro1">
          <table:table-cell table:formula="of:=VALUE([$prevalence_history_20210209.A119])" office:value-type="date" office:date-value="2020-10-26" calcext:value-type="date">
            <text:p>26/10/20</text:p>
          </table:table-cell>
          <table:table-cell table:formula="of:=[$prevalence_history_20210209.B119]" office:value-type="float" office:value="512462.549522907" calcext:value-type="float">
            <text:p>512462.549522907</text:p>
          </table:table-cell>
          <table:table-cell table:formula="of:=[$p_from_i_UK.C136]" office:value-type="float" office:value="402532.309882615" calcext:value-type="float">
            <text:p>402532.309882615</text:p>
          </table:table-cell>
          <table:table-cell table:formula="of:=[.C137]/[.B137]" office:value-type="float" office:value="0.785486296037369" calcext:value-type="float">
            <text:p>0.785486296037369</text:p>
          </table:table-cell>
        </table:table-row>
        <table:table-row table:style-name="ro1">
          <table:table-cell table:formula="of:=VALUE([$prevalence_history_20210209.A120])" office:value-type="date" office:date-value="2020-10-27" calcext:value-type="date">
            <text:p>27/10/20</text:p>
          </table:table-cell>
          <table:table-cell table:formula="of:=[$prevalence_history_20210209.B120]" office:value-type="float" office:value="526986.797994608" calcext:value-type="float">
            <text:p>526986.797994608</text:p>
          </table:table-cell>
          <table:table-cell table:formula="of:=[$p_from_i_UK.C137]" office:value-type="float" office:value="415363.203082207" calcext:value-type="float">
            <text:p>415363.203082207</text:p>
          </table:table-cell>
          <table:table-cell table:formula="of:=[.C138]/[.B138]" office:value-type="float" office:value="0.788185215764089" calcext:value-type="float">
            <text:p>0.788185215764089</text:p>
          </table:table-cell>
        </table:table-row>
        <table:table-row table:style-name="ro1">
          <table:table-cell table:formula="of:=VALUE([$prevalence_history_20210209.A121])" office:value-type="date" office:date-value="2020-10-28" calcext:value-type="date">
            <text:p>28/10/20</text:p>
          </table:table-cell>
          <table:table-cell table:formula="of:=[$prevalence_history_20210209.B121]" office:value-type="float" office:value="540563.363529935" calcext:value-type="float">
            <text:p>540563.363529935</text:p>
          </table:table-cell>
          <table:table-cell table:formula="of:=[$p_from_i_UK.C138]" office:value-type="float" office:value="427091.029654162" calcext:value-type="float">
            <text:p>427091.029654162</text:p>
          </table:table-cell>
          <table:table-cell table:formula="of:=[.C139]/[.B139]" office:value-type="float" office:value="0.790085045470364" calcext:value-type="float">
            <text:p>0.790085045470364</text:p>
          </table:table-cell>
        </table:table-row>
        <table:table-row table:style-name="ro1">
          <table:table-cell table:formula="of:=VALUE([$prevalence_history_20210209.A122])" office:value-type="date" office:date-value="2020-10-29" calcext:value-type="date">
            <text:p>29/10/20</text:p>
          </table:table-cell>
          <table:table-cell table:formula="of:=[$prevalence_history_20210209.B122]" office:value-type="float" office:value="553061.840073743" calcext:value-type="float">
            <text:p>553061.840073743</text:p>
          </table:table-cell>
          <table:table-cell table:formula="of:=[$p_from_i_UK.C139]" office:value-type="float" office:value="437953.790095867" calcext:value-type="float">
            <text:p>437953.790095867</text:p>
          </table:table-cell>
          <table:table-cell table:formula="of:=[.C140]/[.B140]" office:value-type="float" office:value="0.791871285202885" calcext:value-type="float">
            <text:p>0.791871285202885</text:p>
          </table:table-cell>
        </table:table-row>
        <table:table-row table:style-name="ro1">
          <table:table-cell table:formula="of:=VALUE([$prevalence_history_20210209.A123])" office:value-type="date" office:date-value="2020-10-30" calcext:value-type="date">
            <text:p>30/10/20</text:p>
          </table:table-cell>
          <table:table-cell table:formula="of:=[$prevalence_history_20210209.B123]" office:value-type="float" office:value="563721.045621432" calcext:value-type="float">
            <text:p>563721.045621432</text:p>
          </table:table-cell>
          <table:table-cell table:formula="of:=[$p_from_i_UK.C140]" office:value-type="float" office:value="447881.531569706" calcext:value-type="float">
            <text:p>447881.531569706</text:p>
          </table:table-cell>
          <table:table-cell table:formula="of:=[.C141]/[.B141]" office:value-type="float" office:value="0.794509154924262" calcext:value-type="float">
            <text:p>0.794509154924262</text:p>
          </table:table-cell>
        </table:table-row>
        <table:table-row table:style-name="ro1">
          <table:table-cell table:formula="of:=VALUE([$prevalence_history_20210209.A124])" office:value-type="date" office:date-value="2020-10-31" calcext:value-type="date">
            <text:p>31/10/20</text:p>
          </table:table-cell>
          <table:table-cell table:formula="of:=[$prevalence_history_20210209.B124]" office:value-type="float" office:value="572812.900831254" calcext:value-type="float">
            <text:p>572812.900831254</text:p>
          </table:table-cell>
          <table:table-cell table:formula="of:=[$p_from_i_UK.C141]" office:value-type="float" office:value="456238.899536693" calcext:value-type="float">
            <text:p>456238.899536693</text:p>
          </table:table-cell>
          <table:table-cell table:formula="of:=[.C142]/[.B142]" office:value-type="float" office:value="0.796488519854578" calcext:value-type="float">
            <text:p>0.796488519854578</text:p>
          </table:table-cell>
        </table:table-row>
        <table:table-row table:style-name="ro1">
          <table:table-cell table:formula="of:=VALUE([$prevalence_history_20210209.A125])" office:value-type="date" office:date-value="2020-11-01" calcext:value-type="date">
            <text:p>01/11/20</text:p>
          </table:table-cell>
          <table:table-cell table:formula="of:=[$prevalence_history_20210209.B125]" office:value-type="float" office:value="580170.099753387" calcext:value-type="float">
            <text:p>580170.099753387</text:p>
          </table:table-cell>
          <table:table-cell table:formula="of:=[$p_from_i_UK.C142]" office:value-type="float" office:value="463284.160905591" calcext:value-type="float">
            <text:p>463284.160905591</text:p>
          </table:table-cell>
          <table:table-cell table:formula="of:=[.C143]/[.B143]" office:value-type="float" office:value="0.798531604959509" calcext:value-type="float">
            <text:p>0.798531604959509</text:p>
          </table:table-cell>
        </table:table-row>
        <table:table-row table:style-name="ro1">
          <table:table-cell table:formula="of:=VALUE([$prevalence_history_20210209.A126])" office:value-type="date" office:date-value="2020-11-02" calcext:value-type="date">
            <text:p>02/11/20</text:p>
          </table:table-cell>
          <table:table-cell table:formula="of:=[$prevalence_history_20210209.B126]" office:value-type="float" office:value="586252.202552909" calcext:value-type="float">
            <text:p>586252.202552909</text:p>
          </table:table-cell>
          <table:table-cell table:formula="of:=[$p_from_i_UK.C143]" office:value-type="float" office:value="468977.404009128" calcext:value-type="float">
            <text:p>468977.404009128</text:p>
          </table:table-cell>
          <table:table-cell table:formula="of:=[.C144]/[.B144]" office:value-type="float" office:value="0.799958451272177" calcext:value-type="float">
            <text:p>0.799958451272177</text:p>
          </table:table-cell>
        </table:table-row>
        <table:table-row table:style-name="ro1">
          <table:table-cell table:formula="of:=VALUE([$prevalence_history_20210209.A127])" office:value-type="date" office:date-value="2020-11-03" calcext:value-type="date">
            <text:p>03/11/20</text:p>
          </table:table-cell>
          <table:table-cell table:formula="of:=[$prevalence_history_20210209.B127]" office:value-type="float" office:value="590917.119235125" calcext:value-type="float">
            <text:p>590917.119235125</text:p>
          </table:table-cell>
          <table:table-cell table:formula="of:=[$p_from_i_UK.C144]" office:value-type="float" office:value="473736.040511204" calcext:value-type="float">
            <text:p>473736.040511204</text:p>
          </table:table-cell>
          <table:table-cell table:formula="of:=[.C145]/[.B145]" office:value-type="float" office:value="0.801696253316204" calcext:value-type="float">
            <text:p>0.801696253316204</text:p>
          </table:table-cell>
        </table:table-row>
        <table:table-row table:style-name="ro1">
          <table:table-cell table:formula="of:=VALUE([$prevalence_history_20210209.A128])" office:value-type="date" office:date-value="2020-11-04" calcext:value-type="date">
            <text:p>04/11/20</text:p>
          </table:table-cell>
          <table:table-cell table:formula="of:=[$prevalence_history_20210209.B128]" office:value-type="float" office:value="593387.404501899" calcext:value-type="float">
            <text:p>593387.404501899</text:p>
          </table:table-cell>
          <table:table-cell table:formula="of:=[$p_from_i_UK.C145]" office:value-type="float" office:value="477458.571675305" calcext:value-type="float">
            <text:p>477458.571675305</text:p>
          </table:table-cell>
          <table:table-cell table:formula="of:=[.C146]/[.B146]" office:value-type="float" office:value="0.804632130801787" calcext:value-type="float">
            <text:p>0.804632130801787</text:p>
          </table:table-cell>
        </table:table-row>
        <table:table-row table:style-name="ro1">
          <table:table-cell table:formula="of:=VALUE([$prevalence_history_20210209.A129])" office:value-type="date" office:date-value="2020-11-05" calcext:value-type="date">
            <text:p>05/11/20</text:p>
          </table:table-cell>
          <table:table-cell table:formula="of:=[$prevalence_history_20210209.B129]" office:value-type="float" office:value="593209.212652884" calcext:value-type="float">
            <text:p>593209.212652884</text:p>
          </table:table-cell>
          <table:table-cell table:formula="of:=[$p_from_i_UK.C146]" office:value-type="float" office:value="479218.667806734" calcext:value-type="float">
            <text:p>479218.667806734</text:p>
          </table:table-cell>
          <table:table-cell table:formula="of:=[.C147]/[.B147]" office:value-type="float" office:value="0.80784090601632" calcext:value-type="float">
            <text:p>0.80784090601632</text:p>
          </table:table-cell>
        </table:table-row>
        <table:table-row table:style-name="ro1">
          <table:table-cell table:formula="of:=VALUE([$prevalence_history_20210209.A130])" office:value-type="date" office:date-value="2020-11-06" calcext:value-type="date">
            <text:p>06/11/20</text:p>
          </table:table-cell>
          <table:table-cell table:formula="of:=[$prevalence_history_20210209.B130]" office:value-type="float" office:value="590966.237286089" calcext:value-type="float">
            <text:p>590966.237286089</text:p>
          </table:table-cell>
          <table:table-cell table:formula="of:=[$p_from_i_UK.C147]" office:value-type="float" office:value="478856.920782932" calcext:value-type="float">
            <text:p>478856.920782932</text:p>
          </table:table-cell>
          <table:table-cell table:formula="of:=[.C148]/[.B148]" office:value-type="float" office:value="0.810294887542138" calcext:value-type="float">
            <text:p>0.810294887542138</text:p>
          </table:table-cell>
        </table:table-row>
        <table:table-row table:style-name="ro1">
          <table:table-cell table:formula="of:=VALUE([$prevalence_history_20210209.A131])" office:value-type="date" office:date-value="2020-11-07" calcext:value-type="date">
            <text:p>07/11/20</text:p>
          </table:table-cell>
          <table:table-cell table:formula="of:=[$prevalence_history_20210209.B131]" office:value-type="float" office:value="588106.911515452" calcext:value-type="float">
            <text:p>588106.911515452</text:p>
          </table:table-cell>
          <table:table-cell table:formula="of:=[$p_from_i_UK.C148]" office:value-type="float" office:value="476661.323543863" calcext:value-type="float">
            <text:p>476661.323543863</text:p>
          </table:table-cell>
          <table:table-cell table:formula="of:=[.C149]/[.B149]" office:value-type="float" office:value="0.810501142242296" calcext:value-type="float">
            <text:p>0.810501142242296</text:p>
          </table:table-cell>
        </table:table-row>
        <table:table-row table:style-name="ro1">
          <table:table-cell table:formula="of:=VALUE([$prevalence_history_20210209.A132])" office:value-type="date" office:date-value="2020-11-08" calcext:value-type="date">
            <text:p>08/11/20</text:p>
          </table:table-cell>
          <table:table-cell table:formula="of:=[$prevalence_history_20210209.B132]" office:value-type="float" office:value="584194.689764232" calcext:value-type="float">
            <text:p>584194.689764232</text:p>
          </table:table-cell>
          <table:table-cell table:formula="of:=[$p_from_i_UK.C149]" office:value-type="float" office:value="474259.505407853" calcext:value-type="float">
            <text:p>474259.505407853</text:p>
          </table:table-cell>
          <table:table-cell table:formula="of:=[.C150]/[.B150]" office:value-type="float" office:value="0.811817556231559" calcext:value-type="float">
            <text:p>0.811817556231559</text:p>
          </table:table-cell>
        </table:table-row>
        <table:table-row table:style-name="ro1">
          <table:table-cell table:formula="of:=VALUE([$prevalence_history_20210209.A133])" office:value-type="date" office:date-value="2020-11-09" calcext:value-type="date">
            <text:p>09/11/20</text:p>
          </table:table-cell>
          <table:table-cell table:formula="of:=[$prevalence_history_20210209.B133]" office:value-type="float" office:value="580014.24066561" calcext:value-type="float">
            <text:p>580014.24066561</text:p>
          </table:table-cell>
          <table:table-cell table:formula="of:=[$p_from_i_UK.C150]" office:value-type="float" office:value="471059.421728464" calcext:value-type="float">
            <text:p>471059.421728464</text:p>
          </table:table-cell>
          <table:table-cell table:formula="of:=[.C151]/[.B151]" office:value-type="float" office:value="0.812151476122185" calcext:value-type="float">
            <text:p>0.812151476122185</text:p>
          </table:table-cell>
        </table:table-row>
        <table:table-row table:style-name="ro1">
          <table:table-cell table:formula="of:=VALUE([$prevalence_history_20210209.A134])" office:value-type="date" office:date-value="2020-11-10" calcext:value-type="date">
            <text:p>10/11/20</text:p>
          </table:table-cell>
          <table:table-cell table:formula="of:=[$prevalence_history_20210209.B134]" office:value-type="float" office:value="575467.560173745" calcext:value-type="float">
            <text:p>575467.560173745</text:p>
          </table:table-cell>
          <table:table-cell table:formula="of:=[$p_from_i_UK.C151]" office:value-type="float" office:value="467912.697423551" calcext:value-type="float">
            <text:p>467912.697423551</text:p>
          </table:table-cell>
          <table:table-cell table:formula="of:=[.C152]/[.B152]" office:value-type="float" office:value="0.813100042133181" calcext:value-type="float">
            <text:p>0.813100042133181</text:p>
          </table:table-cell>
        </table:table-row>
        <table:table-row table:style-name="ro1">
          <table:table-cell table:formula="of:=VALUE([$prevalence_history_20210209.A135])" office:value-type="date" office:date-value="2020-11-11" calcext:value-type="date">
            <text:p>11/11/20</text:p>
          </table:table-cell>
          <table:table-cell table:formula="of:=[$prevalence_history_20210209.B135]" office:value-type="float" office:value="571185.18583699" calcext:value-type="float">
            <text:p>571185.18583699</text:p>
          </table:table-cell>
          <table:table-cell table:formula="of:=[$p_from_i_UK.C152]" office:value-type="float" office:value="464764.257077489" calcext:value-type="float">
            <text:p>464764.257077489</text:p>
          </table:table-cell>
          <table:table-cell table:formula="of:=[.C153]/[.B153]" office:value-type="float" office:value="0.813684018076281" calcext:value-type="float">
            <text:p>0.813684018076281</text:p>
          </table:table-cell>
        </table:table-row>
        <table:table-row table:style-name="ro1">
          <table:table-cell table:formula="of:=VALUE([$prevalence_history_20210209.A136])" office:value-type="date" office:date-value="2020-11-12" calcext:value-type="date">
            <text:p>12/11/20</text:p>
          </table:table-cell>
          <table:table-cell table:formula="of:=[$prevalence_history_20210209.B136]" office:value-type="float" office:value="567813.212011751" calcext:value-type="float">
            <text:p>567813.212011751</text:p>
          </table:table-cell>
          <table:table-cell table:formula="of:=[$p_from_i_UK.C153]" office:value-type="float" office:value="462050.959226436" calcext:value-type="float">
            <text:p>462050.959226436</text:p>
          </table:table-cell>
          <table:table-cell table:formula="of:=[.C154]/[.B154]" office:value-type="float" office:value="0.813737597949506" calcext:value-type="float">
            <text:p>0.813737597949506</text:p>
          </table:table-cell>
        </table:table-row>
        <table:table-row table:style-name="ro1">
          <table:table-cell table:formula="of:=VALUE([$prevalence_history_20210209.A137])" office:value-type="date" office:date-value="2020-11-13" calcext:value-type="date">
            <text:p>13/11/20</text:p>
          </table:table-cell>
          <table:table-cell table:formula="of:=[$prevalence_history_20210209.B137]" office:value-type="float" office:value="564346.10338156" calcext:value-type="float">
            <text:p>564346.10338156</text:p>
          </table:table-cell>
          <table:table-cell table:formula="of:=[$p_from_i_UK.C154]" office:value-type="float" office:value="460176.466016006" calcext:value-type="float">
            <text:p>460176.466016006</text:p>
          </table:table-cell>
          <table:table-cell table:formula="of:=[.C155]/[.B155]" office:value-type="float" office:value="0.815415333354177" calcext:value-type="float">
            <text:p>0.815415333354177</text:p>
          </table:table-cell>
        </table:table-row>
        <table:table-row table:style-name="ro1">
          <table:table-cell table:formula="of:=VALUE([$prevalence_history_20210209.A138])" office:value-type="date" office:date-value="2020-11-14" calcext:value-type="date">
            <text:p>14/11/20</text:p>
          </table:table-cell>
          <table:table-cell table:formula="of:=[$prevalence_history_20210209.B138]" office:value-type="float" office:value="559792.63209839" calcext:value-type="float">
            <text:p>559792.63209839</text:p>
          </table:table-cell>
          <table:table-cell table:formula="of:=[$p_from_i_UK.C155]" office:value-type="float" office:value="458204.284546963" calcext:value-type="float">
            <text:p>458204.284546963</text:p>
          </table:table-cell>
          <table:table-cell table:formula="of:=[.C156]/[.B156]" office:value-type="float" office:value="0.81852503636816" calcext:value-type="float">
            <text:p>0.81852503636816</text:p>
          </table:table-cell>
        </table:table-row>
        <table:table-row table:style-name="ro1">
          <table:table-cell table:formula="of:=VALUE([$prevalence_history_20210209.A139])" office:value-type="date" office:date-value="2020-11-15" calcext:value-type="date">
            <text:p>15/11/20</text:p>
          </table:table-cell>
          <table:table-cell table:formula="of:=[$prevalence_history_20210209.B139]" office:value-type="float" office:value="556215.361306741" calcext:value-type="float">
            <text:p>556215.361306741</text:p>
          </table:table-cell>
          <table:table-cell table:formula="of:=[$p_from_i_UK.C156]" office:value-type="float" office:value="455161.649746322" calcext:value-type="float">
            <text:p>455161.649746322</text:p>
          </table:table-cell>
          <table:table-cell table:formula="of:=[.C157]/[.B157]" office:value-type="float" office:value="0.818319092584913" calcext:value-type="float">
            <text:p>0.818319092584913</text:p>
          </table:table-cell>
        </table:table-row>
        <table:table-row table:style-name="ro1">
          <table:table-cell table:formula="of:=VALUE([$prevalence_history_20210209.A140])" office:value-type="date" office:date-value="2020-11-16" calcext:value-type="date">
            <text:p>16/11/20</text:p>
          </table:table-cell>
          <table:table-cell table:formula="of:=[$prevalence_history_20210209.B140]" office:value-type="float" office:value="552933.096158066" calcext:value-type="float">
            <text:p>552933.096158066</text:p>
          </table:table-cell>
          <table:table-cell table:formula="of:=[$p_from_i_UK.C157]" office:value-type="float" office:value="452896.249299653" calcext:value-type="float">
            <text:p>452896.249299653</text:p>
          </table:table-cell>
          <table:table-cell table:formula="of:=[.C158]/[.B158]" office:value-type="float" office:value="0.819079654385862" calcext:value-type="float">
            <text:p>0.819079654385862</text:p>
          </table:table-cell>
        </table:table-row>
        <table:table-row table:style-name="ro1">
          <table:table-cell table:formula="of:=VALUE([$prevalence_history_20210209.A141])" office:value-type="date" office:date-value="2020-11-17" calcext:value-type="date">
            <text:p>17/11/20</text:p>
          </table:table-cell>
          <table:table-cell table:formula="of:=[$prevalence_history_20210209.B141]" office:value-type="float" office:value="549391.023165713" calcext:value-type="float">
            <text:p>549391.023165713</text:p>
          </table:table-cell>
          <table:table-cell table:formula="of:=[$p_from_i_UK.C158]" office:value-type="float" office:value="450801.202068142" calcext:value-type="float">
            <text:p>450801.202068142</text:p>
          </table:table-cell>
          <table:table-cell table:formula="of:=[.C159]/[.B159]" office:value-type="float" office:value="0.820547084061412" calcext:value-type="float">
            <text:p>0.820547084061412</text:p>
          </table:table-cell>
        </table:table-row>
        <table:table-row table:style-name="ro1">
          <table:table-cell table:formula="of:=VALUE([$prevalence_history_20210209.A142])" office:value-type="date" office:date-value="2020-11-18" calcext:value-type="date">
            <text:p>18/11/20</text:p>
          </table:table-cell>
          <table:table-cell table:formula="of:=[$prevalence_history_20210209.B142]" office:value-type="float" office:value="546584.122719262" calcext:value-type="float">
            <text:p>546584.122719262</text:p>
          </table:table-cell>
          <table:table-cell table:formula="of:=[$p_from_i_UK.C159]" office:value-type="float" office:value="448362.528752618" calcext:value-type="float">
            <text:p>448362.528752618</text:p>
          </table:table-cell>
          <table:table-cell table:formula="of:=[.C160]/[.B160]" office:value-type="float" office:value="0.820299218575925" calcext:value-type="float">
            <text:p>0.820299218575925</text:p>
          </table:table-cell>
        </table:table-row>
        <table:table-row table:style-name="ro1">
          <table:table-cell table:formula="of:=VALUE([$prevalence_history_20210209.A143])" office:value-type="date" office:date-value="2020-11-19" calcext:value-type="date">
            <text:p>19/11/20</text:p>
          </table:table-cell>
          <table:table-cell table:formula="of:=[$prevalence_history_20210209.B143]" office:value-type="float" office:value="544037.642802373" calcext:value-type="float">
            <text:p>544037.642802373</text:p>
          </table:table-cell>
          <table:table-cell table:formula="of:=[$p_from_i_UK.C160]" office:value-type="float" office:value="446408.787833523" calcext:value-type="float">
            <text:p>446408.787833523</text:p>
          </table:table-cell>
          <table:table-cell table:formula="of:=[.C161]/[.B161]" office:value-type="float" office:value="0.820547610518351" calcext:value-type="float">
            <text:p>0.820547610518351</text:p>
          </table:table-cell>
        </table:table-row>
        <table:table-row table:style-name="ro1">
          <table:table-cell table:formula="of:=VALUE([$prevalence_history_20210209.A144])" office:value-type="date" office:date-value="2020-11-20" calcext:value-type="date">
            <text:p>20/11/20</text:p>
          </table:table-cell>
          <table:table-cell table:formula="of:=[$prevalence_history_20210209.B144]" office:value-type="float" office:value="540448.976546025" calcext:value-type="float">
            <text:p>540448.976546025</text:p>
          </table:table-cell>
          <table:table-cell table:formula="of:=[$p_from_i_UK.C161]" office:value-type="float" office:value="444665.440880458" calcext:value-type="float">
            <text:p>444665.440880458</text:p>
          </table:table-cell>
          <table:table-cell table:formula="of:=[.C162]/[.B162]" office:value-type="float" office:value="0.822770437502327" calcext:value-type="float">
            <text:p>0.822770437502327</text:p>
          </table:table-cell>
        </table:table-row>
        <table:table-row table:style-name="ro1">
          <table:table-cell table:formula="of:=VALUE([$prevalence_history_20210209.A145])" office:value-type="date" office:date-value="2020-11-21" calcext:value-type="date">
            <text:p>21/11/20</text:p>
          </table:table-cell>
          <table:table-cell table:formula="of:=[$prevalence_history_20210209.B145]" office:value-type="float" office:value="536561.843373548" calcext:value-type="float">
            <text:p>536561.843373548</text:p>
          </table:table-cell>
          <table:table-cell table:formula="of:=[$p_from_i_UK.C162]" office:value-type="float" office:value="441914.870631106" calcext:value-type="float">
            <text:p>441914.870631106</text:p>
          </table:table-cell>
          <table:table-cell table:formula="of:=[.C163]/[.B163]" office:value-type="float" office:value="0.823604727187896" calcext:value-type="float">
            <text:p>0.823604727187896</text:p>
          </table:table-cell>
        </table:table-row>
        <table:table-row table:style-name="ro1">
          <table:table-cell table:formula="of:=VALUE([$prevalence_history_20210209.A146])" office:value-type="date" office:date-value="2020-11-22" calcext:value-type="date">
            <text:p>22/11/20</text:p>
          </table:table-cell>
          <table:table-cell table:formula="of:=[$prevalence_history_20210209.B146]" office:value-type="float" office:value="531333.248885865" calcext:value-type="float">
            <text:p>531333.248885865</text:p>
          </table:table-cell>
          <table:table-cell table:formula="of:=[$p_from_i_UK.C163]" office:value-type="float" office:value="438899.866765588" calcext:value-type="float">
            <text:p>438899.866765588</text:p>
          </table:table-cell>
          <table:table-cell table:formula="of:=[.C164]/[.B164]" office:value-type="float" office:value="0.826035012275069" calcext:value-type="float">
            <text:p>0.826035012275069</text:p>
          </table:table-cell>
        </table:table-row>
        <table:table-row table:style-name="ro1">
          <table:table-cell table:formula="of:=VALUE([$prevalence_history_20210209.A147])" office:value-type="date" office:date-value="2020-11-23" calcext:value-type="date">
            <text:p>23/11/20</text:p>
          </table:table-cell>
          <table:table-cell table:formula="of:=[$prevalence_history_20210209.B147]" office:value-type="float" office:value="525239.250112307" calcext:value-type="float">
            <text:p>525239.250112307</text:p>
          </table:table-cell>
          <table:table-cell table:formula="of:=[$p_from_i_UK.C164]" office:value-type="float" office:value="434686.520762785" calcext:value-type="float">
            <text:p>434686.520762785</text:p>
          </table:table-cell>
          <table:table-cell table:formula="of:=[.C165]/[.B165]" office:value-type="float" office:value="0.827597177228929" calcext:value-type="float">
            <text:p>0.827597177228929</text:p>
          </table:table-cell>
        </table:table-row>
        <table:table-row table:style-name="ro1">
          <table:table-cell table:formula="of:=VALUE([$prevalence_history_20210209.A148])" office:value-type="date" office:date-value="2020-11-24" calcext:value-type="date">
            <text:p>24/11/20</text:p>
          </table:table-cell>
          <table:table-cell table:formula="of:=[$prevalence_history_20210209.B148]" office:value-type="float" office:value="517255.077331742" calcext:value-type="float">
            <text:p>517255.077331742</text:p>
          </table:table-cell>
          <table:table-cell table:formula="of:=[$p_from_i_UK.C165]" office:value-type="float" office:value="429524.210881047" calcext:value-type="float">
            <text:p>429524.210881047</text:p>
          </table:table-cell>
          <table:table-cell table:formula="of:=[.C166]/[.B166]" office:value-type="float" office:value="0.8303914832441" calcext:value-type="float">
            <text:p>0.8303914832441</text:p>
          </table:table-cell>
        </table:table-row>
        <table:table-row table:style-name="ro1">
          <table:table-cell table:formula="of:=VALUE([$prevalence_history_20210209.A149])" office:value-type="date" office:date-value="2020-11-25" calcext:value-type="date">
            <text:p>25/11/20</text:p>
          </table:table-cell>
          <table:table-cell table:formula="of:=[$prevalence_history_20210209.B149]" office:value-type="float" office:value="507405.155861584" calcext:value-type="float">
            <text:p>507405.155861584</text:p>
          </table:table-cell>
          <table:table-cell table:formula="of:=[$p_from_i_UK.C166]" office:value-type="float" office:value="422560.805154007" calcext:value-type="float">
            <text:p>422560.805154007</text:p>
          </table:table-cell>
          <table:table-cell table:formula="of:=[.C167]/[.B167]" office:value-type="float" office:value="0.832787763925044" calcext:value-type="float">
            <text:p>0.832787763925044</text:p>
          </table:table-cell>
        </table:table-row>
        <table:table-row table:style-name="ro1">
          <table:table-cell table:formula="of:=VALUE([$prevalence_history_20210209.A150])" office:value-type="date" office:date-value="2020-11-26" calcext:value-type="date">
            <text:p>26/11/20</text:p>
          </table:table-cell>
          <table:table-cell table:formula="of:=[$prevalence_history_20210209.B150]" office:value-type="float" office:value="495050.57470719" calcext:value-type="float">
            <text:p>495050.57470719</text:p>
          </table:table-cell>
          <table:table-cell table:formula="of:=[$p_from_i_UK.C167]" office:value-type="float" office:value="413786.622445605" calcext:value-type="float">
            <text:p>413786.622445605</text:p>
          </table:table-cell>
          <table:table-cell table:formula="of:=[.C168]/[.B168]" office:value-type="float" office:value="0.835847171150846" calcext:value-type="float">
            <text:p>0.835847171150846</text:p>
          </table:table-cell>
        </table:table-row>
        <table:table-row table:style-name="ro1">
          <table:table-cell table:formula="of:=VALUE([$prevalence_history_20210209.A151])" office:value-type="date" office:date-value="2020-11-27" calcext:value-type="date">
            <text:p>27/11/20</text:p>
          </table:table-cell>
          <table:table-cell table:formula="of:=[$prevalence_history_20210209.B151]" office:value-type="float" office:value="481760.730998871" calcext:value-type="float">
            <text:p>481760.730998871</text:p>
          </table:table-cell>
          <table:table-cell table:formula="of:=[$p_from_i_UK.C168]" office:value-type="float" office:value="402927.573498307" calcext:value-type="float">
            <text:p>402927.573498307</text:p>
          </table:table-cell>
          <table:table-cell table:formula="of:=[.C169]/[.B169]" office:value-type="float" office:value="0.836364501238793" calcext:value-type="float">
            <text:p>0.836364501238793</text:p>
          </table:table-cell>
        </table:table-row>
        <table:table-row table:style-name="ro1">
          <table:table-cell table:formula="of:=VALUE([$prevalence_history_20210209.A152])" office:value-type="date" office:date-value="2020-11-28" calcext:value-type="date">
            <text:p>28/11/20</text:p>
          </table:table-cell>
          <table:table-cell table:formula="of:=[$prevalence_history_20210209.B152]" office:value-type="float" office:value="467700.3141853" calcext:value-type="float">
            <text:p>467700.3141853</text:p>
          </table:table-cell>
          <table:table-cell table:formula="of:=[$p_from_i_UK.C169]" office:value-type="float" office:value="391433.74718211" calcext:value-type="float">
            <text:p>391433.74718211</text:p>
          </table:table-cell>
          <table:table-cell table:formula="of:=[.C170]/[.B170]" office:value-type="float" office:value="0.836932829228391" calcext:value-type="float">
            <text:p>0.836932829228391</text:p>
          </table:table-cell>
        </table:table-row>
        <table:table-row table:style-name="ro1">
          <table:table-cell table:formula="of:=VALUE([$prevalence_history_20210209.A153])" office:value-type="date" office:date-value="2020-11-29" calcext:value-type="date">
            <text:p>29/11/20</text:p>
          </table:table-cell>
          <table:table-cell table:formula="of:=[$prevalence_history_20210209.B153]" office:value-type="float" office:value="452594.4440881" calcext:value-type="float">
            <text:p>452594.4440881</text:p>
          </table:table-cell>
          <table:table-cell table:formula="of:=[$p_from_i_UK.C170]" office:value-type="float" office:value="379525.846045627" calcext:value-type="float">
            <text:p>379525.846045627</text:p>
          </table:table-cell>
          <table:table-cell table:formula="of:=[.C171]/[.B171]" office:value-type="float" office:value="0.838556131218769" calcext:value-type="float">
            <text:p>0.838556131218769</text:p>
          </table:table-cell>
        </table:table-row>
        <table:table-row table:style-name="ro1">
          <table:table-cell table:formula="of:=VALUE([$prevalence_history_20210209.A154])" office:value-type="date" office:date-value="2020-11-30" calcext:value-type="date">
            <text:p>30/11/20</text:p>
          </table:table-cell>
          <table:table-cell table:formula="of:=[$prevalence_history_20210209.B154]" office:value-type="float" office:value="436675.696920167" calcext:value-type="float">
            <text:p>436675.696920167</text:p>
          </table:table-cell>
          <table:table-cell table:formula="of:=[$p_from_i_UK.C171]" office:value-type="float" office:value="366889.014593896" calcext:value-type="float">
            <text:p>366889.014593896</text:p>
          </table:table-cell>
          <table:table-cell table:formula="of:=[.C172]/[.B172]" office:value-type="float" office:value="0.840186475184054" calcext:value-type="float">
            <text:p>0.840186475184054</text:p>
          </table:table-cell>
        </table:table-row>
        <table:table-row table:style-name="ro1">
          <table:table-cell table:formula="of:=VALUE([$prevalence_history_20210209.A155])" office:value-type="date" office:date-value="2020-12-01" calcext:value-type="date">
            <text:p>01/12/20</text:p>
          </table:table-cell>
          <table:table-cell table:formula="of:=[$prevalence_history_20210209.B155]" office:value-type="float" office:value="420574.168498463" calcext:value-type="float">
            <text:p>420574.168498463</text:p>
          </table:table-cell>
          <table:table-cell table:formula="of:=[$p_from_i_UK.C172]" office:value-type="float" office:value="353813.526359408" calcext:value-type="float">
            <text:p>353813.526359408</text:p>
          </table:table-cell>
          <table:table-cell table:formula="of:=[.C173]/[.B173]" office:value-type="float" office:value="0.841263094266098" calcext:value-type="float">
            <text:p>0.841263094266098</text:p>
          </table:table-cell>
        </table:table-row>
        <table:table-row table:style-name="ro1">
          <table:table-cell table:formula="of:=VALUE([$prevalence_history_20210209.A156])" office:value-type="date" office:date-value="2020-12-02" calcext:value-type="date">
            <text:p>02/12/20</text:p>
          </table:table-cell>
          <table:table-cell table:formula="of:=[$prevalence_history_20210209.B156]" office:value-type="float" office:value="405233.55055587" calcext:value-type="float">
            <text:p>405233.55055587</text:p>
          </table:table-cell>
          <table:table-cell table:formula="of:=[$p_from_i_UK.C173]" office:value-type="float" office:value="340929.388597182" calcext:value-type="float">
            <text:p>340929.388597182</text:p>
          </table:table-cell>
          <table:table-cell table:formula="of:=[.C174]/[.B174]" office:value-type="float" office:value="0.841315799566742" calcext:value-type="float">
            <text:p>0.841315799566742</text:p>
          </table:table-cell>
        </table:table-row>
        <table:table-row table:style-name="ro1">
          <table:table-cell table:formula="of:=VALUE([$prevalence_history_20210209.A157])" office:value-type="date" office:date-value="2020-12-03" calcext:value-type="date">
            <text:p>03/12/20</text:p>
          </table:table-cell>
          <table:table-cell table:formula="of:=[$prevalence_history_20210209.B157]" office:value-type="float" office:value="390242.640362231" calcext:value-type="float">
            <text:p>390242.640362231</text:p>
          </table:table-cell>
          <table:table-cell table:formula="of:=[$p_from_i_UK.C174]" office:value-type="float" office:value="329073.866930862" calcext:value-type="float">
            <text:p>329073.866930862</text:p>
          </table:table-cell>
          <table:table-cell table:formula="of:=[.C175]/[.B175]" office:value-type="float" office:value="0.843254511155955" calcext:value-type="float">
            <text:p>0.843254511155955</text:p>
          </table:table-cell>
        </table:table-row>
        <table:table-row table:style-name="ro1">
          <table:table-cell table:formula="of:=VALUE([$prevalence_history_20210209.A158])" office:value-type="date" office:date-value="2020-12-04" calcext:value-type="date">
            <text:p>04/12/20</text:p>
          </table:table-cell>
          <table:table-cell table:formula="of:=[$prevalence_history_20210209.B158]" office:value-type="float" office:value="375435.853649072" calcext:value-type="float">
            <text:p>375435.853649072</text:p>
          </table:table-cell>
          <table:table-cell table:formula="of:=[$p_from_i_UK.C175]" office:value-type="float" office:value="317528.235692744" calcext:value-type="float">
            <text:p>317528.235692744</text:p>
          </table:table-cell>
          <table:table-cell table:formula="of:=[.C176]/[.B176]" office:value-type="float" office:value="0.845758956174559" calcext:value-type="float">
            <text:p>0.845758956174559</text:p>
          </table:table-cell>
        </table:table-row>
        <table:table-row table:style-name="ro1">
          <table:table-cell table:formula="of:=VALUE([$prevalence_history_20210209.A159])" office:value-type="date" office:date-value="2020-12-05" calcext:value-type="date">
            <text:p>05/12/20</text:p>
          </table:table-cell>
          <table:table-cell table:formula="of:=[$prevalence_history_20210209.B159]" office:value-type="float" office:value="361388.222491931" calcext:value-type="float">
            <text:p>361388.222491931</text:p>
          </table:table-cell>
          <table:table-cell table:formula="of:=[$p_from_i_UK.C176]" office:value-type="float" office:value="306038.573953004" calcext:value-type="float">
            <text:p>306038.573953004</text:p>
          </table:table-cell>
          <table:table-cell table:formula="of:=[.C177]/[.B177]" office:value-type="float" office:value="0.846841581728186" calcext:value-type="float">
            <text:p>0.846841581728186</text:p>
          </table:table-cell>
        </table:table-row>
        <table:table-row table:style-name="ro1">
          <table:table-cell table:formula="of:=VALUE([$prevalence_history_20210209.A160])" office:value-type="date" office:date-value="2020-12-06" calcext:value-type="date">
            <text:p>06/12/20</text:p>
          </table:table-cell>
          <table:table-cell table:formula="of:=[$prevalence_history_20210209.B160]" office:value-type="float" office:value="348475.788875844" calcext:value-type="float">
            <text:p>348475.788875844</text:p>
          </table:table-cell>
          <table:table-cell table:formula="of:=[$p_from_i_UK.C177]" office:value-type="float" office:value="295284.948280833" calcext:value-type="float">
            <text:p>295284.948280833</text:p>
          </table:table-cell>
          <table:table-cell table:formula="of:=[.C178]/[.B178]" office:value-type="float" office:value="0.847361445779058" calcext:value-type="float">
            <text:p>0.847361445779058</text:p>
          </table:table-cell>
        </table:table-row>
        <table:table-row table:style-name="ro1">
          <table:table-cell table:formula="of:=VALUE([$prevalence_history_20210209.A161])" office:value-type="date" office:date-value="2020-12-07" calcext:value-type="date">
            <text:p>07/12/20</text:p>
          </table:table-cell>
          <table:table-cell table:formula="of:=[$prevalence_history_20210209.B161]" office:value-type="float" office:value="337222.876027015" calcext:value-type="float">
            <text:p>337222.876027015</text:p>
          </table:table-cell>
          <table:table-cell table:formula="of:=[$p_from_i_UK.C178]" office:value-type="float" office:value="285419.78798213" calcext:value-type="float">
            <text:p>285419.78798213</text:p>
          </table:table-cell>
          <table:table-cell table:formula="of:=[.C179]/[.B179]" office:value-type="float" office:value="0.846383232788942" calcext:value-type="float">
            <text:p>0.846383232788942</text:p>
          </table:table-cell>
        </table:table-row>
        <table:table-row table:style-name="ro1">
          <table:table-cell table:formula="of:=VALUE([$prevalence_history_20210209.A162])" office:value-type="date" office:date-value="2020-12-08" calcext:value-type="date">
            <text:p>08/12/20</text:p>
          </table:table-cell>
          <table:table-cell table:formula="of:=[$prevalence_history_20210209.B162]" office:value-type="float" office:value="327238.198908493" calcext:value-type="float">
            <text:p>327238.198908493</text:p>
          </table:table-cell>
          <table:table-cell table:formula="of:=[$p_from_i_UK.C179]" office:value-type="float" office:value="277001.59136409" calcext:value-type="float">
            <text:p>277001.59136409</text:p>
          </table:table-cell>
          <table:table-cell table:formula="of:=[.C180]/[.B180]" office:value-type="float" office:value="0.84648305817607" calcext:value-type="float">
            <text:p>0.84648305817607</text:p>
          </table:table-cell>
        </table:table-row>
        <table:table-row table:style-name="ro1">
          <table:table-cell table:formula="of:=VALUE([$prevalence_history_20210209.A163])" office:value-type="date" office:date-value="2020-12-09" calcext:value-type="date">
            <text:p>09/12/20</text:p>
          </table:table-cell>
          <table:table-cell table:formula="of:=[$prevalence_history_20210209.B163]" office:value-type="float" office:value="318469.542371165" calcext:value-type="float">
            <text:p>318469.542371165</text:p>
          </table:table-cell>
          <table:table-cell table:formula="of:=[$p_from_i_UK.C180]" office:value-type="float" office:value="269657.132980466" calcext:value-type="float">
            <text:p>269657.132980466</text:p>
          </table:table-cell>
          <table:table-cell table:formula="of:=[.C181]/[.B181]" office:value-type="float" office:value="0.846728170526869" calcext:value-type="float">
            <text:p>0.846728170526869</text:p>
          </table:table-cell>
        </table:table-row>
        <table:table-row table:style-name="ro1">
          <table:table-cell table:formula="of:=VALUE([$prevalence_history_20210209.A164])" office:value-type="date" office:date-value="2020-12-10" calcext:value-type="date">
            <text:p>10/12/20</text:p>
          </table:table-cell>
          <table:table-cell table:formula="of:=[$prevalence_history_20210209.B164]" office:value-type="float" office:value="310814.106440906" calcext:value-type="float">
            <text:p>310814.106440906</text:p>
          </table:table-cell>
          <table:table-cell table:formula="of:=[$p_from_i_UK.C181]" office:value-type="float" office:value="263309.817297687" calcext:value-type="float">
            <text:p>263309.817297687</text:p>
          </table:table-cell>
          <table:table-cell table:formula="of:=[.C182]/[.B182]" office:value-type="float" office:value="0.847161733786201" calcext:value-type="float">
            <text:p>0.847161733786201</text:p>
          </table:table-cell>
        </table:table-row>
        <table:table-row table:style-name="ro1">
          <table:table-cell table:formula="of:=VALUE([$prevalence_history_20210209.A165])" office:value-type="date" office:date-value="2020-12-11" calcext:value-type="date">
            <text:p>11/12/20</text:p>
          </table:table-cell>
          <table:table-cell table:formula="of:=[$prevalence_history_20210209.B165]" office:value-type="float" office:value="304952.153233349" calcext:value-type="float">
            <text:p>304952.153233349</text:p>
          </table:table-cell>
          <table:table-cell table:formula="of:=[$p_from_i_UK.C182]" office:value-type="float" office:value="257973.110702439" calcext:value-type="float">
            <text:p>257973.110702439</text:p>
          </table:table-cell>
          <table:table-cell table:formula="of:=[.C183]/[.B183]" office:value-type="float" office:value="0.845946185220205" calcext:value-type="float">
            <text:p>0.845946185220205</text:p>
          </table:table-cell>
        </table:table-row>
        <table:table-row table:style-name="ro1">
          <table:table-cell table:formula="of:=VALUE([$prevalence_history_20210209.A166])" office:value-type="date" office:date-value="2020-12-12" calcext:value-type="date">
            <text:p>12/12/20</text:p>
          </table:table-cell>
          <table:table-cell table:formula="of:=[$prevalence_history_20210209.B166]" office:value-type="float" office:value="300330.617809114" calcext:value-type="float">
            <text:p>300330.617809114</text:p>
          </table:table-cell>
          <table:table-cell table:formula="of:=[$p_from_i_UK.C183]" office:value-type="float" office:value="254173.5515477" calcext:value-type="float">
            <text:p>254173.5515477</text:p>
          </table:table-cell>
          <table:table-cell table:formula="of:=[.C184]/[.B184]" office:value-type="float" office:value="0.846312485226696" calcext:value-type="float">
            <text:p>0.846312485226696</text:p>
          </table:table-cell>
        </table:table-row>
        <table:table-row table:style-name="ro1">
          <table:table-cell table:formula="of:=VALUE([$prevalence_history_20210209.A167])" office:value-type="date" office:date-value="2020-12-13" calcext:value-type="date">
            <text:p>13/12/20</text:p>
          </table:table-cell>
          <table:table-cell table:formula="of:=[$prevalence_history_20210209.B167]" office:value-type="float" office:value="298373.421217367" calcext:value-type="float">
            <text:p>298373.421217367</text:p>
          </table:table-cell>
          <table:table-cell table:formula="of:=[$p_from_i_UK.C184]" office:value-type="float" office:value="251358.391585221" calcext:value-type="float">
            <text:p>251358.391585221</text:p>
          </table:table-cell>
          <table:table-cell table:formula="of:=[.C185]/[.B185]" office:value-type="float" office:value="0.842428895173288" calcext:value-type="float">
            <text:p>0.842428895173288</text:p>
          </table:table-cell>
        </table:table-row>
        <table:table-row table:style-name="ro1">
          <table:table-cell table:formula="of:=VALUE([$prevalence_history_20210209.A168])" office:value-type="date" office:date-value="2020-12-14" calcext:value-type="date">
            <text:p>14/12/20</text:p>
          </table:table-cell>
          <table:table-cell table:formula="of:=[$prevalence_history_20210209.B168]" office:value-type="float" office:value="298869.701160801" calcext:value-type="float">
            <text:p>298869.701160801</text:p>
          </table:table-cell>
          <table:table-cell table:formula="of:=[$p_from_i_UK.C185]" office:value-type="float" office:value="250922.114458809" calcext:value-type="float">
            <text:p>250922.114458809</text:p>
          </table:table-cell>
          <table:table-cell table:formula="of:=[.C186]/[.B186]" office:value-type="float" office:value="0.839570265852427" calcext:value-type="float">
            <text:p>0.839570265852427</text:p>
          </table:table-cell>
        </table:table-row>
        <table:table-row table:style-name="ro1">
          <table:table-cell table:formula="of:=VALUE([$prevalence_history_20210209.A169])" office:value-type="date" office:date-value="2020-12-15" calcext:value-type="date">
            <text:p>15/12/20</text:p>
          </table:table-cell>
          <table:table-cell table:formula="of:=[$prevalence_history_20210209.B169]" office:value-type="float" office:value="301670.207775353" calcext:value-type="float">
            <text:p>301670.207775353</text:p>
          </table:table-cell>
          <table:table-cell table:formula="of:=[$p_from_i_UK.C186]" office:value-type="float" office:value="252856.098362579" calcext:value-type="float">
            <text:p>252856.098362579</text:p>
          </table:table-cell>
          <table:table-cell table:formula="of:=[.C187]/[.B187]" office:value-type="float" office:value="0.838187172101777" calcext:value-type="float">
            <text:p>0.838187172101777</text:p>
          </table:table-cell>
        </table:table-row>
        <table:table-row table:style-name="ro1">
          <table:table-cell table:formula="of:=VALUE([$prevalence_history_20210209.A170])" office:value-type="date" office:date-value="2020-12-16" calcext:value-type="date">
            <text:p>16/12/20</text:p>
          </table:table-cell>
          <table:table-cell table:formula="of:=[$prevalence_history_20210209.B170]" office:value-type="float" office:value="305807.691857423" calcext:value-type="float">
            <text:p>305807.691857423</text:p>
          </table:table-cell>
          <table:table-cell table:formula="of:=[$p_from_i_UK.C187]" office:value-type="float" office:value="256972.977586135" calcext:value-type="float">
            <text:p>256972.977586135</text:p>
          </table:table-cell>
          <table:table-cell table:formula="of:=[.C188]/[.B188]" office:value-type="float" office:value="0.840309071447239" calcext:value-type="float">
            <text:p>0.840309071447239</text:p>
          </table:table-cell>
        </table:table-row>
        <table:table-row table:style-name="ro1">
          <table:table-cell table:formula="of:=VALUE([$prevalence_history_20210209.A171])" office:value-type="date" office:date-value="2020-12-17" calcext:value-type="date">
            <text:p>17/12/20</text:p>
          </table:table-cell>
          <table:table-cell table:formula="of:=[$prevalence_history_20210209.B171]" office:value-type="float" office:value="312832.082726385" calcext:value-type="float">
            <text:p>312832.082726385</text:p>
          </table:table-cell>
          <table:table-cell table:formula="of:=[$p_from_i_UK.C188]" office:value-type="float" office:value="262086.678839583" calcext:value-type="float">
            <text:p>262086.678839583</text:p>
          </table:table-cell>
          <table:table-cell table:formula="of:=[.C189]/[.B189]" office:value-type="float" office:value="0.837787085504316" calcext:value-type="float">
            <text:p>0.837787085504316</text:p>
          </table:table-cell>
        </table:table-row>
        <table:table-row table:style-name="ro1">
          <table:table-cell table:formula="of:=VALUE([$prevalence_history_20210209.A172])" office:value-type="date" office:date-value="2020-12-18" calcext:value-type="date">
            <text:p>18/12/20</text:p>
          </table:table-cell>
          <table:table-cell table:formula="of:=[$prevalence_history_20210209.B172]" office:value-type="float" office:value="322557.794994719" calcext:value-type="float">
            <text:p>322557.794994719</text:p>
          </table:table-cell>
          <table:table-cell table:formula="of:=[$p_from_i_UK.C189]" office:value-type="float" office:value="269818.300630861" calcext:value-type="float">
            <text:p>269818.300630861</text:p>
          </table:table-cell>
          <table:table-cell table:formula="of:=[.C190]/[.B190]" office:value-type="float" office:value="0.836495985580749" calcext:value-type="float">
            <text:p>0.836495985580749</text:p>
          </table:table-cell>
        </table:table-row>
        <table:table-row table:style-name="ro1">
          <table:table-cell table:formula="of:=VALUE([$prevalence_history_20210209.A173])" office:value-type="date" office:date-value="2020-12-19" calcext:value-type="date">
            <text:p>19/12/20</text:p>
          </table:table-cell>
          <table:table-cell table:formula="of:=[$prevalence_history_20210209.B173]" office:value-type="float" office:value="335231.42091241" calcext:value-type="float">
            <text:p>335231.42091241</text:p>
          </table:table-cell>
          <table:table-cell table:formula="of:=[$p_from_i_UK.C190]" office:value-type="float" office:value="280095.695868442" calcext:value-type="float">
            <text:p>280095.695868442</text:p>
          </table:table-cell>
          <table:table-cell table:formula="of:=[.C191]/[.B191]" office:value-type="float" office:value="0.835529363882709" calcext:value-type="float">
            <text:p>0.835529363882709</text:p>
          </table:table-cell>
        </table:table-row>
        <table:table-row table:style-name="ro1">
          <table:table-cell table:formula="of:=VALUE([$prevalence_history_20210209.A174])" office:value-type="date" office:date-value="2020-12-20" calcext:value-type="date">
            <text:p>20/12/20</text:p>
          </table:table-cell>
          <table:table-cell table:formula="of:=[$prevalence_history_20210209.B174]" office:value-type="float" office:value="349763.893395297" calcext:value-type="float">
            <text:p>349763.893395297</text:p>
          </table:table-cell>
          <table:table-cell table:formula="of:=[$p_from_i_UK.C191]" office:value-type="float" office:value="293005.91164457" calcext:value-type="float">
            <text:p>293005.91164457</text:p>
          </table:table-cell>
          <table:table-cell table:formula="of:=[.C192]/[.B192]" office:value-type="float" office:value="0.837724868625647" calcext:value-type="float">
            <text:p>0.837724868625647</text:p>
          </table:table-cell>
        </table:table-row>
        <table:table-row table:style-name="ro1">
          <table:table-cell table:formula="of:=VALUE([$prevalence_history_20210209.A175])" office:value-type="date" office:date-value="2020-12-21" calcext:value-type="date">
            <text:p>21/12/20</text:p>
          </table:table-cell>
          <table:table-cell table:formula="of:=[$prevalence_history_20210209.B175]" office:value-type="float" office:value="366389.826455015" calcext:value-type="float">
            <text:p>366389.826455015</text:p>
          </table:table-cell>
          <table:table-cell table:formula="of:=[$p_from_i_UK.C192]" office:value-type="float" office:value="307459.253464664" calcext:value-type="float">
            <text:p>307459.253464664</text:p>
          </table:table-cell>
          <table:table-cell table:formula="of:=[.C193]/[.B193]" office:value-type="float" office:value="0.839158817370749" calcext:value-type="float">
            <text:p>0.839158817370749</text:p>
          </table:table-cell>
        </table:table-row>
        <table:table-row table:style-name="ro1">
          <table:table-cell table:formula="of:=VALUE([$prevalence_history_20210209.A176])" office:value-type="date" office:date-value="2020-12-22" calcext:value-type="date">
            <text:p>22/12/20</text:p>
          </table:table-cell>
          <table:table-cell table:formula="of:=[$prevalence_history_20210209.B176]" office:value-type="float" office:value="384695.24502192" calcext:value-type="float">
            <text:p>384695.24502192</text:p>
          </table:table-cell>
          <table:table-cell table:formula="of:=[$p_from_i_UK.C193]" office:value-type="float" office:value="323872.649979175" calcext:value-type="float">
            <text:p>323872.649979175</text:p>
          </table:table-cell>
          <table:table-cell table:formula="of:=[.C194]/[.B194]" office:value-type="float" office:value="0.841894081536465" calcext:value-type="float">
            <text:p>0.841894081536465</text:p>
          </table:table-cell>
        </table:table-row>
        <table:table-row table:style-name="ro1">
          <table:table-cell table:formula="of:=VALUE([$prevalence_history_20210209.A177])" office:value-type="date" office:date-value="2020-12-23" calcext:value-type="date">
            <text:p>23/12/20</text:p>
          </table:table-cell>
          <table:table-cell table:formula="of:=[$prevalence_history_20210209.B177]" office:value-type="float" office:value="404860.507857185" calcext:value-type="float">
            <text:p>404860.507857185</text:p>
          </table:table-cell>
          <table:table-cell table:formula="of:=[$p_from_i_UK.C194]" office:value-type="float" office:value="341591.4131696" calcext:value-type="float">
            <text:p>341591.4131696</text:p>
          </table:table-cell>
          <table:table-cell table:formula="of:=[.C195]/[.B195]" office:value-type="float" office:value="0.843726188502675" calcext:value-type="float">
            <text:p>0.843726188502675</text:p>
          </table:table-cell>
        </table:table-row>
        <table:table-row table:style-name="ro1">
          <table:table-cell table:formula="of:=VALUE([$prevalence_history_20210209.A178])" office:value-type="date" office:date-value="2020-12-24" calcext:value-type="date">
            <text:p>24/12/20</text:p>
          </table:table-cell>
          <table:table-cell table:formula="of:=[$prevalence_history_20210209.B178]" office:value-type="float" office:value="426345.293427384" calcext:value-type="float">
            <text:p>426345.293427384</text:p>
          </table:table-cell>
          <table:table-cell table:formula="of:=[$p_from_i_UK.C195]" office:value-type="float" office:value="360733.707816349" calcext:value-type="float">
            <text:p>360733.707816349</text:p>
          </table:table-cell>
          <table:table-cell table:formula="of:=[.C196]/[.B196]" office:value-type="float" office:value="0.846106931113078" calcext:value-type="float">
            <text:p>0.846106931113078</text:p>
          </table:table-cell>
        </table:table-row>
        <table:table-row table:style-name="ro1">
          <table:table-cell table:formula="of:=VALUE([$prevalence_history_20210209.A179])" office:value-type="date" office:date-value="2020-12-25" calcext:value-type="date">
            <text:p>25/12/20</text:p>
          </table:table-cell>
          <table:table-cell table:formula="of:=[$prevalence_history_20210209.B179]" office:value-type="float" office:value="448299.642678253" calcext:value-type="float">
            <text:p>448299.642678253</text:p>
          </table:table-cell>
          <table:table-cell table:formula="of:=[$p_from_i_UK.C196]" office:value-type="float" office:value="381127.2515287" calcext:value-type="float">
            <text:p>381127.2515287</text:p>
          </table:table-cell>
          <table:table-cell table:formula="of:=[.C197]/[.B197]" office:value-type="float" office:value="0.850161845438359" calcext:value-type="float">
            <text:p>0.850161845438359</text:p>
          </table:table-cell>
        </table:table-row>
        <table:table-row table:style-name="ro1">
          <table:table-cell table:formula="of:=VALUE([$prevalence_history_20210209.A180])" office:value-type="date" office:date-value="2020-12-26" calcext:value-type="date">
            <text:p>26/12/20</text:p>
          </table:table-cell>
          <table:table-cell table:formula="of:=[$prevalence_history_20210209.B180]" office:value-type="float" office:value="471052.358754694" calcext:value-type="float">
            <text:p>471052.358754694</text:p>
          </table:table-cell>
          <table:table-cell table:formula="of:=[$p_from_i_UK.C197]" office:value-type="float" office:value="401815.96524885" calcext:value-type="float">
            <text:p>401815.96524885</text:p>
          </table:table-cell>
          <table:table-cell table:formula="of:=[.C198]/[.B198]" office:value-type="float" office:value="0.85301762698125" calcext:value-type="float">
            <text:p>0.85301762698125</text:p>
          </table:table-cell>
        </table:table-row>
        <table:table-row table:style-name="ro1">
          <table:table-cell table:formula="of:=VALUE([$prevalence_history_20210209.A181])" office:value-type="date" office:date-value="2020-12-27" calcext:value-type="date">
            <text:p>27/12/20</text:p>
          </table:table-cell>
          <table:table-cell table:formula="of:=[$prevalence_history_20210209.B181]" office:value-type="float" office:value="493702.989868899" calcext:value-type="float">
            <text:p>493702.989868899</text:p>
          </table:table-cell>
          <table:table-cell table:formula="of:=[$p_from_i_UK.C198]" office:value-type="float" office:value="422984.924114247" calcext:value-type="float">
            <text:p>422984.924114247</text:p>
          </table:table-cell>
          <table:table-cell table:formula="of:=[.C199]/[.B199]" office:value-type="float" office:value="0.856759899765988" calcext:value-type="float">
            <text:p>0.856759899765988</text:p>
          </table:table-cell>
        </table:table-row>
        <table:table-row table:style-name="ro1">
          <table:table-cell table:formula="of:=VALUE([$prevalence_history_20210209.A182])" office:value-type="date" office:date-value="2020-12-28" calcext:value-type="date">
            <text:p>28/12/20</text:p>
          </table:table-cell>
          <table:table-cell table:formula="of:=[$prevalence_history_20210209.B182]" office:value-type="float" office:value="517378.40630888" calcext:value-type="float">
            <text:p>517378.40630888</text:p>
          </table:table-cell>
          <table:table-cell table:formula="of:=[$p_from_i_UK.C199]" office:value-type="float" office:value="443642.936906394" calcext:value-type="float">
            <text:p>443642.936906394</text:p>
          </table:table-cell>
          <table:table-cell table:formula="of:=[.C200]/[.B200]" office:value-type="float" office:value="0.857482514725469" calcext:value-type="float">
            <text:p>0.857482514725469</text:p>
          </table:table-cell>
        </table:table-row>
        <table:table-row table:style-name="ro1">
          <table:table-cell table:formula="of:=VALUE([$prevalence_history_20210209.A183])" office:value-type="date" office:date-value="2020-12-29" calcext:value-type="date">
            <text:p>29/12/20</text:p>
          </table:table-cell>
          <table:table-cell table:formula="of:=[$prevalence_history_20210209.B183]" office:value-type="float" office:value="542243.374737495" calcext:value-type="float">
            <text:p>542243.374737495</text:p>
          </table:table-cell>
          <table:table-cell table:formula="of:=[$p_from_i_UK.C200]" office:value-type="float" office:value="465329.203700331" calcext:value-type="float">
            <text:p>465329.203700331</text:p>
          </table:table-cell>
          <table:table-cell table:formula="of:=[.C201]/[.B201]" office:value-type="float" office:value="0.858155627859172" calcext:value-type="float">
            <text:p>0.858155627859172</text:p>
          </table:table-cell>
        </table:table-row>
        <table:table-row table:style-name="ro1">
          <table:table-cell table:formula="of:=VALUE([$prevalence_history_20210209.A184])" office:value-type="date" office:date-value="2020-12-30" calcext:value-type="date">
            <text:p>30/12/20</text:p>
          </table:table-cell>
          <table:table-cell table:formula="of:=[$prevalence_history_20210209.B184]" office:value-type="float" office:value="567701.754874479" calcext:value-type="float">
            <text:p>567701.754874479</text:p>
          </table:table-cell>
          <table:table-cell table:formula="of:=[$p_from_i_UK.C201]" office:value-type="float" office:value="488149.769779257" calcext:value-type="float">
            <text:p>488149.769779257</text:p>
          </table:table-cell>
          <table:table-cell table:formula="of:=[.C202]/[.B202]" office:value-type="float" office:value="0.859870108886997" calcext:value-type="float">
            <text:p>0.859870108886997</text:p>
          </table:table-cell>
        </table:table-row>
        <table:table-row table:style-name="ro1">
          <table:table-cell table:formula="of:=VALUE([$prevalence_history_20210209.A185])" office:value-type="date" office:date-value="2020-12-31" calcext:value-type="date">
            <text:p>31/12/20</text:p>
          </table:table-cell>
          <table:table-cell table:formula="of:=[$prevalence_history_20210209.B185]" office:value-type="float" office:value="595077.245725575" calcext:value-type="float">
            <text:p>595077.245725575</text:p>
          </table:table-cell>
          <table:table-cell table:formula="of:=[$p_from_i_UK.C202]" office:value-type="float" office:value="511462.434430401" calcext:value-type="float">
            <text:p>511462.434430401</text:p>
          </table:table-cell>
          <table:table-cell table:formula="of:=[.C203]/[.B203]" office:value-type="float" office:value="0.859489147172444" calcext:value-type="float">
            <text:p>0.859489147172444</text:p>
          </table:table-cell>
        </table:table-row>
        <table:table-row table:style-name="ro1">
          <table:table-cell table:formula="of:=VALUE([$prevalence_history_20210209.A186])" office:value-type="date" office:date-value="2021-01-01" calcext:value-type="date">
            <text:p>01/01/21</text:p>
          </table:table-cell>
          <table:table-cell table:formula="of:=[$prevalence_history_20210209.B186]" office:value-type="float" office:value="622878.513446141" calcext:value-type="float">
            <text:p>622878.513446141</text:p>
          </table:table-cell>
          <table:table-cell table:formula="of:=[$p_from_i_UK.C203]" office:value-type="float" office:value="536741.128917873" calcext:value-type="float">
            <text:p>536741.128917873</text:p>
          </table:table-cell>
          <table:table-cell table:formula="of:=[.C204]/[.B204]" office:value-type="float" office:value="0.861710778797451" calcext:value-type="float">
            <text:p>0.861710778797451</text:p>
          </table:table-cell>
        </table:table-row>
        <table:table-row table:style-name="ro1">
          <table:table-cell table:formula="of:=VALUE([$prevalence_history_20210209.A187])" office:value-type="date" office:date-value="2021-01-02" calcext:value-type="date">
            <text:p>02/01/21</text:p>
          </table:table-cell>
          <table:table-cell table:formula="of:=[$prevalence_history_20210209.B187]" office:value-type="float" office:value="650452.67561605" calcext:value-type="float">
            <text:p>650452.67561605</text:p>
          </table:table-cell>
          <table:table-cell table:formula="of:=[$p_from_i_UK.C204]" office:value-type="float" office:value="562308.17009121" calcext:value-type="float">
            <text:p>562308.17009121</text:p>
          </table:table-cell>
          <table:table-cell table:formula="of:=[.C205]/[.B205]" office:value-type="float" office:value="0.864487442623928" calcext:value-type="float">
            <text:p>0.864487442623928</text:p>
          </table:table-cell>
        </table:table-row>
        <table:table-row table:style-name="ro1">
          <table:table-cell table:formula="of:=VALUE([$prevalence_history_20210209.A188])" office:value-type="date" office:date-value="2021-01-03" calcext:value-type="date">
            <text:p>03/01/21</text:p>
          </table:table-cell>
          <table:table-cell table:formula="of:=[$prevalence_history_20210209.B188]" office:value-type="float" office:value="677620.972646081" calcext:value-type="float">
            <text:p>677620.972646081</text:p>
          </table:table-cell>
          <table:table-cell table:formula="of:=[$p_from_i_UK.C205]" office:value-type="float" office:value="587373.659707927" calcext:value-type="float">
            <text:p>587373.659707927</text:p>
          </table:table-cell>
          <table:table-cell table:formula="of:=[.C206]/[.B206]" office:value-type="float" office:value="0.866817414777259" calcext:value-type="float">
            <text:p>0.866817414777259</text:p>
          </table:table-cell>
        </table:table-row>
        <table:table-row table:style-name="ro1">
          <table:table-cell table:formula="of:=VALUE([$prevalence_history_20210209.A189])" office:value-type="date" office:date-value="2021-01-04" calcext:value-type="date">
            <text:p>04/01/21</text:p>
          </table:table-cell>
          <table:table-cell table:formula="of:=[$prevalence_history_20210209.B189]" office:value-type="float" office:value="704165.62754707" calcext:value-type="float">
            <text:p>704165.62754707</text:p>
          </table:table-cell>
          <table:table-cell table:formula="of:=[$p_from_i_UK.C206]" office:value-type="float" office:value="611567.603482944" calcext:value-type="float">
            <text:p>611567.603482944</text:p>
          </table:table-cell>
          <table:table-cell table:formula="of:=[.C207]/[.B207]" office:value-type="float" office:value="0.868499653431413" calcext:value-type="float">
            <text:p>0.868499653431413</text:p>
          </table:table-cell>
        </table:table-row>
        <table:table-row table:style-name="ro1">
          <table:table-cell table:formula="of:=VALUE([$prevalence_history_20210209.A190])" office:value-type="date" office:date-value="2021-01-05" calcext:value-type="date">
            <text:p>05/01/21</text:p>
          </table:table-cell>
          <table:table-cell table:formula="of:=[$prevalence_history_20210209.B190]" office:value-type="float" office:value="728707.349339289" calcext:value-type="float">
            <text:p>728707.349339289</text:p>
          </table:table-cell>
          <table:table-cell table:formula="of:=[$p_from_i_UK.C207]" office:value-type="float" office:value="634545.344908603" calcext:value-type="float">
            <text:p>634545.344908603</text:p>
          </table:table-cell>
          <table:table-cell table:formula="of:=[.C208]/[.B208]" office:value-type="float" office:value="0.870782139749158" calcext:value-type="float">
            <text:p>0.870782139749158</text:p>
          </table:table-cell>
        </table:table-row>
        <table:table-row table:style-name="ro1">
          <table:table-cell table:formula="of:=VALUE([$prevalence_history_20210209.A191])" office:value-type="date" office:date-value="2021-01-06" calcext:value-type="date">
            <text:p>06/01/21</text:p>
          </table:table-cell>
          <table:table-cell table:formula="of:=[$prevalence_history_20210209.B191]" office:value-type="float" office:value="750698.381773818" calcext:value-type="float">
            <text:p>750698.381773818</text:p>
          </table:table-cell>
          <table:table-cell table:formula="of:=[$p_from_i_UK.C208]" office:value-type="float" office:value="655288.938184131" calcext:value-type="float">
            <text:p>655288.938184131</text:p>
          </table:table-cell>
          <table:table-cell table:formula="of:=[.C209]/[.B209]" office:value-type="float" office:value="0.872905755618861" calcext:value-type="float">
            <text:p>0.872905755618861</text:p>
          </table:table-cell>
        </table:table-row>
        <table:table-row table:style-name="ro1">
          <table:table-cell table:formula="of:=VALUE([$prevalence_history_20210209.A192])" office:value-type="date" office:date-value="2021-01-07" calcext:value-type="date">
            <text:p>07/01/21</text:p>
          </table:table-cell>
          <table:table-cell table:formula="of:=[$prevalence_history_20210209.B192]" office:value-type="float" office:value="769658.771030684" calcext:value-type="float">
            <text:p>769658.771030684</text:p>
          </table:table-cell>
          <table:table-cell table:formula="of:=[$p_from_i_UK.C209]" office:value-type="float" office:value="673012.433718102" calcext:value-type="float">
            <text:p>673012.433718102</text:p>
          </table:table-cell>
          <table:table-cell table:formula="of:=[.C210]/[.B210]" office:value-type="float" office:value="0.874429629141809" calcext:value-type="float">
            <text:p>0.874429629141809</text:p>
          </table:table-cell>
        </table:table-row>
        <table:table-row table:style-name="ro1">
          <table:table-cell table:formula="of:=VALUE([$prevalence_history_20210209.A193])" office:value-type="date" office:date-value="2021-01-08" calcext:value-type="date">
            <text:p>08/01/21</text:p>
          </table:table-cell>
          <table:table-cell table:formula="of:=[$prevalence_history_20210209.B193]" office:value-type="float" office:value="784622.338690637" calcext:value-type="float">
            <text:p>784622.338690637</text:p>
          </table:table-cell>
          <table:table-cell table:formula="of:=[$p_from_i_UK.C210]" office:value-type="float" office:value="687440.086246233" calcext:value-type="float">
            <text:p>687440.086246233</text:p>
          </table:table-cell>
          <table:table-cell table:formula="of:=[.C211]/[.B211]" office:value-type="float" office:value="0.876141364256109" calcext:value-type="float">
            <text:p>0.876141364256109</text:p>
          </table:table-cell>
        </table:table-row>
        <table:table-row table:style-name="ro1">
          <table:table-cell table:formula="of:=VALUE([$prevalence_history_20210209.A194])" office:value-type="date" office:date-value="2021-01-09" calcext:value-type="date">
            <text:p>09/01/21</text:p>
          </table:table-cell>
          <table:table-cell table:formula="of:=[$prevalence_history_20210209.B194]" office:value-type="float" office:value="795266.503947776" calcext:value-type="float">
            <text:p>795266.503947776</text:p>
          </table:table-cell>
          <table:table-cell table:formula="of:=[$p_from_i_UK.C211]" office:value-type="float" office:value="697863.007343243" calcext:value-type="float">
            <text:p>697863.007343243</text:p>
          </table:table-cell>
          <table:table-cell table:formula="of:=[.C212]/[.B212]" office:value-type="float" office:value="0.877520936540125" calcext:value-type="float">
            <text:p>0.877520936540125</text:p>
          </table:table-cell>
        </table:table-row>
        <table:table-row table:style-name="ro1">
          <table:table-cell table:formula="of:=VALUE([$prevalence_history_20210209.A195])" office:value-type="date" office:date-value="2021-01-10" calcext:value-type="date">
            <text:p>10/01/21</text:p>
          </table:table-cell>
          <table:table-cell table:formula="of:=[$prevalence_history_20210209.B195]" office:value-type="float" office:value="802544.05913129" calcext:value-type="float">
            <text:p>802544.05913129</text:p>
          </table:table-cell>
          <table:table-cell table:formula="of:=[$p_from_i_UK.C212]" office:value-type="float" office:value="704132.547949692" calcext:value-type="float">
            <text:p>704132.547949692</text:p>
          </table:table-cell>
          <table:table-cell table:formula="of:=[.C213]/[.B213]" office:value-type="float" office:value="0.877375565787475" calcext:value-type="float">
            <text:p>0.877375565787475</text:p>
          </table:table-cell>
        </table:table-row>
        <table:table-row table:style-name="ro1">
          <table:table-cell table:formula="of:=VALUE([$prevalence_history_20210209.A196])" office:value-type="date" office:date-value="2021-01-11" calcext:value-type="date">
            <text:p>11/01/21</text:p>
          </table:table-cell>
          <table:table-cell table:formula="of:=[$prevalence_history_20210209.B196]" office:value-type="float" office:value="805633.828828059" calcext:value-type="float">
            <text:p>805633.828828059</text:p>
          </table:table-cell>
          <table:table-cell table:formula="of:=[$p_from_i_UK.C213]" office:value-type="float" office:value="707412.590039593" calcext:value-type="float">
            <text:p>707412.590039593</text:p>
          </table:table-cell>
          <table:table-cell table:formula="of:=[.C214]/[.B214]" office:value-type="float" office:value="0.878082032712869" calcext:value-type="float">
            <text:p>0.878082032712869</text:p>
          </table:table-cell>
        </table:table-row>
        <table:table-row table:style-name="ro1">
          <table:table-cell table:formula="of:=VALUE([$prevalence_history_20210209.A197])" office:value-type="date" office:date-value="2021-01-12" calcext:value-type="date">
            <text:p>12/01/21</text:p>
          </table:table-cell>
          <table:table-cell table:formula="of:=[$prevalence_history_20210209.B197]" office:value-type="float" office:value="804507.02654135" calcext:value-type="float">
            <text:p>804507.02654135</text:p>
          </table:table-cell>
          <table:table-cell table:formula="of:=[$p_from_i_UK.C214]" office:value-type="float" office:value="707094.690570566" calcext:value-type="float">
            <text:p>707094.690570566</text:p>
          </table:table-cell>
          <table:table-cell table:formula="of:=[.C215]/[.B215]" office:value-type="float" office:value="0.878916736887223" calcext:value-type="float">
            <text:p>0.878916736887223</text:p>
          </table:table-cell>
        </table:table-row>
        <table:table-row table:style-name="ro1">
          <table:table-cell table:formula="of:=VALUE([$prevalence_history_20210209.A198])" office:value-type="date" office:date-value="2021-01-13" calcext:value-type="date">
            <text:p>13/01/21</text:p>
          </table:table-cell>
          <table:table-cell table:formula="of:=[$prevalence_history_20210209.B198]" office:value-type="float" office:value="798260.923860683" calcext:value-type="float">
            <text:p>798260.923860683</text:p>
          </table:table-cell>
          <table:table-cell table:formula="of:=[$p_from_i_UK.C215]" office:value-type="float" office:value="703133.750496232" calcext:value-type="float">
            <text:p>703133.750496232</text:p>
          </table:table-cell>
          <table:table-cell table:formula="of:=[.C216]/[.B216]" office:value-type="float" office:value="0.88083198047027" calcext:value-type="float">
            <text:p>0.88083198047027</text:p>
          </table:table-cell>
        </table:table-row>
        <table:table-row table:style-name="ro1">
          <table:table-cell table:formula="of:=VALUE([$prevalence_history_20210209.A199])" office:value-type="date" office:date-value="2021-01-14" calcext:value-type="date">
            <text:p>14/01/21</text:p>
          </table:table-cell>
          <table:table-cell table:formula="of:=[$prevalence_history_20210209.B199]" office:value-type="float" office:value="787601.617696943" calcext:value-type="float">
            <text:p>787601.617696943</text:p>
          </table:table-cell>
          <table:table-cell table:formula="of:=[$p_from_i_UK.C216]" office:value-type="float" office:value="694799.520455279" calcext:value-type="float">
            <text:p>694799.520455279</text:p>
          </table:table-cell>
          <table:table-cell table:formula="of:=[.C217]/[.B217]" office:value-type="float" office:value="0.88217127141888" calcext:value-type="float">
            <text:p>0.88217127141888</text:p>
          </table:table-cell>
        </table:table-row>
        <table:table-row table:style-name="ro1">
          <table:table-cell table:formula="of:=VALUE([$prevalence_history_20210209.A200])" office:value-type="date" office:date-value="2021-01-15" calcext:value-type="date">
            <text:p>15/01/21</text:p>
          </table:table-cell>
          <table:table-cell table:formula="of:=[$prevalence_history_20210209.B200]" office:value-type="float" office:value="773426.16048962" calcext:value-type="float">
            <text:p>773426.16048962</text:p>
          </table:table-cell>
          <table:table-cell table:formula="of:=[$p_from_i_UK.C217]" office:value-type="float" office:value="682570.325110907" calcext:value-type="float">
            <text:p>682570.325110907</text:p>
          </table:table-cell>
          <table:table-cell table:formula="of:=[.C218]/[.B218]" office:value-type="float" office:value="0.882528106728124" calcext:value-type="float">
            <text:p>0.882528106728124</text:p>
          </table:table-cell>
        </table:table-row>
        <table:table-row table:style-name="ro1">
          <table:table-cell table:formula="of:=VALUE([$prevalence_history_20210209.A201])" office:value-type="date" office:date-value="2021-01-16" calcext:value-type="date">
            <text:p>16/01/21</text:p>
          </table:table-cell>
          <table:table-cell table:formula="of:=[$prevalence_history_20210209.B201]" office:value-type="float" office:value="756780.49798268" calcext:value-type="float">
            <text:p>756780.49798268</text:p>
          </table:table-cell>
          <table:table-cell table:formula="of:=[$p_from_i_UK.C218]" office:value-type="float" office:value="667746.651311849" calcext:value-type="float">
            <text:p>667746.651311849</text:p>
          </table:table-cell>
          <table:table-cell table:formula="of:=[.C219]/[.B219]" office:value-type="float" office:value="0.882351822082935" calcext:value-type="float">
            <text:p>0.882351822082935</text:p>
          </table:table-cell>
        </table:table-row>
        <table:table-row table:style-name="ro1">
          <table:table-cell table:formula="of:=VALUE([$prevalence_history_20210209.A202])" office:value-type="date" office:date-value="2021-01-17" calcext:value-type="date">
            <text:p>17/01/21</text:p>
          </table:table-cell>
          <table:table-cell table:formula="of:=[$prevalence_history_20210209.B202]" office:value-type="float" office:value="737420.749255116" calcext:value-type="float">
            <text:p>737420.749255116</text:p>
          </table:table-cell>
          <table:table-cell table:formula="of:=[$p_from_i_UK.C219]" office:value-type="float" office:value="651165.496985074" calcext:value-type="float">
            <text:p>651165.496985074</text:p>
          </table:table-cell>
          <table:table-cell table:formula="of:=[.C220]/[.B220]" office:value-type="float" office:value="0.883031156423018" calcext:value-type="float">
            <text:p>0.883031156423018</text:p>
          </table:table-cell>
        </table:table-row>
        <table:table-row table:style-name="ro1">
          <table:table-cell table:formula="of:=VALUE([$prevalence_history_20210209.A203])" office:value-type="date" office:date-value="2021-01-18" calcext:value-type="date">
            <text:p>18/01/21</text:p>
          </table:table-cell>
          <table:table-cell table:formula="of:=[$prevalence_history_20210209.B203]" office:value-type="float" office:value="716239.714317599" calcext:value-type="float">
            <text:p>716239.714317599</text:p>
          </table:table-cell>
          <table:table-cell table:formula="of:=[$p_from_i_UK.C220]" office:value-type="float" office:value="632484.187028873" calcext:value-type="float">
            <text:p>632484.187028873</text:p>
          </table:table-cell>
          <table:table-cell table:formula="of:=[.C221]/[.B221]" office:value-type="float" office:value="0.883062156964412" calcext:value-type="float">
            <text:p>0.883062156964412</text:p>
          </table:table-cell>
        </table:table-row>
        <table:table-row table:style-name="ro1">
          <table:table-cell table:formula="of:=VALUE([$prevalence_history_20210209.A204])" office:value-type="date" office:date-value="2021-01-19" calcext:value-type="date">
            <text:p>19/01/21</text:p>
          </table:table-cell>
          <table:table-cell table:formula="of:=[$prevalence_history_20210209.B204]" office:value-type="float" office:value="692940.60169868" calcext:value-type="float">
            <text:p>692940.60169868</text:p>
          </table:table-cell>
          <table:table-cell table:formula="of:=[$p_from_i_UK.C221]" office:value-type="float" office:value="612498.682238513" calcext:value-type="float">
            <text:p>612498.682238513</text:p>
          </table:table-cell>
          <table:table-cell table:formula="of:=[.C222]/[.B222]" office:value-type="float" office:value="0.883912244046645" calcext:value-type="float">
            <text:p>0.883912244046645</text:p>
          </table:table-cell>
        </table:table-row>
        <table:table-row table:style-name="ro1">
          <table:table-cell table:formula="of:=VALUE([$prevalence_history_20210209.A205])" office:value-type="date" office:date-value="2021-01-20" calcext:value-type="date">
            <text:p>20/01/21</text:p>
          </table:table-cell>
          <table:table-cell table:formula="of:=[$prevalence_history_20210209.B205]" office:value-type="float" office:value="669275.977857312" calcext:value-type="float">
            <text:p>669275.977857312</text:p>
          </table:table-cell>
          <table:table-cell table:formula="of:=[$p_from_i_UK.C222]" office:value-type="float" office:value="590976.746454453" calcext:value-type="float">
            <text:p>590976.746454453</text:p>
          </table:table-cell>
          <table:table-cell table:formula="of:=[.C223]/[.B223]" office:value-type="float" office:value="0.883009051582079" calcext:value-type="float">
            <text:p>0.883009051582079</text:p>
          </table:table-cell>
        </table:table-row>
        <table:table-row table:style-name="ro1">
          <table:table-cell table:formula="of:=VALUE([$prevalence_history_20210209.A206])" office:value-type="date" office:date-value="2021-01-21" calcext:value-type="date">
            <text:p>21/01/21</text:p>
          </table:table-cell>
          <table:table-cell table:formula="of:=[$prevalence_history_20210209.B206]" office:value-type="float" office:value="645730.083989738" calcext:value-type="float">
            <text:p>645730.083989738</text:p>
          </table:table-cell>
          <table:table-cell table:formula="of:=[$p_from_i_UK.C223]" office:value-type="float" office:value="569390.855142153" calcext:value-type="float">
            <text:p>569390.855142153</text:p>
          </table:table-cell>
          <table:table-cell table:formula="of:=[.C224]/[.B224]" office:value-type="float" office:value="0.881778422996941" calcext:value-type="float">
            <text:p>0.881778422996941</text:p>
          </table:table-cell>
        </table:table-row>
        <table:table-row table:style-name="ro1">
          <table:table-cell table:formula="of:=VALUE([$prevalence_history_20210209.A207])" office:value-type="date" office:date-value="2021-01-22" calcext:value-type="date">
            <text:p>22/01/21</text:p>
          </table:table-cell>
          <table:table-cell table:formula="of:=[$prevalence_history_20210209.B207]" office:value-type="float" office:value="622445.960616357" calcext:value-type="float">
            <text:p>622445.960616357</text:p>
          </table:table-cell>
          <table:table-cell table:formula="of:=[$p_from_i_UK.C224]" office:value-type="float" office:value="548337.097256929" calcext:value-type="float">
            <text:p>548337.097256929</text:p>
          </table:table-cell>
          <table:table-cell table:formula="of:=[.C225]/[.B225]" office:value-type="float" office:value="0.880939281401964" calcext:value-type="float">
            <text:p>0.880939281401964</text:p>
          </table:table-cell>
        </table:table-row>
        <table:table-row table:style-name="ro1">
          <table:table-cell table:formula="of:=VALUE([$prevalence_history_20210209.A208])" office:value-type="date" office:date-value="2021-01-23" calcext:value-type="date">
            <text:p>23/01/21</text:p>
          </table:table-cell>
          <table:table-cell table:formula="of:=[$prevalence_history_20210209.B208]" office:value-type="float" office:value="599790.95378392" calcext:value-type="float">
            <text:p>599790.95378392</text:p>
          </table:table-cell>
          <table:table-cell table:formula="of:=[$p_from_i_UK.C225]" office:value-type="float" office:value="527746.702283152" calcext:value-type="float">
            <text:p>527746.702283152</text:p>
          </table:table-cell>
          <table:table-cell table:formula="of:=[.C226]/[.B226]" office:value-type="float" office:value="0.879884397978562" calcext:value-type="float">
            <text:p>0.879884397978562</text:p>
          </table:table-cell>
        </table:table-row>
        <table:table-row table:style-name="ro1">
          <table:table-cell table:formula="of:=VALUE([$prevalence_history_20210209.A209])" office:value-type="date" office:date-value="2021-01-24" calcext:value-type="date">
            <text:p>24/01/21</text:p>
          </table:table-cell>
          <table:table-cell table:formula="of:=[$prevalence_history_20210209.B209]" office:value-type="float" office:value="578180.185816667" calcext:value-type="float">
            <text:p>578180.185816667</text:p>
          </table:table-cell>
          <table:table-cell table:formula="of:=[$p_from_i_UK.C226]" office:value-type="float" office:value="507896.636319047" calcext:value-type="float">
            <text:p>507896.636319047</text:p>
          </table:table-cell>
          <table:table-cell table:formula="of:=[.C227]/[.B227]" office:value-type="float" office:value="0.878440058615384" calcext:value-type="float">
            <text:p>0.878440058615384</text:p>
          </table:table-cell>
        </table:table-row>
        <table:table-row table:style-name="ro1">
          <table:table-cell table:formula="of:=VALUE([$prevalence_history_20210209.A210])" office:value-type="date" office:date-value="2021-01-25" calcext:value-type="date">
            <text:p>25/01/21</text:p>
          </table:table-cell>
          <table:table-cell table:formula="of:=[$prevalence_history_20210209.B210]" office:value-type="float" office:value="557558.747279965" calcext:value-type="float">
            <text:p>557558.747279965</text:p>
          </table:table-cell>
          <table:table-cell table:formula="of:=[$p_from_i_UK.C227]" office:value-type="float" office:value="488981.341989236" calcext:value-type="float">
            <text:p>488981.341989236</text:p>
          </table:table-cell>
          <table:table-cell table:formula="of:=[.C228]/[.B228]" office:value-type="float" office:value="0.87700416211694" calcext:value-type="float">
            <text:p>0.87700416211694</text:p>
          </table:table-cell>
        </table:table-row>
        <table:table-row table:style-name="ro1">
          <table:table-cell table:formula="of:=VALUE([$prevalence_history_20210209.A211])" office:value-type="date" office:date-value="2021-01-26" calcext:value-type="date">
            <text:p>26/01/21</text:p>
          </table:table-cell>
          <table:table-cell table:formula="of:=[$prevalence_history_20210209.B211]" office:value-type="float" office:value="538384.062518105" calcext:value-type="float">
            <text:p>538384.062518105</text:p>
          </table:table-cell>
          <table:table-cell table:formula="of:=[$p_from_i_UK.C228]" office:value-type="float" office:value="471110.972206362" calcext:value-type="float">
            <text:p>471110.972206362</text:p>
          </table:table-cell>
          <table:table-cell table:formula="of:=[.C229]/[.B229]" office:value-type="float" office:value="0.87504628202199" calcext:value-type="float">
            <text:p>0.87504628202199</text:p>
          </table:table-cell>
        </table:table-row>
        <table:table-row table:style-name="ro1">
          <table:table-cell table:formula="of:=VALUE([$prevalence_history_20210209.A212])" office:value-type="date" office:date-value="2021-01-27" calcext:value-type="date">
            <text:p>27/01/21</text:p>
          </table:table-cell>
          <table:table-cell table:formula="of:=[$prevalence_history_20210209.B212]" office:value-type="float" office:value="520149.840884344" calcext:value-type="float">
            <text:p>520149.840884344</text:p>
          </table:table-cell>
          <table:table-cell table:formula="of:=[$p_from_i_UK.C229]" office:value-type="float" office:value="454437.692903522" calcext:value-type="float">
            <text:p>454437.692903522</text:p>
          </table:table-cell>
          <table:table-cell table:formula="of:=[.C230]/[.B230]" office:value-type="float" office:value="0.873666888239166" calcext:value-type="float">
            <text:p>0.873666888239166</text:p>
          </table:table-cell>
        </table:table-row>
        <table:table-row table:style-name="ro1">
          <table:table-cell table:formula="of:=VALUE([$prevalence_history_20210209.A213])" office:value-type="date" office:date-value="2021-01-28" calcext:value-type="date">
            <text:p>28/01/21</text:p>
          </table:table-cell>
          <table:table-cell table:formula="of:=[$prevalence_history_20210209.B213]" office:value-type="float" office:value="502311.245190167" calcext:value-type="float">
            <text:p>502311.245190167</text:p>
          </table:table-cell>
          <table:table-cell table:formula="of:=[$p_from_i_UK.C230]" office:value-type="float" office:value="438455.633567665" calcext:value-type="float">
            <text:p>438455.633567665</text:p>
          </table:table-cell>
          <table:table-cell table:formula="of:=[.C231]/[.B231]" office:value-type="float" office:value="0.872876404352988" calcext:value-type="float">
            <text:p>0.872876404352988</text:p>
          </table:table-cell>
        </table:table-row>
        <table:table-row table:style-name="ro1">
          <table:table-cell table:formula="of:=VALUE([$prevalence_history_20210209.A214])" office:value-type="date" office:date-value="2021-01-29" calcext:value-type="date">
            <text:p>29/01/21</text:p>
          </table:table-cell>
          <table:table-cell table:formula="of:=[$prevalence_history_20210209.B214]" office:value-type="float" office:value="484846.243935446" calcext:value-type="float">
            <text:p>484846.243935446</text:p>
          </table:table-cell>
          <table:table-cell table:formula="of:=[$p_from_i_UK.C231]" office:value-type="float" office:value="422670.316273289" calcext:value-type="float">
            <text:p>422670.316273289</text:p>
          </table:table-cell>
          <table:table-cell table:formula="of:=[.C232]/[.B232]" office:value-type="float" office:value="0.871761556493701" calcext:value-type="float">
            <text:p>0.871761556493701</text:p>
          </table:table-cell>
        </table:table-row>
        <table:table-row table:style-name="ro1">
          <table:table-cell table:formula="of:=VALUE([$prevalence_history_20210209.A215])" office:value-type="date" office:date-value="2021-01-30" calcext:value-type="date">
            <text:p>30/01/21</text:p>
          </table:table-cell>
          <table:table-cell table:formula="of:=[$prevalence_history_20210209.B215]" office:value-type="float" office:value="467309.966475352" calcext:value-type="float">
            <text:p>467309.966475352</text:p>
          </table:table-cell>
          <table:table-cell table:formula="of:=[$p_from_i_UK.C232]" office:value-type="float" office:value="407051.406666151" calcext:value-type="float">
            <text:p>407051.406666151</text:p>
          </table:table-cell>
          <table:table-cell table:formula="of:=[.C233]/[.B233]" office:value-type="float" office:value="0.871052269088767" calcext:value-type="float">
            <text:p>0.871052269088767</text:p>
          </table:table-cell>
        </table:table-row>
        <table:table-row table:style-name="ro1">
          <table:table-cell table:formula="of:=VALUE([$prevalence_history_20210209.A216])" office:value-type="date" office:date-value="2021-01-31" calcext:value-type="date">
            <text:p>31/01/21</text:p>
          </table:table-cell>
          <table:table-cell table:formula="of:=[$prevalence_history_20210209.B216]" office:value-type="float" office:value="449743.096269371" calcext:value-type="float">
            <text:p>449743.096269371</text:p>
          </table:table-cell>
          <table:table-cell table:formula="of:=[$p_from_i_UK.C233]" office:value-type="float" office:value="391264.941337244" calcext:value-type="float">
            <text:p>391264.941337244</text:p>
          </table:table-cell>
          <table:table-cell table:formula="of:=[.C234]/[.B234]" office:value-type="float" office:value="0.869974313297514" calcext:value-type="float">
            <text:p>0.869974313297514</text:p>
          </table:table-cell>
        </table:table-row>
        <table:table-row table:style-name="ro1">
          <table:table-cell table:formula="of:=VALUE([$prevalence_history_20210209.A217])" office:value-type="date" office:date-value="2021-02-01" calcext:value-type="date">
            <text:p>01/02/21</text:p>
          </table:table-cell>
          <table:table-cell table:formula="of:=[$prevalence_history_20210209.B217]" office:value-type="float" office:value="432652.12575537" calcext:value-type="float">
            <text:p>432652.12575537</text:p>
          </table:table-cell>
          <table:table-cell table:formula="of:=[$p_from_i_UK.C234]" office:value-type="float" office:value="375573.380664096" calcext:value-type="float">
            <text:p>375573.380664096</text:p>
          </table:table-cell>
          <table:table-cell table:formula="of:=[.C235]/[.B235]" office:value-type="float" office:value="0.868072426567603" calcext:value-type="float">
            <text:p>0.868072426567603</text:p>
          </table:table-cell>
        </table:table-row>
        <table:table-row table:style-name="ro1">
          <table:table-cell table:formula="of:=VALUE([$prevalence_history_20210209.A218])" office:value-type="date" office:date-value="2021-02-02" calcext:value-type="date">
            <text:p>02/02/21</text:p>
          </table:table-cell>
          <table:table-cell table:formula="of:=[$prevalence_history_20210209.B218]" office:value-type="float" office:value="415597.648849902" calcext:value-type="float">
            <text:p>415597.648849902</text:p>
          </table:table-cell>
          <table:table-cell table:formula="of:=[$p_from_i_UK.C235]" office:value-type="float" office:value="360411.187252352" calcext:value-type="float">
            <text:p>360411.187252352</text:p>
          </table:table-cell>
          <table:table-cell table:formula="of:=[.C236]/[.B236]" office:value-type="float" office:value="0.867211805094977" calcext:value-type="float">
            <text:p>0.867211805094977</text:p>
          </table:table-cell>
        </table:table-row>
        <table:table-row table:style-name="ro1">
          <table:table-cell table:formula="of:=VALUE([$prevalence_history_20210209.A219])" office:value-type="date" office:date-value="2021-02-03" calcext:value-type="date">
            <text:p>03/02/21</text:p>
          </table:table-cell>
          <table:table-cell table:formula="of:=[$prevalence_history_20210209.B219]" office:value-type="float" office:value="398788.520282504" calcext:value-type="float">
            <text:p>398788.520282504</text:p>
          </table:table-cell>
          <table:table-cell table:formula="of:=[$p_from_i_UK.C236]" office:value-type="float" office:value="345487.739235169" calcext:value-type="float">
            <text:p>345487.739235169</text:p>
          </table:table-cell>
          <table:table-cell table:formula="of:=[.C237]/[.B237]" office:value-type="float" office:value="0.866343241250836" calcext:value-type="float">
            <text:p>0.866343241250836</text:p>
          </table:table-cell>
        </table:table-row>
        <table:table-row table:style-name="ro1">
          <table:table-cell table:formula="of:=VALUE([$prevalence_history_20210209.A220])" office:value-type="date" office:date-value="2021-02-04" calcext:value-type="date">
            <text:p>04/02/21</text:p>
          </table:table-cell>
          <table:table-cell table:formula="of:=[$prevalence_history_20210209.B220]" office:value-type="float" office:value="382078.314416237" calcext:value-type="float">
            <text:p>382078.314416237</text:p>
          </table:table-cell>
          <table:table-cell table:formula="of:=[$p_from_i_UK.C237]" office:value-type="float" office:value="330972.113163692" calcext:value-type="float">
            <text:p>330972.113163692</text:p>
          </table:table-cell>
          <table:table-cell table:formula="of:=[.C238]/[.B238]" office:value-type="float" office:value="0.866241554874349" calcext:value-type="float">
            <text:p>0.866241554874349</text:p>
          </table:table-cell>
        </table:table-row>
        <table:table-row table:style-name="ro1">
          <table:table-cell table:formula="of:=VALUE([$prevalence_history_20210209.A221])" office:value-type="date" office:date-value="2021-02-05" calcext:value-type="date">
            <text:p>05/02/21</text:p>
          </table:table-cell>
          <table:table-cell table:formula="of:=[$prevalence_history_20210209.B221]" office:value-type="float" office:value="365690.21330329" calcext:value-type="float">
            <text:p>365690.21330329</text:p>
          </table:table-cell>
          <table:table-cell table:formula="of:=[$p_from_i_UK.C238]" office:value-type="float" office:value="316636.167475817" calcext:value-type="float">
            <text:p>316636.167475817</text:p>
          </table:table-cell>
          <table:table-cell table:formula="of:=[.C239]/[.B239]" office:value-type="float" office:value="0.865859013878532" calcext:value-type="float">
            <text:p>0.865859013878532</text:p>
          </table:table-cell>
        </table:table-row>
        <table:table-row table:style-name="ro1">
          <table:table-cell table:formula="of:=VALUE([$prevalence_history_20210209.A222])" office:value-type="date" office:date-value="2021-02-06" calcext:value-type="date">
            <text:p>06/02/21</text:p>
          </table:table-cell>
          <table:table-cell table:formula="of:=[$prevalence_history_20210209.B222]" office:value-type="float" office:value="350363.355571874" calcext:value-type="float">
            <text:p>350363.355571874</text:p>
          </table:table-cell>
          <table:table-cell table:formula="of:=[$p_from_i_UK.C239]" office:value-type="float" office:value="302795.451029042" calcext:value-type="float">
            <text:p>302795.451029042</text:p>
          </table:table-cell>
          <table:table-cell table:formula="of:=[.C240]/[.B240]" office:value-type="float" office:value="0.864232649372849" calcext:value-type="float">
            <text:p>0.864232649372849</text:p>
          </table:table-cell>
        </table:table-row>
        <table:table-row table:style-name="ro1">
          <table:table-cell table:formula="of:=VALUE([$prevalence_history_20210209.A223])" office:value-type="date" office:date-value="2021-02-07" calcext:value-type="date">
            <text:p>07/02/21</text:p>
          </table:table-cell>
          <table:table-cell table:formula="of:=[$prevalence_history_20210209.B223]" office:value-type="float" office:value="335246.420293282" calcext:value-type="float">
            <text:p>335246.420293282</text:p>
          </table:table-cell>
          <table:table-cell table:formula="of:=[$p_from_i_UK.C240]" office:value-type="float" office:value="289953.683879222" calcext:value-type="float">
            <text:p>289953.683879222</text:p>
          </table:table-cell>
          <table:table-cell table:formula="of:=[.C241]/[.B241]" office:value-type="float" office:value="0.864897181081196" calcext:value-type="float">
            <text:p>0.864897181081196</text:p>
          </table:table-cell>
        </table:table-row>
        <table:table-row table:style-name="ro1">
          <table:table-cell table:formula="of:=VALUE([$prevalence_history_20210209.A224])" office:value-type="date" office:date-value="2021-02-08" calcext:value-type="date">
            <text:p>08/02/21</text:p>
          </table:table-cell>
          <table:table-cell table:formula="of:=[$prevalence_history_20210209.B224]" office:value-type="float" office:value="321373.697866874" calcext:value-type="float">
            <text:p>321373.697866874</text:p>
          </table:table-cell>
          <table:table-cell table:formula="of:=[$p_from_i_UK.C241]" office:value-type="float" office:value="277368.15457477" calcext:value-type="float">
            <text:p>277368.15457477</text:p>
          </table:table-cell>
          <table:table-cell table:formula="of:=[.C242]/[.B242]" office:value-type="float" office:value="0.863070489015773" calcext:value-type="float">
            <text:p>0.863070489015773</text:p>
          </table:table-cell>
        </table:table-row>
        <table:table-row table:style-name="ro1">
          <table:table-cell table:formula="of:=VALUE([$prevalence_history_20210209.A225])" office:value-type="date" office:date-value="2021-02-09" calcext:value-type="date">
            <text:p>09/02/21</text:p>
          </table:table-cell>
          <table:table-cell table:formula="of:=[$prevalence_history_20210209.B225]" office:value-type="float" office:value="308731.47232799" calcext:value-type="float">
            <text:p>308731.47232799</text:p>
          </table:table-cell>
          <table:table-cell table:number-columns-repeated="2"/>
        </table:table-row>
        <table:table-row table:style-name="ro1" table:number-rows-repeated="10483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22:37:20.9709085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1T22:45:27.605343260</dc:date>
    <meta:editing-duration>PT29M23S</meta:editing-duration>
    <meta:editing-cycles>4</meta:editing-cycles>
    <meta:generator>LibreOffice/7.2.5.2.0$Linux_X86_64 LibreOffice_project/20$Build-2</meta:generator>
    <meta:document-statistic meta:table-count="3" meta:cell-count="210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2:Sheet3.C243 Sheet3.B1:Sheet3.C1" chart:data-source-has-labels="both" svg:x="0.319cm" svg:y="0.18cm" svg:width="11.979cm" svg:height="8.646cm">
          <chart:coordinate-region svg:x="1.681cm" svg:y="0.379cm" svg:width="10.617cm" svg:height="7.8cm"/>
          <chart:axis chart:dimension="x" chart:name="primary-x" chart:style-name="ch4" chartooo:axis-type="auto">
            <chartooo:date-scale/>
            <chart:categories table:cell-range-address="Sheet3.A2:Sheet3.A2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243" chart:label-cell-address="Sheet3.B1:Sheet3.B1" chart:class="chart:line">
            <chart:data-point chart:repeated="242"/>
          </chart:series>
          <chart:series chart:style-name="ch8" chart:values-cell-range-address="Sheet3.C2:Sheet3.C243" chart:label-cell-address="Sheet3.C1:Sheet3.C1" chart:class="chart:line">
            <chart:data-point chart:repeated="2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3995">
                <text:p>43995</text:p>
                <draw:g>
                  <svg:desc>Sheet3.A2:Sheet3.A243</svg:desc>
                </draw:g>
              </table:table-cell>
              <table:table-cell office:value-type="float" office:value="NaN">
                <text:p>NaN</text:p>
                <draw:g>
                  <svg:desc>Sheet3.B2:Sheet3.B243</svg:desc>
                </draw:g>
              </table:table-cell>
              <table:table-cell office:value-type="float" office:value="66613.8281328438">
                <text:p>66613.8281328438</text:p>
                <draw:g>
                  <svg:desc>Sheet3.C2:Sheet3.C243</svg:desc>
                </draw:g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61409.6506347007">
                <text:p>61409.650634700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56643.9691452134">
                <text:p>56643.969145213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52362.8632322135">
                <text:p>52362.863232213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48705.6612428871">
                <text:p>48705.661242887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45552.6077722074">
                <text:p>45552.607772207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42871.244463357">
                <text:p>42871.24446335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40451.1902561035">
                <text:p>40451.190256103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8359.8495962408">
                <text:p>38359.849596240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36487.257983571">
                <text:p>36487.25798357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34791.249712365">
                <text:p>34791.24971236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33287.718293103">
                <text:p>33287.71829310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31959.6814816745">
                <text:p>31959.681481674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30820.2177167302">
                <text:p>30820.21771673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9458.7729743455">
                <text:p>29458.772974345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8160.1130874507">
                <text:p>28160.113087450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NaN">
                <text:p>NaN</text:p>
              </table:table-cell>
              <table:table-cell office:value-type="float" office:value="26782.1457829999">
                <text:p>26782.145782999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NaN">
                <text:p>NaN</text:p>
              </table:table-cell>
              <table:table-cell office:value-type="float" office:value="25489.668762514">
                <text:p>25489.66876251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9689.5434416985">
                <text:p>29689.5434416985</text:p>
              </table:table-cell>
              <table:table-cell office:value-type="float" office:value="24331.2633384358">
                <text:p>24331.263338435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465.7040632391">
                <text:p>28465.7040632391</text:p>
              </table:table-cell>
              <table:table-cell office:value-type="float" office:value="23313.4527568983">
                <text:p>23313.452756898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7298.4451054916">
                <text:p>27298.4451054916</text:p>
              </table:table-cell>
              <table:table-cell office:value-type="float" office:value="22457.9655689785">
                <text:p>22457.96556897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6261.7503317803">
                <text:p>26261.7503317803</text:p>
              </table:table-cell>
              <table:table-cell office:value-type="float" office:value="21607.1850539259">
                <text:p>21607.18505392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5647.3549317775">
                <text:p>25647.3549317775</text:p>
              </table:table-cell>
              <table:table-cell office:value-type="float" office:value="20811.4735835863">
                <text:p>20811.473583586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4993.1696055617">
                <text:p>24993.1696055617</text:p>
              </table:table-cell>
              <table:table-cell office:value-type="float" office:value="20432.4385316212">
                <text:p>20432.438531621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4387.2190287045">
                <text:p>24387.2190287045</text:p>
              </table:table-cell>
              <table:table-cell office:value-type="float" office:value="20001.662163296">
                <text:p>20001.662163296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4086.3785933364">
                <text:p>24086.3785933364</text:p>
              </table:table-cell>
              <table:table-cell office:value-type="float" office:value="19584.5236562892">
                <text:p>19584.523656289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4178.0183578815">
                <text:p>24178.0183578815</text:p>
              </table:table-cell>
              <table:table-cell office:value-type="float" office:value="19448.9170203023">
                <text:p>19448.917020302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4350.6918158605">
                <text:p>24350.6918158605</text:p>
              </table:table-cell>
              <table:table-cell office:value-type="float" office:value="19603.5336472736">
                <text:p>19603.533647273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4491.2876719856">
                <text:p>24491.2876719856</text:p>
              </table:table-cell>
              <table:table-cell office:value-type="float" office:value="19864.2336796066">
                <text:p>19864.2336796066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4711.8902179694">
                <text:p>24711.8902179694</text:p>
              </table:table-cell>
              <table:table-cell office:value-type="float" office:value="20081.8598256516">
                <text:p>20081.859825651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5067.9615313495">
                <text:p>25067.9615313495</text:p>
              </table:table-cell>
              <table:table-cell office:value-type="float" office:value="20367.8535432209">
                <text:p>20367.853543220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5625.2200086125">
                <text:p>25625.2200086125</text:p>
              </table:table-cell>
              <table:table-cell office:value-type="float" office:value="20716.7668471168">
                <text:p>20716.766847116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6137.081744148">
                <text:p>26137.081744148</text:p>
              </table:table-cell>
              <table:table-cell office:value-type="float" office:value="21228.4226847694">
                <text:p>21228.422684769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6553.1862618718">
                <text:p>26553.1862618718</text:p>
              </table:table-cell>
              <table:table-cell office:value-type="float" office:value="21651.296565555">
                <text:p>21651.29656555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953.496189447">
                <text:p>26953.496189447</text:p>
              </table:table-cell>
              <table:table-cell office:value-type="float" office:value="21984.3400655497">
                <text:p>21984.340065549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7081.2901852136">
                <text:p>27081.2901852136</text:p>
              </table:table-cell>
              <table:table-cell office:value-type="float" office:value="22320.0055821245">
                <text:p>22320.005582124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7390.541566058">
                <text:p>27390.541566058</text:p>
              </table:table-cell>
              <table:table-cell office:value-type="float" office:value="22370.8254348515">
                <text:p>22370.825434851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7607.4986522217">
                <text:p>27607.4986522217</text:p>
              </table:table-cell>
              <table:table-cell office:value-type="float" office:value="22533.8219079027">
                <text:p>22533.821907902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7750.3416608114">
                <text:p>27750.3416608114</text:p>
              </table:table-cell>
              <table:table-cell office:value-type="float" office:value="22632.9044426405">
                <text:p>22632.904442640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8115.320476951">
                <text:p>28115.320476951</text:p>
              </table:table-cell>
              <table:table-cell office:value-type="float" office:value="22705.0916539987">
                <text:p>22705.091653998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8312.9587246677">
                <text:p>28312.9587246677</text:p>
              </table:table-cell>
              <table:table-cell office:value-type="float" office:value="23004.4901862262">
                <text:p>23004.490186226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8407.513782813">
                <text:p>28407.513782813</text:p>
              </table:table-cell>
              <table:table-cell office:value-type="float" office:value="23141.2617994921">
                <text:p>23141.261799492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8415.5902153991">
                <text:p>28415.5902153991</text:p>
              </table:table-cell>
              <table:table-cell office:value-type="float" office:value="23219.5896824728">
                <text:p>23219.589682472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8598.2943898702">
                <text:p>28598.2943898702</text:p>
              </table:table-cell>
              <table:table-cell office:value-type="float" office:value="23245.1515742135">
                <text:p>23245.151574213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8650.126482893">
                <text:p>28650.126482893</text:p>
              </table:table-cell>
              <table:table-cell office:value-type="float" office:value="23479.4536533186">
                <text:p>23479.453653318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8638.0596094259">
                <text:p>28638.0596094259</text:p>
              </table:table-cell>
              <table:table-cell office:value-type="float" office:value="23594.1829937084">
                <text:p>23594.182993708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339.2983761692">
                <text:p>28339.2983761692</text:p>
              </table:table-cell>
              <table:table-cell office:value-type="float" office:value="23620.0294740933">
                <text:p>23620.029474093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8118.6164999871">
                <text:p>28118.6164999871</text:p>
              </table:table-cell>
              <table:table-cell office:value-type="float" office:value="23333.3326692797">
                <text:p>23333.332669279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8094.4353497295">
                <text:p>28094.4353497295</text:p>
              </table:table-cell>
              <table:table-cell office:value-type="float" office:value="23193.5876247912">
                <text:p>23193.587624791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7996.1947962459">
                <text:p>27996.1947962459</text:p>
              </table:table-cell>
              <table:table-cell office:value-type="float" office:value="23255.6980875301">
                <text:p>23255.698087530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7664.7303954104">
                <text:p>27664.7303954104</text:p>
              </table:table-cell>
              <table:table-cell office:value-type="float" office:value="23228.7942455663">
                <text:p>23228.794245566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7237.1207508618">
                <text:p>27237.1207508618</text:p>
              </table:table-cell>
              <table:table-cell office:value-type="float" office:value="22968.4291684127">
                <text:p>22968.429168412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6694.4208951435">
                <text:p>26694.4208951435</text:p>
              </table:table-cell>
              <table:table-cell office:value-type="float" office:value="22632.0021539906">
                <text:p>22632.002153990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6271.6395197379">
                <text:p>26271.6395197379</text:p>
              </table:table-cell>
              <table:table-cell office:value-type="float" office:value="22144.7320312998">
                <text:p>22144.7320312998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5808.7496825545">
                <text:p>25808.7496825545</text:p>
              </table:table-cell>
              <table:table-cell office:value-type="float" office:value="21706.4773087334">
                <text:p>21706.477308733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363.1482480489">
                <text:p>25363.1482480489</text:p>
              </table:table-cell>
              <table:table-cell office:value-type="float" office:value="21236.9187204123">
                <text:p>21236.918720412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4851.5324043672">
                <text:p>24851.5324043672</text:p>
              </table:table-cell>
              <table:table-cell office:value-type="float" office:value="20817.8660909458">
                <text:p>20817.8660909458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4460.5608867223">
                <text:p>24460.5608867223</text:p>
              </table:table-cell>
              <table:table-cell office:value-type="float" office:value="20330.848465844">
                <text:p>20330.84846584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4084.1084877824">
                <text:p>24084.1084877824</text:p>
              </table:table-cell>
              <table:table-cell office:value-type="float" office:value="19934.0653800157">
                <text:p>19934.065380015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3388.088225698">
                <text:p>23388.088225698</text:p>
              </table:table-cell>
              <table:table-cell office:value-type="float" office:value="19565.6506424071">
                <text:p>19565.650642407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2737.3731759515">
                <text:p>22737.3731759515</text:p>
              </table:table-cell>
              <table:table-cell office:value-type="float" office:value="18857.8452182025">
                <text:p>18857.845218202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2213.3963862882">
                <text:p>22213.3963862882</text:p>
              </table:table-cell>
              <table:table-cell office:value-type="float" office:value="18217.5373619631">
                <text:p>18217.537361963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1456.246309414">
                <text:p>21456.246309414</text:p>
              </table:table-cell>
              <table:table-cell office:value-type="float" office:value="17700.362153457">
                <text:p>17700.362153457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20746.1600736213">
                <text:p>20746.1600736213</text:p>
              </table:table-cell>
              <table:table-cell office:value-type="float" office:value="17003.3959360043">
                <text:p>17003.395936004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0120.3543175623">
                <text:p>20120.3543175623</text:p>
              </table:table-cell>
              <table:table-cell office:value-type="float" office:value="16374.8438634538">
                <text:p>16374.843863453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9634.8973260227">
                <text:p>19634.8973260227</text:p>
              </table:table-cell>
              <table:table-cell office:value-type="float" office:value="15865.8040891217">
                <text:p>15865.804089121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9094.3198175731">
                <text:p>19094.3198175731</text:p>
              </table:table-cell>
              <table:table-cell office:value-type="float" office:value="15504.9994982568">
                <text:p>15504.999498256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8493.015496601">
                <text:p>18493.015496601</text:p>
              </table:table-cell>
              <table:table-cell office:value-type="float" office:value="15107.2269721653">
                <text:p>15107.226972165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8042.5515226595">
                <text:p>18042.5515226595</text:p>
              </table:table-cell>
              <table:table-cell office:value-type="float" office:value="14638.0073238417">
                <text:p>14638.007323841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7884.4798303116">
                <text:p>17884.4798303116</text:p>
              </table:table-cell>
              <table:table-cell office:value-type="float" office:value="14317.9258335833">
                <text:p>14317.925833583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7724.849665501">
                <text:p>17724.849665501</text:p>
              </table:table-cell>
              <table:table-cell office:value-type="float" office:value="14297.3136806372">
                <text:p>14297.313680637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7636.5260904975">
                <text:p>17636.5260904975</text:p>
              </table:table-cell>
              <table:table-cell office:value-type="float" office:value="14271.6449325636">
                <text:p>14271.644932563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7527.1564788583">
                <text:p>17527.1564788583</text:p>
              </table:table-cell>
              <table:table-cell office:value-type="float" office:value="14320.6825200889">
                <text:p>14320.682520088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7411.2016248822">
                <text:p>17411.2016248822</text:p>
              </table:table-cell>
              <table:table-cell office:value-type="float" office:value="14309.9279681806">
                <text:p>14309.9279681806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7656.7823533368">
                <text:p>17656.7823533368</text:p>
              </table:table-cell>
              <table:table-cell office:value-type="float" office:value="14304.1446321387">
                <text:p>14304.144632138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7985.3152903827">
                <text:p>17985.3152903827</text:p>
              </table:table-cell>
              <table:table-cell office:value-type="float" office:value="14647.8784665416">
                <text:p>14647.878466541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8285.258556777">
                <text:p>18285.258556777</text:p>
              </table:table-cell>
              <table:table-cell office:value-type="float" office:value="15030.1044654026">
                <text:p>15030.1044654026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8789.4449522119">
                <text:p>18789.4449522119</text:p>
              </table:table-cell>
              <table:table-cell office:value-type="float" office:value="15392.9053993226">
                <text:p>15392.905399322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9455.79524168">
                <text:p>19455.79524168</text:p>
              </table:table-cell>
              <table:table-cell office:value-type="float" office:value="15909.436761905">
                <text:p>15909.43676190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0044.7586543267">
                <text:p>20044.7586543267</text:p>
              </table:table-cell>
              <table:table-cell office:value-type="float" office:value="16600.7754879489">
                <text:p>16600.775487948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0675.6728400771">
                <text:p>20675.6728400771</text:p>
              </table:table-cell>
              <table:table-cell office:value-type="float" office:value="17205.8753293809">
                <text:p>17205.875329380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1634.573426458">
                <text:p>21634.573426458</text:p>
              </table:table-cell>
              <table:table-cell office:value-type="float" office:value="17814.8746524784">
                <text:p>17814.874652478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2543.4504425177">
                <text:p>22543.4504425177</text:p>
              </table:table-cell>
              <table:table-cell office:value-type="float" office:value="18693.5420905399">
                <text:p>18693.542090539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3618.8634144704">
                <text:p>23618.8634144704</text:p>
              </table:table-cell>
              <table:table-cell office:value-type="float" office:value="19446.9684675845">
                <text:p>19446.968467584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5039.7114747224">
                <text:p>25039.7114747224</text:p>
              </table:table-cell>
              <table:table-cell office:value-type="float" office:value="20352.4404797283">
                <text:p>20352.440479728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6676.9135147193">
                <text:p>26676.9135147193</text:p>
              </table:table-cell>
              <table:table-cell office:value-type="float" office:value="21537.2628976726">
                <text:p>21537.2628976726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8631.9810955312">
                <text:p>28631.9810955312</text:p>
              </table:table-cell>
              <table:table-cell office:value-type="float" office:value="22922.11181722">
                <text:p>22922.1118172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0718.1216346511">
                <text:p>30718.1216346511</text:p>
              </table:table-cell>
              <table:table-cell office:value-type="float" office:value="24567.6609716505">
                <text:p>24567.660971650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2886.5737416309">
                <text:p>32886.5737416309</text:p>
              </table:table-cell>
              <table:table-cell office:value-type="float" office:value="26281.3591733544">
                <text:p>26281.359173354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5668.5440258692">
                <text:p>35668.5440258692</text:p>
              </table:table-cell>
              <table:table-cell office:value-type="float" office:value="27989.5781187208">
                <text:p>27989.578118720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8887.8161615289">
                <text:p>38887.8161615289</text:p>
              </table:table-cell>
              <table:table-cell office:value-type="float" office:value="30213.2210394347">
                <text:p>30213.221039434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2762.7736306203">
                <text:p>42762.7736306203</text:p>
              </table:table-cell>
              <table:table-cell office:value-type="float" office:value="32753.4793084083">
                <text:p>32753.47930840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7023.2785848256">
                <text:p>47023.2785848256</text:p>
              </table:table-cell>
              <table:table-cell office:value-type="float" office:value="35870.0752028289">
                <text:p>35870.075202828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1885.1712430801">
                <text:p>51885.1712430801</text:p>
              </table:table-cell>
              <table:table-cell office:value-type="float" office:value="39230.8328786098">
                <text:p>39230.832878609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7567.2699673538">
                <text:p>57567.2699673538</text:p>
              </table:table-cell>
              <table:table-cell office:value-type="float" office:value="43126.1671695318">
                <text:p>43126.167169531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3706.9568797434">
                <text:p>63706.9568797434</text:p>
              </table:table-cell>
              <table:table-cell office:value-type="float" office:value="47714.9112159153">
                <text:p>47714.911215915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70713.8487212023">
                <text:p>70713.8487212023</text:p>
              </table:table-cell>
              <table:table-cell office:value-type="float" office:value="52718.308312605">
                <text:p>52718.30831260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8450.6116629548">
                <text:p>78450.6116629548</text:p>
              </table:table-cell>
              <table:table-cell office:value-type="float" office:value="58655.3758936555">
                <text:p>58655.375893655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7199.9083536116">
                <text:p>87199.9083536116</text:p>
              </table:table-cell>
              <table:table-cell office:value-type="float" office:value="65070.5596438646">
                <text:p>65070.559643864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96275.1433709536">
                <text:p>96275.1433709536</text:p>
              </table:table-cell>
              <table:table-cell office:value-type="float" office:value="72508.8408213091">
                <text:p>72508.840821309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6443.808522455">
                <text:p>106443.808522455</text:p>
              </table:table-cell>
              <table:table-cell office:value-type="float" office:value="80094.1245702804">
                <text:p>80094.124570280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17621.391094936">
                <text:p>117621.391094936</text:p>
              </table:table-cell>
              <table:table-cell office:value-type="float" office:value="88660.1889092041">
                <text:p>88660.188909204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29795.111997831">
                <text:p>129795.111997831</text:p>
              </table:table-cell>
              <table:table-cell office:value-type="float" office:value="98348.1391685683">
                <text:p>98348.139168568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43592.146144412">
                <text:p>143592.146144412</text:p>
              </table:table-cell>
              <table:table-cell office:value-type="float" office:value="109005.048405108">
                <text:p>109005.04840510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57315.338889612">
                <text:p>157315.338889612</text:p>
              </table:table-cell>
              <table:table-cell office:value-type="float" office:value="121092.481318219">
                <text:p>121092.48131821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70568.050206868">
                <text:p>170568.050206868</text:p>
              </table:table-cell>
              <table:table-cell office:value-type="float" office:value="133032.833661303">
                <text:p>133032.83366130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82983.903360071">
                <text:p>182983.903360071</text:p>
              </table:table-cell>
              <table:table-cell office:value-type="float" office:value="144308.091946307">
                <text:p>144308.091946307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94892.936201089">
                <text:p>194892.936201089</text:p>
              </table:table-cell>
              <table:table-cell office:value-type="float" office:value="154522.13297297">
                <text:p>154522.13297297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06289.64579698">
                <text:p>206289.64579698</text:p>
              </table:table-cell>
              <table:table-cell office:value-type="float" office:value="164089.557934248">
                <text:p>164089.55793424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17919.712745474">
                <text:p>217919.712745474</text:p>
              </table:table-cell>
              <table:table-cell office:value-type="float" office:value="173148.885275224">
                <text:p>173148.88527522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28064.564764179">
                <text:p>228064.564764179</text:p>
              </table:table-cell>
              <table:table-cell office:value-type="float" office:value="182285.921377407">
                <text:p>182285.92137740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37404.771215572">
                <text:p>237404.771215572</text:p>
              </table:table-cell>
              <table:table-cell office:value-type="float" office:value="190078.037585981">
                <text:p>190078.03758598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45766.429899866">
                <text:p>245766.429899866</text:p>
              </table:table-cell>
              <table:table-cell office:value-type="float" office:value="197140.003620686">
                <text:p>197140.003620686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54058.772333218">
                <text:p>254058.772333218</text:p>
              </table:table-cell>
              <table:table-cell office:value-type="float" office:value="203345.035735492">
                <text:p>203345.03573549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62490.126032733">
                <text:p>262490.126032733</text:p>
              </table:table-cell>
              <table:table-cell office:value-type="float" office:value="209438.906462811">
                <text:p>209438.90646281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70528.043599058">
                <text:p>270528.043599058</text:p>
              </table:table-cell>
              <table:table-cell office:value-type="float" office:value="215581.274563158">
                <text:p>215581.27456315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77557.881754332">
                <text:p>277557.881754332</text:p>
              </table:table-cell>
              <table:table-cell office:value-type="float" office:value="221391.723579471">
                <text:p>221391.72357947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84823.790392843">
                <text:p>284823.790392843</text:p>
              </table:table-cell>
              <table:table-cell office:value-type="float" office:value="226213.240975029">
                <text:p>226213.240975029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91898.682480643">
                <text:p>291898.682480643</text:p>
              </table:table-cell>
              <table:table-cell office:value-type="float" office:value="231395.894962892">
                <text:p>231395.89496289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99650.527503463">
                <text:p>299650.527503463</text:p>
              </table:table-cell>
              <table:table-cell office:value-type="float" office:value="236393.290542881">
                <text:p>236393.29054288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07207.307440429">
                <text:p>307207.307440429</text:p>
              </table:table-cell>
              <table:table-cell office:value-type="float" office:value="242124.030120363">
                <text:p>242124.03012036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15690.901797076">
                <text:p>315690.901797076</text:p>
              </table:table-cell>
              <table:table-cell office:value-type="float" office:value="247761.157888499">
                <text:p>247761.15788849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25656.064932725">
                <text:p>325656.064932725</text:p>
              </table:table-cell>
              <table:table-cell office:value-type="float" office:value="254260.590179195">
                <text:p>254260.59017919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36824.210061269">
                <text:p>336824.210061269</text:p>
              </table:table-cell>
              <table:table-cell office:value-type="float" office:value="262256.920778958">
                <text:p>262256.92077895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48466.707446096">
                <text:p>348466.707446096</text:p>
              </table:table-cell>
              <table:table-cell office:value-type="float" office:value="271304.968907547">
                <text:p>271304.96890754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60956.358623828">
                <text:p>360956.358623828</text:p>
              </table:table-cell>
              <table:table-cell office:value-type="float" office:value="280771.052312064">
                <text:p>280771.05231206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373999.45485585">
                <text:p>373999.45485585</text:p>
              </table:table-cell>
              <table:table-cell office:value-type="float" office:value="290970.540450277">
                <text:p>290970.540450277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87266.603681431">
                <text:p>387266.603681431</text:p>
              </table:table-cell>
              <table:table-cell office:value-type="float" office:value="301697.96166692">
                <text:p>301697.9616669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01632.521821564">
                <text:p>401632.521821564</text:p>
              </table:table-cell>
              <table:table-cell office:value-type="float" office:value="312564.853912091">
                <text:p>312564.85391209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16130.428599195">
                <text:p>416130.428599195</text:p>
              </table:table-cell>
              <table:table-cell office:value-type="float" office:value="324284.575726722">
                <text:p>324284.57572672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31452.439292443">
                <text:p>431452.439292443</text:p>
              </table:table-cell>
              <table:table-cell office:value-type="float" office:value="336097.816137974">
                <text:p>336097.81613797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6615.005177104">
                <text:p>446615.005177104</text:p>
              </table:table-cell>
              <table:table-cell office:value-type="float" office:value="348663.810235236">
                <text:p>348663.810235236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63359.88939515">
                <text:p>463359.88939515</text:p>
              </table:table-cell>
              <table:table-cell office:value-type="float" office:value="360979.976116498">
                <text:p>360979.97611649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80070.931717691">
                <text:p>480070.931717691</text:p>
              </table:table-cell>
              <table:table-cell office:value-type="float" office:value="374846.577670335">
                <text:p>374846.57767033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96877.795733875">
                <text:p>496877.795733875</text:p>
              </table:table-cell>
              <table:table-cell office:value-type="float" office:value="388561.675367544">
                <text:p>388561.67536754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12462.549522907">
                <text:p>512462.549522907</text:p>
              </table:table-cell>
              <table:table-cell office:value-type="float" office:value="402532.309882615">
                <text:p>402532.30988261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26986.797994608">
                <text:p>526986.797994608</text:p>
              </table:table-cell>
              <table:table-cell office:value-type="float" office:value="415363.203082207">
                <text:p>415363.20308220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40563.363529935">
                <text:p>540563.363529935</text:p>
              </table:table-cell>
              <table:table-cell office:value-type="float" office:value="427091.029654162">
                <text:p>427091.02965416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53061.840073743">
                <text:p>553061.840073743</text:p>
              </table:table-cell>
              <table:table-cell office:value-type="float" office:value="437953.790095867">
                <text:p>437953.79009586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63721.045621432">
                <text:p>563721.045621432</text:p>
              </table:table-cell>
              <table:table-cell office:value-type="float" office:value="447881.531569706">
                <text:p>447881.53156970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72812.900831254">
                <text:p>572812.900831254</text:p>
              </table:table-cell>
              <table:table-cell office:value-type="float" office:value="456238.899536693">
                <text:p>456238.89953669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80170.099753387">
                <text:p>580170.099753387</text:p>
              </table:table-cell>
              <table:table-cell office:value-type="float" office:value="463284.160905591">
                <text:p>463284.16090559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86252.202552909">
                <text:p>586252.202552909</text:p>
              </table:table-cell>
              <table:table-cell office:value-type="float" office:value="468977.404009128">
                <text:p>468977.40400912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0917.119235125">
                <text:p>590917.119235125</text:p>
              </table:table-cell>
              <table:table-cell office:value-type="float" office:value="473736.040511204">
                <text:p>473736.04051120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3387.404501899">
                <text:p>593387.404501899</text:p>
              </table:table-cell>
              <table:table-cell office:value-type="float" office:value="477458.571675305">
                <text:p>477458.57167530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93209.212652884">
                <text:p>593209.212652884</text:p>
              </table:table-cell>
              <table:table-cell office:value-type="float" office:value="479218.667806734">
                <text:p>479218.66780673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90966.237286089">
                <text:p>590966.237286089</text:p>
              </table:table-cell>
              <table:table-cell office:value-type="float" office:value="478856.920782932">
                <text:p>478856.92078293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88106.911515452">
                <text:p>588106.911515452</text:p>
              </table:table-cell>
              <table:table-cell office:value-type="float" office:value="476661.323543863">
                <text:p>476661.32354386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84194.689764232">
                <text:p>584194.689764232</text:p>
              </table:table-cell>
              <table:table-cell office:value-type="float" office:value="474259.505407853">
                <text:p>474259.50540785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80014.24066561">
                <text:p>580014.24066561</text:p>
              </table:table-cell>
              <table:table-cell office:value-type="float" office:value="471059.421728464">
                <text:p>471059.42172846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75467.560173745">
                <text:p>575467.560173745</text:p>
              </table:table-cell>
              <table:table-cell office:value-type="float" office:value="467912.697423551">
                <text:p>467912.69742355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71185.18583699">
                <text:p>571185.18583699</text:p>
              </table:table-cell>
              <table:table-cell office:value-type="float" office:value="464764.257077489">
                <text:p>464764.25707748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67813.212011751">
                <text:p>567813.212011751</text:p>
              </table:table-cell>
              <table:table-cell office:value-type="float" office:value="462050.959226436">
                <text:p>462050.959226436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64346.10338156">
                <text:p>564346.10338156</text:p>
              </table:table-cell>
              <table:table-cell office:value-type="float" office:value="460176.466016006">
                <text:p>460176.46601600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59792.63209839">
                <text:p>559792.63209839</text:p>
              </table:table-cell>
              <table:table-cell office:value-type="float" office:value="458204.284546963">
                <text:p>458204.28454696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56215.361306741">
                <text:p>556215.361306741</text:p>
              </table:table-cell>
              <table:table-cell office:value-type="float" office:value="455161.649746322">
                <text:p>455161.64974632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52933.096158066">
                <text:p>552933.096158066</text:p>
              </table:table-cell>
              <table:table-cell office:value-type="float" office:value="452896.249299653">
                <text:p>452896.24929965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49391.023165713">
                <text:p>549391.023165713</text:p>
              </table:table-cell>
              <table:table-cell office:value-type="float" office:value="450801.202068142">
                <text:p>450801.20206814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46584.122719262">
                <text:p>546584.122719262</text:p>
              </table:table-cell>
              <table:table-cell office:value-type="float" office:value="448362.528752618">
                <text:p>448362.52875261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44037.642802373">
                <text:p>544037.642802373</text:p>
              </table:table-cell>
              <table:table-cell office:value-type="float" office:value="446408.787833523">
                <text:p>446408.787833523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40448.976546025">
                <text:p>540448.976546025</text:p>
              </table:table-cell>
              <table:table-cell office:value-type="float" office:value="444665.440880458">
                <text:p>444665.44088045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36561.843373548">
                <text:p>536561.843373548</text:p>
              </table:table-cell>
              <table:table-cell office:value-type="float" office:value="441914.870631106">
                <text:p>441914.870631106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31333.248885865">
                <text:p>531333.248885865</text:p>
              </table:table-cell>
              <table:table-cell office:value-type="float" office:value="438899.866765588">
                <text:p>438899.86676558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25239.250112307">
                <text:p>525239.250112307</text:p>
              </table:table-cell>
              <table:table-cell office:value-type="float" office:value="434686.520762785">
                <text:p>434686.52076278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17255.077331742">
                <text:p>517255.077331742</text:p>
              </table:table-cell>
              <table:table-cell office:value-type="float" office:value="429524.210881047">
                <text:p>429524.21088104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07405.155861584">
                <text:p>507405.155861584</text:p>
              </table:table-cell>
              <table:table-cell office:value-type="float" office:value="422560.805154007">
                <text:p>422560.80515400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95050.57470719">
                <text:p>495050.57470719</text:p>
              </table:table-cell>
              <table:table-cell office:value-type="float" office:value="413786.622445605">
                <text:p>413786.62244560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81760.730998871">
                <text:p>481760.730998871</text:p>
              </table:table-cell>
              <table:table-cell office:value-type="float" office:value="402927.573498307">
                <text:p>402927.57349830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67700.3141853">
                <text:p>467700.3141853</text:p>
              </table:table-cell>
              <table:table-cell office:value-type="float" office:value="391433.74718211">
                <text:p>391433.7471821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52594.4440881">
                <text:p>452594.4440881</text:p>
              </table:table-cell>
              <table:table-cell office:value-type="float" office:value="379525.846045627">
                <text:p>379525.84604562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36675.696920167">
                <text:p>436675.696920167</text:p>
              </table:table-cell>
              <table:table-cell office:value-type="float" office:value="366889.014593896">
                <text:p>366889.014593896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20574.168498463">
                <text:p>420574.168498463</text:p>
              </table:table-cell>
              <table:table-cell office:value-type="float" office:value="353813.526359408">
                <text:p>353813.52635940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05233.55055587">
                <text:p>405233.55055587</text:p>
              </table:table-cell>
              <table:table-cell office:value-type="float" office:value="340929.388597182">
                <text:p>340929.38859718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390242.640362231">
                <text:p>390242.640362231</text:p>
              </table:table-cell>
              <table:table-cell office:value-type="float" office:value="329073.866930862">
                <text:p>329073.86693086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375435.853649072">
                <text:p>375435.853649072</text:p>
              </table:table-cell>
              <table:table-cell office:value-type="float" office:value="317528.235692744">
                <text:p>317528.2356927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361388.222491931">
                <text:p>361388.222491931</text:p>
              </table:table-cell>
              <table:table-cell office:value-type="float" office:value="306038.573953004">
                <text:p>306038.57395300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348475.788875844">
                <text:p>348475.788875844</text:p>
              </table:table-cell>
              <table:table-cell office:value-type="float" office:value="295284.948280833">
                <text:p>295284.948280833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337222.876027015">
                <text:p>337222.876027015</text:p>
              </table:table-cell>
              <table:table-cell office:value-type="float" office:value="285419.78798213">
                <text:p>285419.7879821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327238.198908493">
                <text:p>327238.198908493</text:p>
              </table:table-cell>
              <table:table-cell office:value-type="float" office:value="277001.59136409">
                <text:p>277001.59136409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318469.542371165">
                <text:p>318469.542371165</text:p>
              </table:table-cell>
              <table:table-cell office:value-type="float" office:value="269657.132980466">
                <text:p>269657.132980466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310814.106440906">
                <text:p>310814.106440906</text:p>
              </table:table-cell>
              <table:table-cell office:value-type="float" office:value="263309.817297687">
                <text:p>263309.81729768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304952.153233349">
                <text:p>304952.153233349</text:p>
              </table:table-cell>
              <table:table-cell office:value-type="float" office:value="257973.110702439">
                <text:p>257973.110702439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300330.617809114">
                <text:p>300330.617809114</text:p>
              </table:table-cell>
              <table:table-cell office:value-type="float" office:value="254173.5515477">
                <text:p>254173.5515477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98373.421217367">
                <text:p>298373.421217367</text:p>
              </table:table-cell>
              <table:table-cell office:value-type="float" office:value="251358.391585221">
                <text:p>251358.39158522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98869.701160801">
                <text:p>298869.701160801</text:p>
              </table:table-cell>
              <table:table-cell office:value-type="float" office:value="250922.114458809">
                <text:p>250922.11445880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301670.207775353">
                <text:p>301670.207775353</text:p>
              </table:table-cell>
              <table:table-cell office:value-type="float" office:value="252856.098362579">
                <text:p>252856.09836257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305807.691857423">
                <text:p>305807.691857423</text:p>
              </table:table-cell>
              <table:table-cell office:value-type="float" office:value="256972.977586135">
                <text:p>256972.97758613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312832.082726385">
                <text:p>312832.082726385</text:p>
              </table:table-cell>
              <table:table-cell office:value-type="float" office:value="262086.678839583">
                <text:p>262086.678839583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322557.794994719">
                <text:p>322557.794994719</text:p>
              </table:table-cell>
              <table:table-cell office:value-type="float" office:value="269818.300630861">
                <text:p>269818.30063086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335231.42091241">
                <text:p>335231.42091241</text:p>
              </table:table-cell>
              <table:table-cell office:value-type="float" office:value="280095.695868442">
                <text:p>280095.69586844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349763.893395297">
                <text:p>349763.893395297</text:p>
              </table:table-cell>
              <table:table-cell office:value-type="float" office:value="293005.91164457">
                <text:p>293005.91164457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66389.826455015">
                <text:p>366389.826455015</text:p>
              </table:table-cell>
              <table:table-cell office:value-type="float" office:value="307459.253464664">
                <text:p>307459.253464664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384695.24502192">
                <text:p>384695.24502192</text:p>
              </table:table-cell>
              <table:table-cell office:value-type="float" office:value="323872.649979175">
                <text:p>323872.649979175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04860.507857185">
                <text:p>404860.507857185</text:p>
              </table:table-cell>
              <table:table-cell office:value-type="float" office:value="341591.4131696">
                <text:p>341591.413169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26345.293427384">
                <text:p>426345.293427384</text:p>
              </table:table-cell>
              <table:table-cell office:value-type="float" office:value="360733.707816349">
                <text:p>360733.70781634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8299.642678253">
                <text:p>448299.642678253</text:p>
              </table:table-cell>
              <table:table-cell office:value-type="float" office:value="381127.2515287">
                <text:p>381127.2515287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71052.358754694">
                <text:p>471052.358754694</text:p>
              </table:table-cell>
              <table:table-cell office:value-type="float" office:value="401815.96524885">
                <text:p>401815.96524885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93702.989868899">
                <text:p>493702.989868899</text:p>
              </table:table-cell>
              <table:table-cell office:value-type="float" office:value="422984.924114247">
                <text:p>422984.92411424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17378.40630888">
                <text:p>517378.40630888</text:p>
              </table:table-cell>
              <table:table-cell office:value-type="float" office:value="443642.936906394">
                <text:p>443642.93690639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42243.374737495">
                <text:p>542243.374737495</text:p>
              </table:table-cell>
              <table:table-cell office:value-type="float" office:value="465329.203700331">
                <text:p>465329.20370033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67701.754874479">
                <text:p>567701.754874479</text:p>
              </table:table-cell>
              <table:table-cell office:value-type="float" office:value="488149.769779257">
                <text:p>488149.769779257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95077.245725575">
                <text:p>595077.245725575</text:p>
              </table:table-cell>
              <table:table-cell office:value-type="float" office:value="511462.434430401">
                <text:p>511462.434430401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22878.513446141">
                <text:p>622878.513446141</text:p>
              </table:table-cell>
              <table:table-cell office:value-type="float" office:value="536741.128917873">
                <text:p>536741.128917873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650452.67561605">
                <text:p>650452.67561605</text:p>
              </table:table-cell>
              <table:table-cell office:value-type="float" office:value="562308.17009121">
                <text:p>562308.1700912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677620.972646081">
                <text:p>677620.972646081</text:p>
              </table:table-cell>
              <table:table-cell office:value-type="float" office:value="587373.659707927">
                <text:p>587373.65970792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04165.62754707">
                <text:p>704165.62754707</text:p>
              </table:table-cell>
              <table:table-cell office:value-type="float" office:value="611567.603482944">
                <text:p>611567.60348294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728707.349339289">
                <text:p>728707.349339289</text:p>
              </table:table-cell>
              <table:table-cell office:value-type="float" office:value="634545.344908603">
                <text:p>634545.344908603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750698.381773818">
                <text:p>750698.381773818</text:p>
              </table:table-cell>
              <table:table-cell office:value-type="float" office:value="655288.938184131">
                <text:p>655288.93818413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769658.771030684">
                <text:p>769658.771030684</text:p>
              </table:table-cell>
              <table:table-cell office:value-type="float" office:value="673012.433718102">
                <text:p>673012.43371810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784622.338690637">
                <text:p>784622.338690637</text:p>
              </table:table-cell>
              <table:table-cell office:value-type="float" office:value="687440.086246233">
                <text:p>687440.086246233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795266.503947776">
                <text:p>795266.503947776</text:p>
              </table:table-cell>
              <table:table-cell office:value-type="float" office:value="697863.007343243">
                <text:p>697863.007343243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02544.05913129">
                <text:p>802544.05913129</text:p>
              </table:table-cell>
              <table:table-cell office:value-type="float" office:value="704132.547949692">
                <text:p>704132.54794969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805633.828828059">
                <text:p>805633.828828059</text:p>
              </table:table-cell>
              <table:table-cell office:value-type="float" office:value="707412.590039593">
                <text:p>707412.590039593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804507.02654135">
                <text:p>804507.02654135</text:p>
              </table:table-cell>
              <table:table-cell office:value-type="float" office:value="707094.690570566">
                <text:p>707094.69057056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798260.923860683">
                <text:p>798260.923860683</text:p>
              </table:table-cell>
              <table:table-cell office:value-type="float" office:value="703133.750496232">
                <text:p>703133.75049623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87601.617696943">
                <text:p>787601.617696943</text:p>
              </table:table-cell>
              <table:table-cell office:value-type="float" office:value="694799.520455279">
                <text:p>694799.52045527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773426.16048962">
                <text:p>773426.16048962</text:p>
              </table:table-cell>
              <table:table-cell office:value-type="float" office:value="682570.325110907">
                <text:p>682570.32511090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756780.49798268">
                <text:p>756780.49798268</text:p>
              </table:table-cell>
              <table:table-cell office:value-type="float" office:value="667746.651311849">
                <text:p>667746.651311849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737420.749255116">
                <text:p>737420.749255116</text:p>
              </table:table-cell>
              <table:table-cell office:value-type="float" office:value="651165.496985074">
                <text:p>651165.496985074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716239.714317599">
                <text:p>716239.714317599</text:p>
              </table:table-cell>
              <table:table-cell office:value-type="float" office:value="632484.187028873">
                <text:p>632484.187028873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92940.60169868">
                <text:p>692940.60169868</text:p>
              </table:table-cell>
              <table:table-cell office:value-type="float" office:value="612498.682238513">
                <text:p>612498.68223851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69275.977857312">
                <text:p>669275.977857312</text:p>
              </table:table-cell>
              <table:table-cell office:value-type="float" office:value="590976.746454453">
                <text:p>590976.74645445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645730.083989738">
                <text:p>645730.083989738</text:p>
              </table:table-cell>
              <table:table-cell office:value-type="float" office:value="569390.855142153">
                <text:p>569390.855142153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622445.960616357">
                <text:p>622445.960616357</text:p>
              </table:table-cell>
              <table:table-cell office:value-type="float" office:value="548337.097256929">
                <text:p>548337.097256929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99790.95378392">
                <text:p>599790.95378392</text:p>
              </table:table-cell>
              <table:table-cell office:value-type="float" office:value="527746.702283152">
                <text:p>527746.70228315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78180.185816667">
                <text:p>578180.185816667</text:p>
              </table:table-cell>
              <table:table-cell office:value-type="float" office:value="507896.636319047">
                <text:p>507896.636319047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57558.747279965">
                <text:p>557558.747279965</text:p>
              </table:table-cell>
              <table:table-cell office:value-type="float" office:value="488981.341989236">
                <text:p>488981.34198923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38384.062518105">
                <text:p>538384.062518105</text:p>
              </table:table-cell>
              <table:table-cell office:value-type="float" office:value="471110.972206362">
                <text:p>471110.97220636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20149.840884344">
                <text:p>520149.840884344</text:p>
              </table:table-cell>
              <table:table-cell office:value-type="float" office:value="454437.692903522">
                <text:p>454437.69290352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502311.245190167">
                <text:p>502311.245190167</text:p>
              </table:table-cell>
              <table:table-cell office:value-type="float" office:value="438455.633567665">
                <text:p>438455.633567665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84846.243935446">
                <text:p>484846.243935446</text:p>
              </table:table-cell>
              <table:table-cell office:value-type="float" office:value="422670.316273289">
                <text:p>422670.31627328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67309.966475352">
                <text:p>467309.966475352</text:p>
              </table:table-cell>
              <table:table-cell office:value-type="float" office:value="407051.406666151">
                <text:p>407051.40666615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49743.096269371">
                <text:p>449743.096269371</text:p>
              </table:table-cell>
              <table:table-cell office:value-type="float" office:value="391264.941337244">
                <text:p>391264.94133724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32652.12575537">
                <text:p>432652.12575537</text:p>
              </table:table-cell>
              <table:table-cell office:value-type="float" office:value="375573.380664096">
                <text:p>375573.38066409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15597.648849902">
                <text:p>415597.648849902</text:p>
              </table:table-cell>
              <table:table-cell office:value-type="float" office:value="360411.187252352">
                <text:p>360411.18725235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98788.520282504">
                <text:p>398788.520282504</text:p>
              </table:table-cell>
              <table:table-cell office:value-type="float" office:value="345487.739235169">
                <text:p>345487.739235169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382078.314416237">
                <text:p>382078.314416237</text:p>
              </table:table-cell>
              <table:table-cell office:value-type="float" office:value="330972.113163692">
                <text:p>330972.113163692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365690.21330329">
                <text:p>365690.21330329</text:p>
              </table:table-cell>
              <table:table-cell office:value-type="float" office:value="316636.167475817">
                <text:p>316636.167475817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350363.355571874">
                <text:p>350363.355571874</text:p>
              </table:table-cell>
              <table:table-cell office:value-type="float" office:value="302795.451029042">
                <text:p>302795.45102904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335246.420293282">
                <text:p>335246.420293282</text:p>
              </table:table-cell>
              <table:table-cell office:value-type="float" office:value="289953.683879222">
                <text:p>289953.68387922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321373.697866874">
                <text:p>321373.697866874</text:p>
              </table:table-cell>
              <table:table-cell office:value-type="float" office:value="277368.15457477">
                <text:p>277368.15457477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308731.47232799">
                <text:p>308731.472327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2:Sheet3.C243 Sheet3.B1:Sheet3.C1" chart:data-source-has-labels="both" svg:x="0.319cm" svg:y="0.18cm" svg:width="11.979cm" svg:height="8.646cm">
          <chart:coordinate-region svg:x="1.866cm" svg:y="0.379cm" svg:width="10.432cm" svg:height="7.8cm"/>
          <chart:axis chart:dimension="x" chart:name="primary-x" chart:style-name="ch4" chartooo:axis-type="auto">
            <chartooo:date-scale/>
            <chart:categories table:cell-range-address="Sheet3.A2:Sheet3.A24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3.B2:Sheet3.B243" chart:label-cell-address="Sheet3.B1:Sheet3.B1" chart:class="chart:line">
            <chart:data-point chart:repeated="242"/>
          </chart:series>
          <chart:series chart:style-name="ch9" chart:values-cell-range-address="Sheet3.C2:Sheet3.C243" chart:label-cell-address="Sheet3.C1:Sheet3.C1" chart:class="chart:line">
            <chart:data-point chart:repeated="2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3995">
                <text:p>43995</text:p>
                <draw:g>
                  <svg:desc>Sheet3.A2:Sheet3.A243</svg:desc>
                </draw:g>
              </table:table-cell>
              <table:table-cell office:value-type="float" office:value="NaN">
                <text:p>NaN</text:p>
                <draw:g>
                  <svg:desc>Sheet3.B2:Sheet3.B243</svg:desc>
                </draw:g>
              </table:table-cell>
              <table:table-cell office:value-type="float" office:value="66613.8281328438">
                <text:p>66613.8281328438</text:p>
                <draw:g>
                  <svg:desc>Sheet3.C2:Sheet3.C243</svg:desc>
                </draw:g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61409.6506347007">
                <text:p>61409.650634700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56643.9691452134">
                <text:p>56643.969145213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52362.8632322135">
                <text:p>52362.863232213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48705.6612428871">
                <text:p>48705.661242887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45552.6077722074">
                <text:p>45552.607772207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42871.244463357">
                <text:p>42871.24446335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40451.1902561035">
                <text:p>40451.190256103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8359.8495962408">
                <text:p>38359.849596240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36487.257983571">
                <text:p>36487.25798357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34791.249712365">
                <text:p>34791.24971236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33287.718293103">
                <text:p>33287.71829310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31959.6814816745">
                <text:p>31959.681481674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30820.2177167302">
                <text:p>30820.21771673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9458.7729743455">
                <text:p>29458.772974345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8160.1130874507">
                <text:p>28160.113087450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NaN">
                <text:p>NaN</text:p>
              </table:table-cell>
              <table:table-cell office:value-type="float" office:value="26782.1457829999">
                <text:p>26782.145782999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NaN">
                <text:p>NaN</text:p>
              </table:table-cell>
              <table:table-cell office:value-type="float" office:value="25489.668762514">
                <text:p>25489.66876251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9689.5434416985">
                <text:p>29689.5434416985</text:p>
              </table:table-cell>
              <table:table-cell office:value-type="float" office:value="24331.2633384358">
                <text:p>24331.263338435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465.7040632391">
                <text:p>28465.7040632391</text:p>
              </table:table-cell>
              <table:table-cell office:value-type="float" office:value="23313.4527568983">
                <text:p>23313.452756898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7298.4451054916">
                <text:p>27298.4451054916</text:p>
              </table:table-cell>
              <table:table-cell office:value-type="float" office:value="22457.9655689785">
                <text:p>22457.96556897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6261.7503317803">
                <text:p>26261.7503317803</text:p>
              </table:table-cell>
              <table:table-cell office:value-type="float" office:value="21607.1850539259">
                <text:p>21607.18505392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5647.3549317775">
                <text:p>25647.3549317775</text:p>
              </table:table-cell>
              <table:table-cell office:value-type="float" office:value="20811.4735835863">
                <text:p>20811.473583586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4993.1696055617">
                <text:p>24993.1696055617</text:p>
              </table:table-cell>
              <table:table-cell office:value-type="float" office:value="20432.4385316212">
                <text:p>20432.438531621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4387.2190287045">
                <text:p>24387.2190287045</text:p>
              </table:table-cell>
              <table:table-cell office:value-type="float" office:value="20001.662163296">
                <text:p>20001.662163296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4086.3785933364">
                <text:p>24086.3785933364</text:p>
              </table:table-cell>
              <table:table-cell office:value-type="float" office:value="19584.5236562892">
                <text:p>19584.523656289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4178.0183578815">
                <text:p>24178.0183578815</text:p>
              </table:table-cell>
              <table:table-cell office:value-type="float" office:value="19448.9170203023">
                <text:p>19448.917020302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4350.6918158605">
                <text:p>24350.6918158605</text:p>
              </table:table-cell>
              <table:table-cell office:value-type="float" office:value="19603.5336472736">
                <text:p>19603.533647273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4491.2876719856">
                <text:p>24491.2876719856</text:p>
              </table:table-cell>
              <table:table-cell office:value-type="float" office:value="19864.2336796066">
                <text:p>19864.2336796066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4711.8902179694">
                <text:p>24711.8902179694</text:p>
              </table:table-cell>
              <table:table-cell office:value-type="float" office:value="20081.8598256516">
                <text:p>20081.859825651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5067.9615313495">
                <text:p>25067.9615313495</text:p>
              </table:table-cell>
              <table:table-cell office:value-type="float" office:value="20367.8535432209">
                <text:p>20367.853543220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5625.2200086125">
                <text:p>25625.2200086125</text:p>
              </table:table-cell>
              <table:table-cell office:value-type="float" office:value="20716.7668471168">
                <text:p>20716.766847116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6137.081744148">
                <text:p>26137.081744148</text:p>
              </table:table-cell>
              <table:table-cell office:value-type="float" office:value="21228.4226847694">
                <text:p>21228.422684769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6553.1862618718">
                <text:p>26553.1862618718</text:p>
              </table:table-cell>
              <table:table-cell office:value-type="float" office:value="21651.296565555">
                <text:p>21651.29656555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953.496189447">
                <text:p>26953.496189447</text:p>
              </table:table-cell>
              <table:table-cell office:value-type="float" office:value="21984.3400655497">
                <text:p>21984.340065549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7081.2901852136">
                <text:p>27081.2901852136</text:p>
              </table:table-cell>
              <table:table-cell office:value-type="float" office:value="22320.0055821245">
                <text:p>22320.005582124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7390.541566058">
                <text:p>27390.541566058</text:p>
              </table:table-cell>
              <table:table-cell office:value-type="float" office:value="22370.8254348515">
                <text:p>22370.825434851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7607.4986522217">
                <text:p>27607.4986522217</text:p>
              </table:table-cell>
              <table:table-cell office:value-type="float" office:value="22533.8219079027">
                <text:p>22533.821907902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7750.3416608114">
                <text:p>27750.3416608114</text:p>
              </table:table-cell>
              <table:table-cell office:value-type="float" office:value="22632.9044426405">
                <text:p>22632.904442640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8115.320476951">
                <text:p>28115.320476951</text:p>
              </table:table-cell>
              <table:table-cell office:value-type="float" office:value="22705.0916539987">
                <text:p>22705.091653998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8312.9587246677">
                <text:p>28312.9587246677</text:p>
              </table:table-cell>
              <table:table-cell office:value-type="float" office:value="23004.4901862262">
                <text:p>23004.490186226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8407.513782813">
                <text:p>28407.513782813</text:p>
              </table:table-cell>
              <table:table-cell office:value-type="float" office:value="23141.2617994921">
                <text:p>23141.261799492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8415.5902153991">
                <text:p>28415.5902153991</text:p>
              </table:table-cell>
              <table:table-cell office:value-type="float" office:value="23219.5896824728">
                <text:p>23219.589682472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8598.2943898702">
                <text:p>28598.2943898702</text:p>
              </table:table-cell>
              <table:table-cell office:value-type="float" office:value="23245.1515742135">
                <text:p>23245.151574213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8650.126482893">
                <text:p>28650.126482893</text:p>
              </table:table-cell>
              <table:table-cell office:value-type="float" office:value="23479.4536533186">
                <text:p>23479.453653318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8638.0596094259">
                <text:p>28638.0596094259</text:p>
              </table:table-cell>
              <table:table-cell office:value-type="float" office:value="23594.1829937084">
                <text:p>23594.182993708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339.2983761692">
                <text:p>28339.2983761692</text:p>
              </table:table-cell>
              <table:table-cell office:value-type="float" office:value="23620.0294740933">
                <text:p>23620.029474093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8118.6164999871">
                <text:p>28118.6164999871</text:p>
              </table:table-cell>
              <table:table-cell office:value-type="float" office:value="23333.3326692797">
                <text:p>23333.332669279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8094.4353497295">
                <text:p>28094.4353497295</text:p>
              </table:table-cell>
              <table:table-cell office:value-type="float" office:value="23193.5876247912">
                <text:p>23193.587624791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7996.1947962459">
                <text:p>27996.1947962459</text:p>
              </table:table-cell>
              <table:table-cell office:value-type="float" office:value="23255.6980875301">
                <text:p>23255.698087530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7664.7303954104">
                <text:p>27664.7303954104</text:p>
              </table:table-cell>
              <table:table-cell office:value-type="float" office:value="23228.7942455663">
                <text:p>23228.794245566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7237.1207508618">
                <text:p>27237.1207508618</text:p>
              </table:table-cell>
              <table:table-cell office:value-type="float" office:value="22968.4291684127">
                <text:p>22968.429168412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6694.4208951435">
                <text:p>26694.4208951435</text:p>
              </table:table-cell>
              <table:table-cell office:value-type="float" office:value="22632.0021539906">
                <text:p>22632.002153990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6271.6395197379">
                <text:p>26271.6395197379</text:p>
              </table:table-cell>
              <table:table-cell office:value-type="float" office:value="22144.7320312998">
                <text:p>22144.7320312998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5808.7496825545">
                <text:p>25808.7496825545</text:p>
              </table:table-cell>
              <table:table-cell office:value-type="float" office:value="21706.4773087334">
                <text:p>21706.477308733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363.1482480489">
                <text:p>25363.1482480489</text:p>
              </table:table-cell>
              <table:table-cell office:value-type="float" office:value="21236.9187204123">
                <text:p>21236.918720412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4851.5324043672">
                <text:p>24851.5324043672</text:p>
              </table:table-cell>
              <table:table-cell office:value-type="float" office:value="20817.8660909458">
                <text:p>20817.8660909458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4460.5608867223">
                <text:p>24460.5608867223</text:p>
              </table:table-cell>
              <table:table-cell office:value-type="float" office:value="20330.848465844">
                <text:p>20330.84846584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4084.1084877824">
                <text:p>24084.1084877824</text:p>
              </table:table-cell>
              <table:table-cell office:value-type="float" office:value="19934.0653800157">
                <text:p>19934.065380015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3388.088225698">
                <text:p>23388.088225698</text:p>
              </table:table-cell>
              <table:table-cell office:value-type="float" office:value="19565.6506424071">
                <text:p>19565.650642407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2737.3731759515">
                <text:p>22737.3731759515</text:p>
              </table:table-cell>
              <table:table-cell office:value-type="float" office:value="18857.8452182025">
                <text:p>18857.845218202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2213.3963862882">
                <text:p>22213.3963862882</text:p>
              </table:table-cell>
              <table:table-cell office:value-type="float" office:value="18217.5373619631">
                <text:p>18217.537361963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1456.246309414">
                <text:p>21456.246309414</text:p>
              </table:table-cell>
              <table:table-cell office:value-type="float" office:value="17700.362153457">
                <text:p>17700.362153457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20746.1600736213">
                <text:p>20746.1600736213</text:p>
              </table:table-cell>
              <table:table-cell office:value-type="float" office:value="17003.3959360043">
                <text:p>17003.395936004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0120.3543175623">
                <text:p>20120.3543175623</text:p>
              </table:table-cell>
              <table:table-cell office:value-type="float" office:value="16374.8438634538">
                <text:p>16374.843863453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9634.8973260227">
                <text:p>19634.8973260227</text:p>
              </table:table-cell>
              <table:table-cell office:value-type="float" office:value="15865.8040891217">
                <text:p>15865.804089121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9094.3198175731">
                <text:p>19094.3198175731</text:p>
              </table:table-cell>
              <table:table-cell office:value-type="float" office:value="15504.9994982568">
                <text:p>15504.999498256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8493.015496601">
                <text:p>18493.015496601</text:p>
              </table:table-cell>
              <table:table-cell office:value-type="float" office:value="15107.2269721653">
                <text:p>15107.226972165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8042.5515226595">
                <text:p>18042.5515226595</text:p>
              </table:table-cell>
              <table:table-cell office:value-type="float" office:value="14638.0073238417">
                <text:p>14638.007323841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7884.4798303116">
                <text:p>17884.4798303116</text:p>
              </table:table-cell>
              <table:table-cell office:value-type="float" office:value="14317.9258335833">
                <text:p>14317.925833583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7724.849665501">
                <text:p>17724.849665501</text:p>
              </table:table-cell>
              <table:table-cell office:value-type="float" office:value="14297.3136806372">
                <text:p>14297.313680637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7636.5260904975">
                <text:p>17636.5260904975</text:p>
              </table:table-cell>
              <table:table-cell office:value-type="float" office:value="14271.6449325636">
                <text:p>14271.644932563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7527.1564788583">
                <text:p>17527.1564788583</text:p>
              </table:table-cell>
              <table:table-cell office:value-type="float" office:value="14320.6825200889">
                <text:p>14320.682520088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7411.2016248822">
                <text:p>17411.2016248822</text:p>
              </table:table-cell>
              <table:table-cell office:value-type="float" office:value="14309.9279681806">
                <text:p>14309.9279681806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7656.7823533368">
                <text:p>17656.7823533368</text:p>
              </table:table-cell>
              <table:table-cell office:value-type="float" office:value="14304.1446321387">
                <text:p>14304.144632138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7985.3152903827">
                <text:p>17985.3152903827</text:p>
              </table:table-cell>
              <table:table-cell office:value-type="float" office:value="14647.8784665416">
                <text:p>14647.878466541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8285.258556777">
                <text:p>18285.258556777</text:p>
              </table:table-cell>
              <table:table-cell office:value-type="float" office:value="15030.1044654026">
                <text:p>15030.1044654026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8789.4449522119">
                <text:p>18789.4449522119</text:p>
              </table:table-cell>
              <table:table-cell office:value-type="float" office:value="15392.9053993226">
                <text:p>15392.905399322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9455.79524168">
                <text:p>19455.79524168</text:p>
              </table:table-cell>
              <table:table-cell office:value-type="float" office:value="15909.436761905">
                <text:p>15909.43676190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0044.7586543267">
                <text:p>20044.7586543267</text:p>
              </table:table-cell>
              <table:table-cell office:value-type="float" office:value="16600.7754879489">
                <text:p>16600.775487948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0675.6728400771">
                <text:p>20675.6728400771</text:p>
              </table:table-cell>
              <table:table-cell office:value-type="float" office:value="17205.8753293809">
                <text:p>17205.875329380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1634.573426458">
                <text:p>21634.573426458</text:p>
              </table:table-cell>
              <table:table-cell office:value-type="float" office:value="17814.8746524784">
                <text:p>17814.874652478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2543.4504425177">
                <text:p>22543.4504425177</text:p>
              </table:table-cell>
              <table:table-cell office:value-type="float" office:value="18693.5420905399">
                <text:p>18693.542090539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3618.8634144704">
                <text:p>23618.8634144704</text:p>
              </table:table-cell>
              <table:table-cell office:value-type="float" office:value="19446.9684675845">
                <text:p>19446.968467584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5039.7114747224">
                <text:p>25039.7114747224</text:p>
              </table:table-cell>
              <table:table-cell office:value-type="float" office:value="20352.4404797283">
                <text:p>20352.440479728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6676.9135147193">
                <text:p>26676.9135147193</text:p>
              </table:table-cell>
              <table:table-cell office:value-type="float" office:value="21537.2628976726">
                <text:p>21537.2628976726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8631.9810955312">
                <text:p>28631.9810955312</text:p>
              </table:table-cell>
              <table:table-cell office:value-type="float" office:value="22922.11181722">
                <text:p>22922.1118172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0718.1216346511">
                <text:p>30718.1216346511</text:p>
              </table:table-cell>
              <table:table-cell office:value-type="float" office:value="24567.6609716505">
                <text:p>24567.660971650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2886.5737416309">
                <text:p>32886.5737416309</text:p>
              </table:table-cell>
              <table:table-cell office:value-type="float" office:value="26281.3591733544">
                <text:p>26281.359173354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5668.5440258692">
                <text:p>35668.5440258692</text:p>
              </table:table-cell>
              <table:table-cell office:value-type="float" office:value="27989.5781187208">
                <text:p>27989.578118720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8887.8161615289">
                <text:p>38887.8161615289</text:p>
              </table:table-cell>
              <table:table-cell office:value-type="float" office:value="30213.2210394347">
                <text:p>30213.221039434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2762.7736306203">
                <text:p>42762.7736306203</text:p>
              </table:table-cell>
              <table:table-cell office:value-type="float" office:value="32753.4793084083">
                <text:p>32753.47930840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7023.2785848256">
                <text:p>47023.2785848256</text:p>
              </table:table-cell>
              <table:table-cell office:value-type="float" office:value="35870.0752028289">
                <text:p>35870.075202828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1885.1712430801">
                <text:p>51885.1712430801</text:p>
              </table:table-cell>
              <table:table-cell office:value-type="float" office:value="39230.8328786098">
                <text:p>39230.832878609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7567.2699673538">
                <text:p>57567.2699673538</text:p>
              </table:table-cell>
              <table:table-cell office:value-type="float" office:value="43126.1671695318">
                <text:p>43126.167169531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3706.9568797434">
                <text:p>63706.9568797434</text:p>
              </table:table-cell>
              <table:table-cell office:value-type="float" office:value="47714.9112159153">
                <text:p>47714.911215915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70713.8487212023">
                <text:p>70713.8487212023</text:p>
              </table:table-cell>
              <table:table-cell office:value-type="float" office:value="52718.308312605">
                <text:p>52718.30831260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8450.6116629548">
                <text:p>78450.6116629548</text:p>
              </table:table-cell>
              <table:table-cell office:value-type="float" office:value="58655.3758936555">
                <text:p>58655.375893655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7199.9083536116">
                <text:p>87199.9083536116</text:p>
              </table:table-cell>
              <table:table-cell office:value-type="float" office:value="65070.5596438646">
                <text:p>65070.559643864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96275.1433709536">
                <text:p>96275.1433709536</text:p>
              </table:table-cell>
              <table:table-cell office:value-type="float" office:value="72508.8408213091">
                <text:p>72508.840821309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6443.808522455">
                <text:p>106443.808522455</text:p>
              </table:table-cell>
              <table:table-cell office:value-type="float" office:value="80094.1245702804">
                <text:p>80094.124570280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17621.391094936">
                <text:p>117621.391094936</text:p>
              </table:table-cell>
              <table:table-cell office:value-type="float" office:value="88660.1889092041">
                <text:p>88660.188909204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29795.111997831">
                <text:p>129795.111997831</text:p>
              </table:table-cell>
              <table:table-cell office:value-type="float" office:value="98348.1391685683">
                <text:p>98348.139168568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43592.146144412">
                <text:p>143592.146144412</text:p>
              </table:table-cell>
              <table:table-cell office:value-type="float" office:value="109005.048405108">
                <text:p>109005.04840510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57315.338889612">
                <text:p>157315.338889612</text:p>
              </table:table-cell>
              <table:table-cell office:value-type="float" office:value="121092.481318219">
                <text:p>121092.48131821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70568.050206868">
                <text:p>170568.050206868</text:p>
              </table:table-cell>
              <table:table-cell office:value-type="float" office:value="133032.833661303">
                <text:p>133032.83366130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82983.903360071">
                <text:p>182983.903360071</text:p>
              </table:table-cell>
              <table:table-cell office:value-type="float" office:value="144308.091946307">
                <text:p>144308.091946307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94892.936201089">
                <text:p>194892.936201089</text:p>
              </table:table-cell>
              <table:table-cell office:value-type="float" office:value="154522.13297297">
                <text:p>154522.13297297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06289.64579698">
                <text:p>206289.64579698</text:p>
              </table:table-cell>
              <table:table-cell office:value-type="float" office:value="164089.557934248">
                <text:p>164089.55793424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17919.712745474">
                <text:p>217919.712745474</text:p>
              </table:table-cell>
              <table:table-cell office:value-type="float" office:value="173148.885275224">
                <text:p>173148.88527522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28064.564764179">
                <text:p>228064.564764179</text:p>
              </table:table-cell>
              <table:table-cell office:value-type="float" office:value="182285.921377407">
                <text:p>182285.92137740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37404.771215572">
                <text:p>237404.771215572</text:p>
              </table:table-cell>
              <table:table-cell office:value-type="float" office:value="190078.037585981">
                <text:p>190078.03758598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45766.429899866">
                <text:p>245766.429899866</text:p>
              </table:table-cell>
              <table:table-cell office:value-type="float" office:value="197140.003620686">
                <text:p>197140.003620686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54058.772333218">
                <text:p>254058.772333218</text:p>
              </table:table-cell>
              <table:table-cell office:value-type="float" office:value="203345.035735492">
                <text:p>203345.03573549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62490.126032733">
                <text:p>262490.126032733</text:p>
              </table:table-cell>
              <table:table-cell office:value-type="float" office:value="209438.906462811">
                <text:p>209438.90646281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70528.043599058">
                <text:p>270528.043599058</text:p>
              </table:table-cell>
              <table:table-cell office:value-type="float" office:value="215581.274563158">
                <text:p>215581.27456315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77557.881754332">
                <text:p>277557.881754332</text:p>
              </table:table-cell>
              <table:table-cell office:value-type="float" office:value="221391.723579471">
                <text:p>221391.72357947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84823.790392843">
                <text:p>284823.790392843</text:p>
              </table:table-cell>
              <table:table-cell office:value-type="float" office:value="226213.240975029">
                <text:p>226213.240975029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91898.682480643">
                <text:p>291898.682480643</text:p>
              </table:table-cell>
              <table:table-cell office:value-type="float" office:value="231395.894962892">
                <text:p>231395.89496289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99650.527503463">
                <text:p>299650.527503463</text:p>
              </table:table-cell>
              <table:table-cell office:value-type="float" office:value="236393.290542881">
                <text:p>236393.29054288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07207.307440429">
                <text:p>307207.307440429</text:p>
              </table:table-cell>
              <table:table-cell office:value-type="float" office:value="242124.030120363">
                <text:p>242124.03012036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15690.901797076">
                <text:p>315690.901797076</text:p>
              </table:table-cell>
              <table:table-cell office:value-type="float" office:value="247761.157888499">
                <text:p>247761.15788849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25656.064932725">
                <text:p>325656.064932725</text:p>
              </table:table-cell>
              <table:table-cell office:value-type="float" office:value="254260.590179195">
                <text:p>254260.59017919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36824.210061269">
                <text:p>336824.210061269</text:p>
              </table:table-cell>
              <table:table-cell office:value-type="float" office:value="262256.920778958">
                <text:p>262256.92077895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48466.707446096">
                <text:p>348466.707446096</text:p>
              </table:table-cell>
              <table:table-cell office:value-type="float" office:value="271304.968907547">
                <text:p>271304.96890754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60956.358623828">
                <text:p>360956.358623828</text:p>
              </table:table-cell>
              <table:table-cell office:value-type="float" office:value="280771.052312064">
                <text:p>280771.05231206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373999.45485585">
                <text:p>373999.45485585</text:p>
              </table:table-cell>
              <table:table-cell office:value-type="float" office:value="290970.540450277">
                <text:p>290970.540450277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87266.603681431">
                <text:p>387266.603681431</text:p>
              </table:table-cell>
              <table:table-cell office:value-type="float" office:value="301697.96166692">
                <text:p>301697.9616669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01632.521821564">
                <text:p>401632.521821564</text:p>
              </table:table-cell>
              <table:table-cell office:value-type="float" office:value="312564.853912091">
                <text:p>312564.85391209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16130.428599195">
                <text:p>416130.428599195</text:p>
              </table:table-cell>
              <table:table-cell office:value-type="float" office:value="324284.575726722">
                <text:p>324284.57572672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31452.439292443">
                <text:p>431452.439292443</text:p>
              </table:table-cell>
              <table:table-cell office:value-type="float" office:value="336097.816137974">
                <text:p>336097.81613797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6615.005177104">
                <text:p>446615.005177104</text:p>
              </table:table-cell>
              <table:table-cell office:value-type="float" office:value="348663.810235236">
                <text:p>348663.810235236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63359.88939515">
                <text:p>463359.88939515</text:p>
              </table:table-cell>
              <table:table-cell office:value-type="float" office:value="360979.976116498">
                <text:p>360979.97611649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80070.931717691">
                <text:p>480070.931717691</text:p>
              </table:table-cell>
              <table:table-cell office:value-type="float" office:value="374846.577670335">
                <text:p>374846.57767033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96877.795733875">
                <text:p>496877.795733875</text:p>
              </table:table-cell>
              <table:table-cell office:value-type="float" office:value="388561.675367544">
                <text:p>388561.67536754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12462.549522907">
                <text:p>512462.549522907</text:p>
              </table:table-cell>
              <table:table-cell office:value-type="float" office:value="402532.309882615">
                <text:p>402532.30988261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26986.797994608">
                <text:p>526986.797994608</text:p>
              </table:table-cell>
              <table:table-cell office:value-type="float" office:value="415363.203082207">
                <text:p>415363.20308220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40563.363529935">
                <text:p>540563.363529935</text:p>
              </table:table-cell>
              <table:table-cell office:value-type="float" office:value="427091.029654162">
                <text:p>427091.02965416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53061.840073743">
                <text:p>553061.840073743</text:p>
              </table:table-cell>
              <table:table-cell office:value-type="float" office:value="437953.790095867">
                <text:p>437953.79009586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63721.045621432">
                <text:p>563721.045621432</text:p>
              </table:table-cell>
              <table:table-cell office:value-type="float" office:value="447881.531569706">
                <text:p>447881.53156970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72812.900831254">
                <text:p>572812.900831254</text:p>
              </table:table-cell>
              <table:table-cell office:value-type="float" office:value="456238.899536693">
                <text:p>456238.89953669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80170.099753387">
                <text:p>580170.099753387</text:p>
              </table:table-cell>
              <table:table-cell office:value-type="float" office:value="463284.160905591">
                <text:p>463284.16090559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86252.202552909">
                <text:p>586252.202552909</text:p>
              </table:table-cell>
              <table:table-cell office:value-type="float" office:value="468977.404009128">
                <text:p>468977.40400912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0917.119235125">
                <text:p>590917.119235125</text:p>
              </table:table-cell>
              <table:table-cell office:value-type="float" office:value="473736.040511204">
                <text:p>473736.04051120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3387.404501899">
                <text:p>593387.404501899</text:p>
              </table:table-cell>
              <table:table-cell office:value-type="float" office:value="477458.571675305">
                <text:p>477458.57167530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93209.212652884">
                <text:p>593209.212652884</text:p>
              </table:table-cell>
              <table:table-cell office:value-type="float" office:value="479218.667806734">
                <text:p>479218.66780673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90966.237286089">
                <text:p>590966.237286089</text:p>
              </table:table-cell>
              <table:table-cell office:value-type="float" office:value="478856.920782932">
                <text:p>478856.92078293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88106.911515452">
                <text:p>588106.911515452</text:p>
              </table:table-cell>
              <table:table-cell office:value-type="float" office:value="476661.323543863">
                <text:p>476661.32354386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84194.689764232">
                <text:p>584194.689764232</text:p>
              </table:table-cell>
              <table:table-cell office:value-type="float" office:value="474259.505407853">
                <text:p>474259.50540785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80014.24066561">
                <text:p>580014.24066561</text:p>
              </table:table-cell>
              <table:table-cell office:value-type="float" office:value="471059.421728464">
                <text:p>471059.42172846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75467.560173745">
                <text:p>575467.560173745</text:p>
              </table:table-cell>
              <table:table-cell office:value-type="float" office:value="467912.697423551">
                <text:p>467912.69742355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71185.18583699">
                <text:p>571185.18583699</text:p>
              </table:table-cell>
              <table:table-cell office:value-type="float" office:value="464764.257077489">
                <text:p>464764.25707748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67813.212011751">
                <text:p>567813.212011751</text:p>
              </table:table-cell>
              <table:table-cell office:value-type="float" office:value="462050.959226436">
                <text:p>462050.959226436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64346.10338156">
                <text:p>564346.10338156</text:p>
              </table:table-cell>
              <table:table-cell office:value-type="float" office:value="460176.466016006">
                <text:p>460176.46601600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59792.63209839">
                <text:p>559792.63209839</text:p>
              </table:table-cell>
              <table:table-cell office:value-type="float" office:value="458204.284546963">
                <text:p>458204.28454696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56215.361306741">
                <text:p>556215.361306741</text:p>
              </table:table-cell>
              <table:table-cell office:value-type="float" office:value="455161.649746322">
                <text:p>455161.64974632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52933.096158066">
                <text:p>552933.096158066</text:p>
              </table:table-cell>
              <table:table-cell office:value-type="float" office:value="452896.249299653">
                <text:p>452896.24929965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49391.023165713">
                <text:p>549391.023165713</text:p>
              </table:table-cell>
              <table:table-cell office:value-type="float" office:value="450801.202068142">
                <text:p>450801.20206814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46584.122719262">
                <text:p>546584.122719262</text:p>
              </table:table-cell>
              <table:table-cell office:value-type="float" office:value="448362.528752618">
                <text:p>448362.52875261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44037.642802373">
                <text:p>544037.642802373</text:p>
              </table:table-cell>
              <table:table-cell office:value-type="float" office:value="446408.787833523">
                <text:p>446408.787833523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40448.976546025">
                <text:p>540448.976546025</text:p>
              </table:table-cell>
              <table:table-cell office:value-type="float" office:value="444665.440880458">
                <text:p>444665.44088045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36561.843373548">
                <text:p>536561.843373548</text:p>
              </table:table-cell>
              <table:table-cell office:value-type="float" office:value="441914.870631106">
                <text:p>441914.870631106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31333.248885865">
                <text:p>531333.248885865</text:p>
              </table:table-cell>
              <table:table-cell office:value-type="float" office:value="438899.866765588">
                <text:p>438899.86676558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25239.250112307">
                <text:p>525239.250112307</text:p>
              </table:table-cell>
              <table:table-cell office:value-type="float" office:value="434686.520762785">
                <text:p>434686.52076278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17255.077331742">
                <text:p>517255.077331742</text:p>
              </table:table-cell>
              <table:table-cell office:value-type="float" office:value="429524.210881047">
                <text:p>429524.21088104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07405.155861584">
                <text:p>507405.155861584</text:p>
              </table:table-cell>
              <table:table-cell office:value-type="float" office:value="422560.805154007">
                <text:p>422560.80515400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95050.57470719">
                <text:p>495050.57470719</text:p>
              </table:table-cell>
              <table:table-cell office:value-type="float" office:value="413786.622445605">
                <text:p>413786.62244560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81760.730998871">
                <text:p>481760.730998871</text:p>
              </table:table-cell>
              <table:table-cell office:value-type="float" office:value="402927.573498307">
                <text:p>402927.57349830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67700.3141853">
                <text:p>467700.3141853</text:p>
              </table:table-cell>
              <table:table-cell office:value-type="float" office:value="391433.74718211">
                <text:p>391433.7471821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52594.4440881">
                <text:p>452594.4440881</text:p>
              </table:table-cell>
              <table:table-cell office:value-type="float" office:value="379525.846045627">
                <text:p>379525.84604562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36675.696920167">
                <text:p>436675.696920167</text:p>
              </table:table-cell>
              <table:table-cell office:value-type="float" office:value="366889.014593896">
                <text:p>366889.014593896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20574.168498463">
                <text:p>420574.168498463</text:p>
              </table:table-cell>
              <table:table-cell office:value-type="float" office:value="353813.526359408">
                <text:p>353813.52635940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05233.55055587">
                <text:p>405233.55055587</text:p>
              </table:table-cell>
              <table:table-cell office:value-type="float" office:value="340929.388597182">
                <text:p>340929.38859718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390242.640362231">
                <text:p>390242.640362231</text:p>
              </table:table-cell>
              <table:table-cell office:value-type="float" office:value="329073.866930862">
                <text:p>329073.86693086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375435.853649072">
                <text:p>375435.853649072</text:p>
              </table:table-cell>
              <table:table-cell office:value-type="float" office:value="317528.235692744">
                <text:p>317528.2356927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361388.222491931">
                <text:p>361388.222491931</text:p>
              </table:table-cell>
              <table:table-cell office:value-type="float" office:value="306038.573953004">
                <text:p>306038.57395300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348475.788875844">
                <text:p>348475.788875844</text:p>
              </table:table-cell>
              <table:table-cell office:value-type="float" office:value="295284.948280833">
                <text:p>295284.948280833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337222.876027015">
                <text:p>337222.876027015</text:p>
              </table:table-cell>
              <table:table-cell office:value-type="float" office:value="285419.78798213">
                <text:p>285419.7879821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327238.198908493">
                <text:p>327238.198908493</text:p>
              </table:table-cell>
              <table:table-cell office:value-type="float" office:value="277001.59136409">
                <text:p>277001.59136409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318469.542371165">
                <text:p>318469.542371165</text:p>
              </table:table-cell>
              <table:table-cell office:value-type="float" office:value="269657.132980466">
                <text:p>269657.132980466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310814.106440906">
                <text:p>310814.106440906</text:p>
              </table:table-cell>
              <table:table-cell office:value-type="float" office:value="263309.817297687">
                <text:p>263309.81729768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304952.153233349">
                <text:p>304952.153233349</text:p>
              </table:table-cell>
              <table:table-cell office:value-type="float" office:value="257973.110702439">
                <text:p>257973.110702439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300330.617809114">
                <text:p>300330.617809114</text:p>
              </table:table-cell>
              <table:table-cell office:value-type="float" office:value="254173.5515477">
                <text:p>254173.5515477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98373.421217367">
                <text:p>298373.421217367</text:p>
              </table:table-cell>
              <table:table-cell office:value-type="float" office:value="251358.391585221">
                <text:p>251358.39158522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98869.701160801">
                <text:p>298869.701160801</text:p>
              </table:table-cell>
              <table:table-cell office:value-type="float" office:value="250922.114458809">
                <text:p>250922.11445880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301670.207775353">
                <text:p>301670.207775353</text:p>
              </table:table-cell>
              <table:table-cell office:value-type="float" office:value="252856.098362579">
                <text:p>252856.09836257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305807.691857423">
                <text:p>305807.691857423</text:p>
              </table:table-cell>
              <table:table-cell office:value-type="float" office:value="256972.977586135">
                <text:p>256972.97758613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312832.082726385">
                <text:p>312832.082726385</text:p>
              </table:table-cell>
              <table:table-cell office:value-type="float" office:value="262086.678839583">
                <text:p>262086.678839583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322557.794994719">
                <text:p>322557.794994719</text:p>
              </table:table-cell>
              <table:table-cell office:value-type="float" office:value="269818.300630861">
                <text:p>269818.30063086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335231.42091241">
                <text:p>335231.42091241</text:p>
              </table:table-cell>
              <table:table-cell office:value-type="float" office:value="280095.695868442">
                <text:p>280095.69586844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349763.893395297">
                <text:p>349763.893395297</text:p>
              </table:table-cell>
              <table:table-cell office:value-type="float" office:value="293005.91164457">
                <text:p>293005.91164457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66389.826455015">
                <text:p>366389.826455015</text:p>
              </table:table-cell>
              <table:table-cell office:value-type="float" office:value="307459.253464664">
                <text:p>307459.253464664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384695.24502192">
                <text:p>384695.24502192</text:p>
              </table:table-cell>
              <table:table-cell office:value-type="float" office:value="323872.649979175">
                <text:p>323872.649979175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04860.507857185">
                <text:p>404860.507857185</text:p>
              </table:table-cell>
              <table:table-cell office:value-type="float" office:value="341591.4131696">
                <text:p>341591.413169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26345.293427384">
                <text:p>426345.293427384</text:p>
              </table:table-cell>
              <table:table-cell office:value-type="float" office:value="360733.707816349">
                <text:p>360733.70781634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8299.642678253">
                <text:p>448299.642678253</text:p>
              </table:table-cell>
              <table:table-cell office:value-type="float" office:value="381127.2515287">
                <text:p>381127.2515287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71052.358754694">
                <text:p>471052.358754694</text:p>
              </table:table-cell>
              <table:table-cell office:value-type="float" office:value="401815.96524885">
                <text:p>401815.96524885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93702.989868899">
                <text:p>493702.989868899</text:p>
              </table:table-cell>
              <table:table-cell office:value-type="float" office:value="422984.924114247">
                <text:p>422984.92411424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17378.40630888">
                <text:p>517378.40630888</text:p>
              </table:table-cell>
              <table:table-cell office:value-type="float" office:value="443642.936906394">
                <text:p>443642.93690639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42243.374737495">
                <text:p>542243.374737495</text:p>
              </table:table-cell>
              <table:table-cell office:value-type="float" office:value="465329.203700331">
                <text:p>465329.20370033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67701.754874479">
                <text:p>567701.754874479</text:p>
              </table:table-cell>
              <table:table-cell office:value-type="float" office:value="488149.769779257">
                <text:p>488149.769779257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95077.245725575">
                <text:p>595077.245725575</text:p>
              </table:table-cell>
              <table:table-cell office:value-type="float" office:value="511462.434430401">
                <text:p>511462.434430401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22878.513446141">
                <text:p>622878.513446141</text:p>
              </table:table-cell>
              <table:table-cell office:value-type="float" office:value="536741.128917873">
                <text:p>536741.128917873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650452.67561605">
                <text:p>650452.67561605</text:p>
              </table:table-cell>
              <table:table-cell office:value-type="float" office:value="562308.17009121">
                <text:p>562308.1700912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677620.972646081">
                <text:p>677620.972646081</text:p>
              </table:table-cell>
              <table:table-cell office:value-type="float" office:value="587373.659707927">
                <text:p>587373.65970792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04165.62754707">
                <text:p>704165.62754707</text:p>
              </table:table-cell>
              <table:table-cell office:value-type="float" office:value="611567.603482944">
                <text:p>611567.60348294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728707.349339289">
                <text:p>728707.349339289</text:p>
              </table:table-cell>
              <table:table-cell office:value-type="float" office:value="634545.344908603">
                <text:p>634545.344908603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750698.381773818">
                <text:p>750698.381773818</text:p>
              </table:table-cell>
              <table:table-cell office:value-type="float" office:value="655288.938184131">
                <text:p>655288.93818413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769658.771030684">
                <text:p>769658.771030684</text:p>
              </table:table-cell>
              <table:table-cell office:value-type="float" office:value="673012.433718102">
                <text:p>673012.43371810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784622.338690637">
                <text:p>784622.338690637</text:p>
              </table:table-cell>
              <table:table-cell office:value-type="float" office:value="687440.086246233">
                <text:p>687440.086246233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795266.503947776">
                <text:p>795266.503947776</text:p>
              </table:table-cell>
              <table:table-cell office:value-type="float" office:value="697863.007343243">
                <text:p>697863.007343243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02544.05913129">
                <text:p>802544.05913129</text:p>
              </table:table-cell>
              <table:table-cell office:value-type="float" office:value="704132.547949692">
                <text:p>704132.54794969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805633.828828059">
                <text:p>805633.828828059</text:p>
              </table:table-cell>
              <table:table-cell office:value-type="float" office:value="707412.590039593">
                <text:p>707412.590039593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804507.02654135">
                <text:p>804507.02654135</text:p>
              </table:table-cell>
              <table:table-cell office:value-type="float" office:value="707094.690570566">
                <text:p>707094.69057056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798260.923860683">
                <text:p>798260.923860683</text:p>
              </table:table-cell>
              <table:table-cell office:value-type="float" office:value="703133.750496232">
                <text:p>703133.75049623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87601.617696943">
                <text:p>787601.617696943</text:p>
              </table:table-cell>
              <table:table-cell office:value-type="float" office:value="694799.520455279">
                <text:p>694799.52045527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773426.16048962">
                <text:p>773426.16048962</text:p>
              </table:table-cell>
              <table:table-cell office:value-type="float" office:value="682570.325110907">
                <text:p>682570.32511090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756780.49798268">
                <text:p>756780.49798268</text:p>
              </table:table-cell>
              <table:table-cell office:value-type="float" office:value="667746.651311849">
                <text:p>667746.651311849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737420.749255116">
                <text:p>737420.749255116</text:p>
              </table:table-cell>
              <table:table-cell office:value-type="float" office:value="651165.496985074">
                <text:p>651165.496985074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716239.714317599">
                <text:p>716239.714317599</text:p>
              </table:table-cell>
              <table:table-cell office:value-type="float" office:value="632484.187028873">
                <text:p>632484.187028873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92940.60169868">
                <text:p>692940.60169868</text:p>
              </table:table-cell>
              <table:table-cell office:value-type="float" office:value="612498.682238513">
                <text:p>612498.68223851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69275.977857312">
                <text:p>669275.977857312</text:p>
              </table:table-cell>
              <table:table-cell office:value-type="float" office:value="590976.746454453">
                <text:p>590976.74645445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645730.083989738">
                <text:p>645730.083989738</text:p>
              </table:table-cell>
              <table:table-cell office:value-type="float" office:value="569390.855142153">
                <text:p>569390.855142153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622445.960616357">
                <text:p>622445.960616357</text:p>
              </table:table-cell>
              <table:table-cell office:value-type="float" office:value="548337.097256929">
                <text:p>548337.097256929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99790.95378392">
                <text:p>599790.95378392</text:p>
              </table:table-cell>
              <table:table-cell office:value-type="float" office:value="527746.702283152">
                <text:p>527746.70228315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78180.185816667">
                <text:p>578180.185816667</text:p>
              </table:table-cell>
              <table:table-cell office:value-type="float" office:value="507896.636319047">
                <text:p>507896.636319047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57558.747279965">
                <text:p>557558.747279965</text:p>
              </table:table-cell>
              <table:table-cell office:value-type="float" office:value="488981.341989236">
                <text:p>488981.34198923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38384.062518105">
                <text:p>538384.062518105</text:p>
              </table:table-cell>
              <table:table-cell office:value-type="float" office:value="471110.972206362">
                <text:p>471110.97220636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20149.840884344">
                <text:p>520149.840884344</text:p>
              </table:table-cell>
              <table:table-cell office:value-type="float" office:value="454437.692903522">
                <text:p>454437.69290352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502311.245190167">
                <text:p>502311.245190167</text:p>
              </table:table-cell>
              <table:table-cell office:value-type="float" office:value="438455.633567665">
                <text:p>438455.633567665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84846.243935446">
                <text:p>484846.243935446</text:p>
              </table:table-cell>
              <table:table-cell office:value-type="float" office:value="422670.316273289">
                <text:p>422670.31627328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67309.966475352">
                <text:p>467309.966475352</text:p>
              </table:table-cell>
              <table:table-cell office:value-type="float" office:value="407051.406666151">
                <text:p>407051.40666615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49743.096269371">
                <text:p>449743.096269371</text:p>
              </table:table-cell>
              <table:table-cell office:value-type="float" office:value="391264.941337244">
                <text:p>391264.94133724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32652.12575537">
                <text:p>432652.12575537</text:p>
              </table:table-cell>
              <table:table-cell office:value-type="float" office:value="375573.380664096">
                <text:p>375573.38066409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15597.648849902">
                <text:p>415597.648849902</text:p>
              </table:table-cell>
              <table:table-cell office:value-type="float" office:value="360411.187252352">
                <text:p>360411.18725235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98788.520282504">
                <text:p>398788.520282504</text:p>
              </table:table-cell>
              <table:table-cell office:value-type="float" office:value="345487.739235169">
                <text:p>345487.739235169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382078.314416237">
                <text:p>382078.314416237</text:p>
              </table:table-cell>
              <table:table-cell office:value-type="float" office:value="330972.113163692">
                <text:p>330972.113163692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365690.21330329">
                <text:p>365690.21330329</text:p>
              </table:table-cell>
              <table:table-cell office:value-type="float" office:value="316636.167475817">
                <text:p>316636.167475817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350363.355571874">
                <text:p>350363.355571874</text:p>
              </table:table-cell>
              <table:table-cell office:value-type="float" office:value="302795.451029042">
                <text:p>302795.45102904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335246.420293282">
                <text:p>335246.420293282</text:p>
              </table:table-cell>
              <table:table-cell office:value-type="float" office:value="289953.683879222">
                <text:p>289953.68387922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321373.697866874">
                <text:p>321373.697866874</text:p>
              </table:table-cell>
              <table:table-cell office:value-type="float" office:value="277368.15457477">
                <text:p>277368.15457477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308731.47232799">
                <text:p>308731.472327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3.A2:Sheet3.A243 Sheet3.D20:Sheet3.F243" chart:data-source-has-labels="both" svg:x="0.32cm" svg:y="0.18cm" svg:width="12.508cm" svg:height="8.64cm">
          <chart:coordinate-region svg:x="1.232cm" svg:y="0.379cm" svg:width="11.384cm" svg:height="7.794cm"/>
          <chart:axis chart:dimension="x" chart:name="primary-x" chart:style-name="ch4" chartooo:axis-type="auto">
            <chartooo:date-scale/>
            <chart:categories table:cell-range-address="Sheet3.A2:Sheet3.A2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D20:Sheet3.D243" loext:label-string="'percent" chart:class="chart:line">
            <chart:data-point chart:repeated="224"/>
          </chart:series>
          <chart:series chart:style-name="ch8" chart:values-cell-range-address="Sheet3.E20:Sheet3.E243" chart:class="chart:line">
            <chart:data-point chart:repeated="224"/>
          </chart:series>
          <chart:series chart:style-name="ch9" chart:values-cell-range-address="Sheet3.F20:Sheet3.F243" chart:class="chart:line">
            <chart:data-point chart:repeated="2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ercent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995">
                <text:p>43995</text:p>
                <draw:g>
                  <svg:desc>Sheet3.A2:Sheet3.A243</svg:desc>
                </draw:g>
              </table:table-cell>
              <table:table-cell office:value-type="float" office:value="0.81952298748599">
                <text:p>0.81952298748599</text:p>
                <draw:g>
                  <svg:desc>Sheet3.D20:Sheet3.D243</svg:desc>
                </draw:g>
              </table:table-cell>
              <table:table-cell office:value-type="float" office:value="NaN">
                <text:p>NaN</text:p>
                <draw:g>
                  <svg:desc>Sheet3.E20:Sheet3.E243</svg:desc>
                </draw:g>
              </table:table-cell>
              <table:table-cell office:value-type="float" office:value="NaN">
                <text:p>NaN</text:p>
                <draw:g>
                  <svg:desc>Sheet3.F20:Sheet3.F243</svg:desc>
                </draw:g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81900144486521">
                <text:p>0.81900144486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822682958029015">
                <text:p>0.82268295802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822762564602491">
                <text:p>0.82276256460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811447170242127">
                <text:p>0.81144717024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17520900873427">
                <text:p>0.81752090087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820169866016846">
                <text:p>0.82016986601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813095400804972">
                <text:p>0.81309540080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804404924027299">
                <text:p>0.804404924027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805050377850254">
                <text:p>0.80505037785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811073470111102">
                <text:p>0.81107347011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81263956939437">
                <text:p>0.81263956939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812505377341883">
                <text:p>0.81250537734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808452252903741">
                <text:p>0.80845225290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812195595995424">
                <text:p>0.81219559599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15393540798699">
                <text:p>0.81539354079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815639645077181">
                <text:p>0.81563964507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824185459018909">
                <text:p>0.824185459018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816735418717428">
                <text:p>0.81673541871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81622106340624">
                <text:p>0.8162210634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815590118466984">
                <text:p>0.81559011846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807570081678863">
                <text:p>0.8075700816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812507460274137">
                <text:p>0.81250746027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814617638714053">
                <text:p>0.814617638714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817142614545783">
                <text:p>0.81714261454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812816011239018">
                <text:p>0.812816011239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819523560125926">
                <text:p>0.8195235601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823875057021764">
                <text:p>0.82387505702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833472627323605">
                <text:p>0.83347262732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82981794887705">
                <text:p>0.8298179488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825558062871498">
                <text:p>0.82555806287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830673534627946">
                <text:p>0.830673534627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839653736492584">
                <text:p>0.83965373649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843276695011383">
                <text:p>0.84327669501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84781768605844">
                <text:p>0.8478176860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8429139724859">
                <text:p>0.8429139724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841051099945612">
                <text:p>0.84105109994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837313984554186">
                <text:p>0.83731398455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837689433078477">
                <text:p>0.83768943307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831168531253099">
                <text:p>0.83116853125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827685417134208">
                <text:p>0.827685417134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836564769792048">
                <text:p>0.83656476979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829376598267197">
                <text:p>0.829376598267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820114900268395">
                <text:p>0.82011490026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824951480245214">
                <text:p>0.824951480245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819592439066546">
                <text:p>0.819592439066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813844706957312">
                <text:p>0.813844706957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808041102822284">
                <text:p>0.80804110282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812021566957679">
                <text:p>0.81202156695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816915282147577">
                <text:p>0.816915282147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811304726244396">
                <text:p>0.81130472624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800578265033826">
                <text:p>0.80057826503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806625384725544">
                <text:p>0.80662538472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809209526827004">
                <text:p>0.80920952682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817056807666596">
                <text:p>0.81705680766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821880550032253">
                <text:p>0.82188055003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810121818680938">
                <text:p>0.81012181868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814435456373358">
                <text:p>0.81443545637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821979323876282">
                <text:p>0.82197932387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819231512078837">
                <text:p>0.81923151207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817722255208688">
                <text:p>0.817722255208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828185351304572">
                <text:p>0.828185351304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832179705224853">
                <text:p>0.832179705224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823444692035927">
                <text:p>0.82344469203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829222755327783">
                <text:p>0.829222755327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823365973473139">
                <text:p>0.823365973473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812806509383067">
                <text:p>0.81280650938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807337133877545">
                <text:p>0.807337133877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800577219604188">
                <text:p>0.80057721960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799777449410754">
                <text:p>0.79977744941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799151634944718">
                <text:p>0.799151634944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784713222340134">
                <text:p>0.78471322234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776932829396684">
                <text:p>0.77693282939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765934398720928">
                <text:p>0.76593439872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762815275377334">
                <text:p>0.762815275377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756108767470667">
                <text:p>0.756108767470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749143865845793">
                <text:p>0.74914386584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748974893055784">
                <text:p>0.74897489305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745516037748887">
                <text:p>0.74551603774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74767263951561">
                <text:p>0.7476726395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746222798537718">
                <text:p>0.746222798537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753141862816329">
                <text:p>0.753141862816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752454517384015">
                <text:p>0.75245451738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753776061342818">
                <text:p>0.75377606134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757718358224551">
                <text:p>0.75771835822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759129599577683">
                <text:p>0.759129599577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769743638305923">
                <text:p>0.76974363830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779939933064594">
                <text:p>0.77993993306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788638176891121">
                <text:p>0.78863817689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792856508732236">
                <text:p>0.79285650873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795432835711669">
                <text:p>0.79543283571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794553567888823">
                <text:p>0.79455356788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799273317912813">
                <text:p>0.79927331791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800649610421616">
                <text:p>0.80064961042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802143741523233">
                <text:p>0.80214374152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800385807850746">
                <text:p>0.80038580785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797892513628089">
                <text:p>0.79789251362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796890672386869">
                <text:p>0.796890672386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797641638494079">
                <text:p>0.797641638494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794221720956049">
                <text:p>0.79422172095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792726753668156">
                <text:p>0.79272675366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788896627389215">
                <text:p>0.788896627389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788145412743198">
                <text:p>0.78814541274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784821977694365">
                <text:p>0.7848219776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780764179017275">
                <text:p>0.78076417901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7786165986443">
                <text:p>0.7786165986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778567831905476">
                <text:p>0.778567831905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77785318253576">
                <text:p>0.7778531825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77799723147304">
                <text:p>0.7779972314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77904461370777">
                <text:p>0.77904461370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778235916988208">
                <text:p>0.778235916988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779285900380681">
                <text:p>0.77928590038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778991577122973">
                <text:p>0.77899157712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780680913524108">
                <text:p>0.78068091352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779048822261472">
                <text:p>0.77904882226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780814985671255">
                <text:p>0.78081498567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78200651891407">
                <text:p>0.7820065189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785486296037369">
                <text:p>0.78548629603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788185215764089">
                <text:p>0.78818521576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790085045470364">
                <text:p>0.79008504547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791871285202885">
                <text:p>0.791871285202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794509154924262">
                <text:p>0.794509154924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796488519854578">
                <text:p>0.796488519854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798531604959509">
                <text:p>0.79853160495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799958451272177">
                <text:p>0.79995845127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801696253316204">
                <text:p>0.80169625331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804632130801787">
                <text:p>0.80463213080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80784090601632">
                <text:p>0.8078409060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810294887542138">
                <text:p>0.81029488754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810501142242296">
                <text:p>0.81050114224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811817556231559">
                <text:p>0.81181755623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812151476122185">
                <text:p>0.81215147612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813100042133181">
                <text:p>0.81310004213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813684018076281">
                <text:p>0.813684018076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813737597949506">
                <text:p>0.81373759794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815415333354177">
                <text:p>0.81541533335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81852503636816">
                <text:p>0.8185250363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818319092584913">
                <text:p>0.81831909258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819079654385862">
                <text:p>0.81907965438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820547084061412">
                <text:p>0.82054708406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820299218575925">
                <text:p>0.82029921857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820547610518351">
                <text:p>0.820547610518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822770437502327">
                <text:p>0.82277043750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823604727187896">
                <text:p>0.82360472718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826035012275069">
                <text:p>0.82603501227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827597177228929">
                <text:p>0.82759717722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8303914832441">
                <text:p>0.830391483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832787763925044">
                <text:p>0.83278776392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835847171150846">
                <text:p>0.835847171150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836364501238793">
                <text:p>0.836364501238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836932829228391">
                <text:p>0.83693282922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838556131218769">
                <text:p>0.838556131218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840186475184054">
                <text:p>0.84018647518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841263094266098">
                <text:p>0.84126309426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841315799566742">
                <text:p>0.84131579956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843254511155955">
                <text:p>0.84325451115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845758956174559">
                <text:p>0.84575895617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846841581728186">
                <text:p>0.846841581728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847361445779058">
                <text:p>0.84736144577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846383232788942">
                <text:p>0.846383232788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84648305817607">
                <text:p>0.84648305817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846728170526869">
                <text:p>0.846728170526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847161733786201">
                <text:p>0.84716173378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845946185220205">
                <text:p>0.84594618522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846312485226696">
                <text:p>0.84631248522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42428895173288">
                <text:p>0.84242889517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839570265852427">
                <text:p>0.83957026585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838187172101777">
                <text:p>0.83818717210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840309071447239">
                <text:p>0.840309071447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837787085504316">
                <text:p>0.837787085504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836495985580749">
                <text:p>0.83649598558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835529363882709">
                <text:p>0.83552936388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837724868625647">
                <text:p>0.83772486862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839158817370749">
                <text:p>0.83915881737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841894081536465">
                <text:p>0.84189408153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43726188502675">
                <text:p>0.84372618850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846106931113078">
                <text:p>0.84610693111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0.850161845438359">
                <text:p>0.850161845438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0.85301762698125">
                <text:p>0.8530176269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856759899765988">
                <text:p>0.85675989976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857482514725469">
                <text:p>0.85748251472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858155627859172">
                <text:p>0.85815562785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859870108886997">
                <text:p>0.85987010888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859489147172444">
                <text:p>0.85948914717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861710778797451">
                <text:p>0.861710778797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64487442623928">
                <text:p>0.86448744262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866817414777259">
                <text:p>0.866817414777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868499653431413">
                <text:p>0.86849965343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870782139749158">
                <text:p>0.870782139749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872905755618861">
                <text:p>0.87290575561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874429629141809">
                <text:p>0.87442962914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876141364256109">
                <text:p>0.876141364256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877520936540125">
                <text:p>0.87752093654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877375565787475">
                <text:p>0.87737556578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0.878082032712869">
                <text:p>0.87808203271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78916736887223">
                <text:p>0.878916736887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0.88083198047027">
                <text:p>0.8808319804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.88217127141888">
                <text:p>0.8821712714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0.882528106728124">
                <text:p>0.88252810672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0.882351822082935">
                <text:p>0.88235182208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0.883031156423018">
                <text:p>0.883031156423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0.883062156964412">
                <text:p>0.88306215696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883912244046645">
                <text:p>0.88391224404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0.883009051582079">
                <text:p>0.88300905158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0.881778422996941">
                <text:p>0.88177842299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880939281401964">
                <text:p>0.88093928140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0.879884397978562">
                <text:p>0.879884397978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.878440058615384">
                <text:p>0.87844005861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0.87700416211694">
                <text:p>0.8770041621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0.87504628202199">
                <text:p>0.8750462820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0.873666888239166">
                <text:p>0.87366688823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0.872876404352988">
                <text:p>0.87287640435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.871761556493701">
                <text:p>0.87176155649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.871052269088767">
                <text:p>0.87105226908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.869974313297514">
                <text:p>0.86997431329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68072426567603">
                <text:p>0.868072426567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867211805094977">
                <text:p>0.86721180509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0.866343241250836">
                <text:p>0.86634324125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0.866241554874349">
                <text:p>0.866241554874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0.865859013878532">
                <text:p>0.8658590138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.864232649372849">
                <text:p>0.86423264937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.864897181081196">
                <text:p>0.86489718108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863070489015773">
                <text:p>0.86307048901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